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13f967" officeooo:paragraph-rsid="0013f967"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104a0ab" officeooo:paragraph-rsid="0104a0ab"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c3685" officeooo:paragraph-rsid="00dc3685"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ac670" officeooo:paragraph-rsid="07bf52fa"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color="#00a65d" style:font-name="Ubuntu" fo:font-size="10.5pt" fo:language="fr" fo:country="FR" fo:font-weight="bold" officeooo:rsid="022ef379" officeooo:paragraph-rsid="022ef379" style:font-size-asian="10.5pt" style:font-weight-asian="bold" style:font-size-complex="10.5pt" style:font-weight-complex="bold"/>
    </style:style>
    <style:style style:name="P6" style:family="paragraph" style:parent-style-name="Standard">
      <style:paragraph-properties fo:text-align="start" style:justify-single-word="false"/>
      <style:text-properties fo:color="#00a65d" style:font-name="Ubuntu" fo:font-size="10.5pt" fo:language="fr" fo:country="FR" fo:font-weight="bold" officeooo:rsid="01f72fb7" officeooo:paragraph-rsid="01f72fb7" style:font-size-asian="10.5pt" style:font-weight-asian="bold" style:font-size-complex="10.5pt" style:font-weight-complex="bold"/>
    </style:style>
    <style:style style:name="P7" style:family="paragraph" style:parent-style-name="Standard">
      <style:paragraph-properties fo:text-align="start" style:justify-single-word="false"/>
      <style:text-properties fo:color="#00a65d" style:font-name="Ubuntu" fo:font-size="10.5pt" fo:language="fr" fo:country="FR" fo:font-weight="bold" officeooo:rsid="01f74c1a" officeooo:paragraph-rsid="01f74c1a" style:font-size-asian="10.5pt" style:font-weight-asian="bold" style:font-size-complex="10.5pt" style:font-weight-complex="bold"/>
    </style:style>
    <style:style style:name="P8" style:family="paragraph" style:parent-style-name="Standard">
      <style:paragraph-properties fo:text-align="start" style:justify-single-word="false"/>
      <style:text-properties fo:color="#00a65d" style:font-name="Ubuntu" fo:font-size="10.5pt" fo:language="fr" fo:country="FR" fo:font-weight="bold" officeooo:rsid="01fbb485" officeooo:paragraph-rsid="01fbb485" style:font-size-asian="10.5pt" style:font-weight-asian="bold" style:font-size-complex="10.5pt" style:font-weight-complex="bold"/>
    </style:style>
    <style:style style:name="P9"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358308d"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5f2ec17"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358439" style:font-size-asian="10.5pt" style:font-weight-asian="bold" style:font-size-complex="10.5pt" style:font-weight-complex="bold"/>
    </style:style>
    <style:style style:name="P12"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46d6a0"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59fdb6"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77bfec"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Ubuntu" fo:font-size="10.5pt" fo:language="fr" fo:country="FR" style:text-underline-style="none" fo:font-weight="normal" officeooo:rsid="074cdcf9" officeooo:paragraph-rsid="0739a3cd"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Ubuntu" fo:font-size="10.5pt" fo:language="fr" fo:country="FR" style:text-underline-style="none" fo:font-weight="normal" officeooo:rsid="07767a23" officeooo:paragraph-rsid="0770e331"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33510"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ed2dd"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fo:color="#000000" style:font-name="Ubuntu" fo:font-size="10.5pt" fo:language="fr" fo:country="FR" style:text-underline-style="none" fo:font-weight="normal" officeooo:rsid="06626191" officeooo:paragraph-rsid="06333510"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6"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358439"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46d6a0" style:font-size-asian="10.5pt" style:font-weight-asian="normal" style:font-size-complex="10.5pt" style:font-weight-complex="normal"/>
    </style:style>
    <style:style style:name="P28"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39a3cd" style:font-size-asian="10.5pt" style:font-weight-asian="normal" style:font-size-complex="10.5pt" style:font-weight-complex="normal"/>
    </style:style>
    <style:style style:name="P29"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402893" style:font-size-asian="10.5pt" style:font-weight-asian="normal" style:font-size-complex="10.5pt" style:font-weight-complex="normal"/>
    </style:style>
    <style:style style:name="P30"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31"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32" style:family="paragraph" style:parent-style-name="Standard">
      <style:paragraph-properties fo:text-align="start" style:justify-single-word="false"/>
      <style:text-properties fo:color="#000000" style:font-name="Ubuntu" fo:font-size="10.5pt" fo:language="fr" fo:country="FR" style:text-underline-style="none" fo:font-weight="bold" officeooo:rsid="066860d0" officeooo:paragraph-rsid="066860d0" style:font-size-asian="10.5pt" style:font-weight-asian="bold" style:font-size-complex="10.5pt" style:font-weight-complex="bold"/>
    </style:style>
    <style:style style:name="P33" style:family="paragraph" style:parent-style-name="Standard">
      <style:text-properties fo:color="#000000" style:font-name="Ubuntu" fo:font-size="10.5pt" fo:language="fr" fo:country="FR" officeooo:rsid="040d2c72" officeooo:paragraph-rsid="0120efc1" style:font-size-asian="10.5pt" style:font-size-complex="10.5pt"/>
    </style:style>
    <style:style style:name="P34" style:family="paragraph" style:parent-style-name="Standard">
      <style:text-properties fo:color="#000000" style:font-name="Ubuntu" fo:font-size="10.5pt" fo:language="fr" fo:country="FR" officeooo:rsid="00c2183e" officeooo:paragraph-rsid="052b9489" style:font-size-asian="10.5pt" style:font-size-complex="10.5pt"/>
    </style:style>
    <style:style style:name="P35" style:family="paragraph" style:parent-style-name="Standard">
      <style:text-properties fo:color="#000000" style:font-name="Ubuntu" fo:font-size="10.5pt" fo:language="fr" fo:country="FR" officeooo:paragraph-rsid="0120efc1" style:font-size-asian="10.5pt" style:font-size-complex="10.5pt"/>
    </style:style>
    <style:style style:name="P36" style:family="paragraph" style:parent-style-name="Standard">
      <style:text-properties fo:color="#000000" style:font-name="Ubuntu" fo:font-size="10.5pt" fo:language="fr" fo:country="FR" officeooo:paragraph-rsid="052917cd" style:font-size-asian="10.5pt" style:font-size-complex="10.5pt"/>
    </style:style>
    <style:style style:name="P37" style:family="paragraph" style:parent-style-name="Standard">
      <style:text-properties fo:color="#000000" style:font-name="Ubuntu" fo:font-size="10.5pt" fo:language="fr" fo:country="FR" officeooo:rsid="05036223" officeooo:paragraph-rsid="057a0800" style:font-size-asian="10.5pt" style:font-size-complex="10.5pt"/>
    </style:style>
    <style:style style:name="P38" style:family="paragraph" style:parent-style-name="Standard">
      <style:text-properties fo:color="#000000" style:font-name="Ubuntu" fo:font-size="10.5pt" fo:language="fr" fo:country="FR" fo:font-weight="bold" officeooo:rsid="001d709f" officeooo:paragraph-rsid="0132e1db" style:font-size-asian="10.5pt" style:font-weight-asian="bold" style:font-size-complex="10.5pt" style:font-weight-complex="bold"/>
    </style:style>
    <style:style style:name="P39" style:family="paragraph" style:parent-style-name="Standard">
      <style:text-properties fo:color="#000000" style:font-name="Ubuntu" fo:font-size="10.5pt" fo:language="fr" fo:country="FR" fo:font-weight="normal" officeooo:rsid="03051eba" officeooo:paragraph-rsid="03039690" style:font-size-asian="10.5pt" style:font-weight-asian="normal" style:font-size-complex="10.5pt" style:font-weight-complex="normal"/>
    </style:style>
    <style:style style:name="P40" style:family="paragraph" style:parent-style-name="Standard">
      <style:text-properties fo:color="#000000" style:font-name="Ubuntu" fo:font-size="10.5pt" fo:language="fr" fo:country="FR" fo:font-weight="normal" officeooo:rsid="03275c10" officeooo:paragraph-rsid="03275c10" style:font-size-asian="10.5pt" style:font-weight-asian="normal" style:font-size-complex="10.5pt" style:font-weight-complex="normal"/>
    </style:style>
    <style:style style:name="P41" style:family="paragraph" style:parent-style-name="Standard">
      <style:paragraph-properties fo:text-align="start" style:justify-single-word="false"/>
      <style:text-properties fo:color="#000000" style:font-name="Ubuntu" fo:font-size="10.5pt" fo:language="fr" fo:country="FR" fo:font-weight="normal" officeooo:rsid="08bb9318" officeooo:paragraph-rsid="08b9d12b" style:font-size-asian="9.14999961853027pt" style:font-weight-asian="normal" style:font-size-complex="10.5pt" style:font-weight-complex="normal"/>
    </style:style>
    <style:style style:name="P42" style:family="paragraph" style:parent-style-name="Standard">
      <style:paragraph-properties fo:text-align="center" style:justify-single-word="false"/>
      <style:text-properties fo:color="#000000" style:font-name="Ubuntu" fo:font-size="11pt" fo:font-weight="bold" officeooo:rsid="005c7891" officeooo:paragraph-rsid="0432a7b6" style:font-size-asian="11pt" style:font-weight-asian="bold" style:font-size-complex="11pt" style:font-weight-complex="bold"/>
    </style:style>
    <style:style style:name="P43" style:family="paragraph" style:parent-style-name="Standard">
      <style:paragraph-properties fo:text-align="center" style:justify-single-word="false"/>
      <style:text-properties fo:color="#000000" style:font-name="Ubuntu" fo:font-size="11pt" fo:language="fr" fo:country="FR" fo:font-weight="bold" officeooo:rsid="059aad43" officeooo:paragraph-rsid="059aad43" style:font-size-asian="11pt" style:font-weight-asian="bold" style:font-size-complex="11pt" style:font-weight-complex="bold"/>
    </style:style>
    <style:style style:name="P44" style:family="paragraph" style:parent-style-name="Standard">
      <style:paragraph-properties fo:text-align="center" style:justify-single-word="false"/>
      <style:text-properties fo:color="#000000" style:font-name="Ubuntu" fo:font-size="11pt" fo:language="fr" fo:country="FR" fo:font-weight="bold" officeooo:rsid="0580604c" officeooo:paragraph-rsid="05980c29" style:font-size-asian="11pt" style:font-weight-asian="bold" style:font-size-complex="11pt" style:font-weight-complex="bold"/>
    </style:style>
    <style:style style:name="P4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a2a42" officeooo:paragraph-rsid="065e08f8" style:font-size-asian="10.5pt" style:font-weight-asian="normal" style:font-size-complex="10.5pt" style:font-weight-complex="normal"/>
    </style:style>
    <style:style style:name="P46"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47"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48"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P49"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39a3cd" style:font-size-asian="10.5pt" style:font-weight-asian="bold" style:font-size-complex="10.5pt" style:font-weight-complex="bold"/>
    </style:style>
    <style:style style:name="P50"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402893" style:font-size-asian="10.5pt" style:font-weight-asian="bold" style:font-size-complex="10.5pt" style:font-weight-complex="bold"/>
    </style:style>
    <style:style style:name="P51"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0e80740" style:font-size-asian="10.5pt" style:font-weight-asian="bold" style:font-size-complex="10.5pt" style:font-weight-complex="bold"/>
    </style:style>
    <style:style style:name="P52"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249e82" style:font-size-asian="10.5pt" style:font-weight-asian="bold" style:font-size-complex="10.5pt" style:font-weight-complex="bold"/>
    </style:style>
    <style:style style:name="P53"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70e331" style:font-size-asian="10.5pt" style:font-weight-asian="bold" style:font-size-complex="10.5pt" style:font-weight-complex="bold"/>
    </style:style>
    <style:style style:name="P54"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33510" style:font-size-asian="10.5pt" style:font-weight-asian="bold" style:font-size-complex="10.5pt" style:font-weight-complex="bold"/>
    </style:style>
    <style:style style:name="P55"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ed2dd" style:font-size-asian="10.5pt" style:font-weight-asian="bold" style:font-size-complex="10.5pt" style:font-weight-complex="bold"/>
    </style:style>
    <style:style style:name="P56" style:family="paragraph" style:parent-style-name="Standard">
      <style:paragraph-properties fo:text-align="center" style:justify-single-word="false"/>
      <style:text-properties fo:color="#ed1c24" style:font-name="Ubuntu" fo:font-size="10.5pt" fo:language="fr" fo:country="FR" fo:font-style="normal" style:text-underline-style="solid" style:text-underline-width="auto" style:text-underline-color="font-color" fo:font-weight="bold" officeooo:rsid="00f77c34" officeooo:paragraph-rsid="063f711a" style:font-size-asian="10.5pt" style:font-style-asian="normal" style:font-weight-asian="bold" style:font-size-complex="10.5pt" style:font-style-complex="normal" style:font-weight-complex="bold"/>
    </style:style>
    <style:style style:name="P57" style:family="paragraph" style:parent-style-name="Standard">
      <style:text-properties fo:color="#ed1c24" style:font-name="Ubuntu" fo:font-size="10.5pt" fo:language="fr" fo:country="FR" officeooo:rsid="0430e3f6" officeooo:paragraph-rsid="0120efc1" style:font-size-asian="10.5pt" style:font-size-complex="10.5pt"/>
    </style:style>
    <style:style style:name="P58" style:family="paragraph" style:parent-style-name="Standard">
      <style:text-properties fo:color="#ed1c24" style:font-name="Ubuntu" fo:font-size="10.5pt" fo:language="fr" fo:country="FR" officeooo:rsid="001d709f" officeooo:paragraph-rsid="036d0380" style:font-size-asian="10.5pt" style:font-size-complex="10.5pt"/>
    </style:style>
    <style:style style:name="P59" style:family="paragraph" style:parent-style-name="Standard">
      <style:text-properties fo:color="#ed1c24" style:font-name="Ubuntu" fo:font-size="10.5pt" fo:language="fr" fo:country="FR" fo:font-weight="bold" officeooo:rsid="0104f38b" officeooo:paragraph-rsid="056f6358" style:font-size-asian="10.5pt" style:font-weight-asian="bold" style:font-size-complex="10.5pt" style:font-weight-complex="bold"/>
    </style:style>
    <style:style style:name="P60" style:family="paragraph" style:parent-style-name="Standard">
      <style:text-properties fo:color="#ed1c24" style:font-name="Ubuntu" fo:font-size="10.5pt" fo:language="fr" fo:country="FR" fo:font-weight="bold" officeooo:rsid="00fb89bf" officeooo:paragraph-rsid="056f6358" style:font-size-asian="10.5pt" style:font-weight-asian="bold" style:font-size-complex="10.5pt" style:font-weight-complex="bold"/>
    </style:style>
    <style:style style:name="P61" style:family="paragraph" style:parent-style-name="Standard">
      <style:text-properties fo:color="#ed1c24" style:font-name="Ubuntu" fo:font-size="10.5pt" fo:language="fr" fo:country="FR" fo:font-weight="bold" officeooo:rsid="03ff22db" officeooo:paragraph-rsid="0120efc1" style:font-size-asian="10.5pt" style:font-weight-asian="bold" style:font-size-complex="10.5pt" style:font-weight-complex="bold"/>
    </style:style>
    <style:style style:name="P62" style:family="paragraph" style:parent-style-name="Standard">
      <style:text-properties fo:color="#ed1c24" style:font-name="Ubuntu" fo:font-size="10.5pt" fo:language="fr" fo:country="FR" fo:font-weight="bold" officeooo:paragraph-rsid="0120efc1" style:font-size-asian="10.5pt" style:font-weight-asian="bold" style:font-size-complex="10.5pt" style:font-weight-complex="bold"/>
    </style:style>
    <style:style style:name="P63" style:family="paragraph" style:parent-style-name="Standard">
      <style:text-properties fo:color="#ed1c24" style:font-name="Ubuntu" fo:font-size="10.5pt" fo:language="fr" fo:country="FR" fo:font-weight="bold" officeooo:rsid="040306b2" officeooo:paragraph-rsid="0120efc1" style:font-size-asian="10.5pt" style:font-weight-asian="bold" style:font-size-complex="10.5pt" style:font-weight-complex="bold"/>
    </style:style>
    <style:style style:name="P64" style:family="paragraph" style:parent-style-name="Standard">
      <style:text-properties fo:color="#ed1c24" style:font-name="Ubuntu" fo:font-size="10.5pt" fo:language="fr" fo:country="FR" fo:font-weight="bold" officeooo:rsid="04011c41" officeooo:paragraph-rsid="0120efc1" style:font-size-asian="10.5pt" style:font-weight-asian="bold" style:font-size-complex="10.5pt" style:font-weight-complex="bold"/>
    </style:style>
    <style:style style:name="P65" style:family="paragraph" style:parent-style-name="Standard">
      <style:text-properties fo:color="#ed1c24" style:font-name="Ubuntu" fo:font-size="10.5pt" fo:language="fr" fo:country="FR" fo:font-weight="bold" officeooo:rsid="005d609b" officeooo:paragraph-rsid="0120efc1" style:font-size-asian="10.5pt" style:font-weight-asian="bold" style:font-size-complex="10.5pt" style:font-weight-complex="bold"/>
    </style:style>
    <style:style style:name="P66" style:family="paragraph" style:parent-style-name="Standard">
      <style:text-properties fo:color="#ed1c24" style:font-name="Ubuntu" fo:font-size="10.5pt" fo:language="fr" fo:country="FR" fo:font-weight="bold" officeooo:paragraph-rsid="052917cd" style:font-size-asian="10.5pt" style:font-weight-asian="bold" style:font-size-complex="10.5pt" style:font-weight-complex="bold"/>
    </style:style>
    <style:style style:name="P67" style:family="paragraph" style:parent-style-name="Standard">
      <style:text-properties fo:color="#ed1c24" style:font-name="Ubuntu" fo:font-size="10.5pt" fo:language="fr" fo:country="FR" fo:font-weight="bold" officeooo:rsid="05096229" officeooo:paragraph-rsid="052917cd" style:font-size-asian="10.5pt" style:font-weight-asian="bold" style:font-size-complex="10.5pt" style:font-weight-complex="bold"/>
    </style:style>
    <style:style style:name="P68" style:family="paragraph" style:parent-style-name="Standard">
      <style:text-properties fo:color="#ed1c24" style:font-name="Ubuntu" fo:font-size="10.5pt" fo:language="fr" fo:country="FR" fo:font-weight="bold" officeooo:rsid="050ad23b" officeooo:paragraph-rsid="052917cd" style:font-size-asian="10.5pt" style:font-weight-asian="bold" style:font-size-complex="10.5pt" style:font-weight-complex="bold"/>
    </style:style>
    <style:style style:name="P69" style:family="paragraph" style:parent-style-name="Standard">
      <style:text-properties fo:color="#ed1c24" style:font-name="Ubuntu" fo:font-size="10.5pt" fo:language="fr" fo:country="FR" fo:font-weight="bold" officeooo:rsid="04ecab2d" officeooo:paragraph-rsid="057a0800" style:font-size-asian="10.5pt" style:font-weight-asian="bold" style:font-size-complex="10.5pt" style:font-weight-complex="bold"/>
    </style:style>
    <style:style style:name="P70" style:family="paragraph" style:parent-style-name="Standard">
      <style:text-properties fo:color="#ed1c24" style:font-name="Ubuntu" fo:font-size="10.5pt" fo:language="fr" fo:country="FR" fo:font-weight="bold" officeooo:rsid="04eb3f37" officeooo:paragraph-rsid="057a0800" style:font-size-asian="10.5pt" style:font-weight-asian="bold" style:font-size-complex="10.5pt" style:font-weight-complex="bold"/>
    </style:style>
    <style:style style:name="P71" style:family="paragraph" style:parent-style-name="Standard">
      <style:text-properties fo:color="#ed1c24" style:font-name="Ubuntu" fo:font-size="10.5pt" fo:language="fr" fo:country="FR" fo:font-weight="bold" officeooo:rsid="04f9b6f8" officeooo:paragraph-rsid="057a0800" style:font-size-asian="10.5pt" style:font-weight-asian="bold" style:font-size-complex="10.5pt" style:font-weight-complex="bold"/>
    </style:style>
    <style:style style:name="P72" style:family="paragraph" style:parent-style-name="Standard">
      <style:text-properties fo:color="#ed1c24" style:font-name="Ubuntu" fo:font-size="10.5pt" fo:language="fr" fo:country="FR" fo:font-weight="bold" officeooo:rsid="04e33bb9" officeooo:paragraph-rsid="057a0800" style:font-size-asian="10.5pt" style:font-weight-asian="bold" style:font-size-complex="10.5pt" style:font-weight-complex="bold"/>
    </style:style>
    <style:style style:name="P73" style:family="paragraph" style:parent-style-name="Standard">
      <style:text-properties fo:color="#ed1c24" style:font-name="Ubuntu" fo:font-size="10.5pt" fo:language="fr" fo:country="FR" fo:font-weight="bold" officeooo:rsid="04e7375a" officeooo:paragraph-rsid="057a0800" style:font-size-asian="10.5pt" style:font-weight-asian="bold" style:font-size-complex="10.5pt" style:font-weight-complex="bold"/>
    </style:style>
    <style:style style:name="P74" style:family="paragraph" style:parent-style-name="Standard">
      <style:text-properties fo:color="#ed1c24" style:font-name="Ubuntu" fo:font-size="10.5pt" fo:language="fr" fo:country="FR" fo:font-weight="bold" officeooo:rsid="04ee6510" officeooo:paragraph-rsid="057a0800" style:font-size-asian="10.5pt" style:font-weight-asian="bold" style:font-size-complex="10.5pt" style:font-weight-complex="bold"/>
    </style:style>
    <style:style style:name="P75" style:family="paragraph" style:parent-style-name="Standard">
      <style:text-properties fo:color="#ed1c24" style:font-name="Ubuntu" fo:font-size="10.5pt" fo:language="fr" fo:country="FR" fo:font-weight="bold" officeooo:rsid="04f49c99" officeooo:paragraph-rsid="057a0800" style:font-size-asian="10.5pt" style:font-weight-asian="bold" style:font-size-complex="10.5pt" style:font-weight-complex="bold"/>
    </style:style>
    <style:style style:name="P76" style:family="paragraph" style:parent-style-name="Standard">
      <style:text-properties fo:color="#ed1c24" style:font-name="Ubuntu" fo:font-size="10.5pt" fo:language="fr" fo:country="FR" fo:font-weight="bold" officeooo:rsid="04f27053" officeooo:paragraph-rsid="057a0800" style:font-size-asian="10.5pt" style:font-weight-asian="bold" style:font-size-complex="10.5pt" style:font-weight-complex="bold"/>
    </style:style>
    <style:style style:name="P77" style:family="paragraph" style:parent-style-name="Standard">
      <style:text-properties fo:color="#ed1c24" style:font-name="Ubuntu" fo:font-size="10.5pt" fo:language="fr" fo:country="FR" fo:font-weight="bold" officeooo:rsid="01657a4c" officeooo:paragraph-rsid="0120efc1" style:font-size-asian="10.5pt" style:font-weight-asian="bold" style:font-size-complex="10.5pt" style:font-weight-complex="bold"/>
    </style:style>
    <style:style style:name="P78" style:family="paragraph" style:parent-style-name="Standard">
      <style:text-properties fo:color="#ed1c24" style:font-name="Ubuntu" fo:font-size="10.5pt" fo:language="fr" fo:country="FR" fo:font-weight="bold" officeooo:rsid="089e8f3c" officeooo:paragraph-rsid="089e8f3c" style:font-size-asian="10.5pt" style:font-weight-asian="bold" style:font-size-complex="10.5pt" style:font-weight-complex="bold"/>
    </style:style>
    <style:style style:name="P79" style:family="paragraph" style:parent-style-name="Standard">
      <style:text-properties fo:color="#ed1c24" style:font-name="Ubuntu" fo:font-size="10.5pt" fo:language="fr" fo:country="FR" fo:font-weight="bold" officeooo:rsid="001c02bb" officeooo:paragraph-rsid="0120efc1" style:font-size-asian="10.5pt" style:font-weight-asian="bold" style:font-size-complex="10.5pt" style:font-weight-complex="bold"/>
    </style:style>
    <style:style style:name="P80" style:family="paragraph" style:parent-style-name="Standard">
      <style:text-properties fo:color="#ed1c24" style:font-name="Ubuntu" fo:font-size="10.5pt" fo:language="fr" fo:country="FR" fo:font-weight="bold" officeooo:rsid="00fe7fa7" officeooo:paragraph-rsid="056f6358" style:font-size-asian="10.5pt" style:font-weight-asian="bold" style:font-size-complex="10.5pt" style:font-weight-complex="bold"/>
    </style:style>
    <style:style style:name="P81" style:family="paragraph" style:parent-style-name="Standard">
      <style:text-properties fo:color="#ed1c24" style:font-name="Ubuntu" fo:font-size="10.5pt" fo:language="fr" fo:country="FR" fo:font-weight="bold" officeooo:rsid="03d8c6d0" officeooo:paragraph-rsid="056f6358" style:font-size-asian="10.5pt" style:font-weight-asian="bold" style:font-size-complex="10.5pt" style:font-weight-complex="bold"/>
    </style:style>
    <style:style style:name="P82" style:family="paragraph" style:parent-style-name="Standard">
      <style:text-properties fo:color="#ed1c24" style:font-name="Ubuntu" fo:font-size="10.5pt" fo:language="fr" fo:country="FR" fo:font-weight="bold" officeooo:rsid="05484931" officeooo:paragraph-rsid="056f6358" style:font-size-asian="10.5pt" style:font-weight-asian="bold" style:font-size-complex="10.5pt" style:font-weight-complex="bold"/>
    </style:style>
    <style:style style:name="P83" style:family="paragraph" style:parent-style-name="Standard">
      <style:text-properties fo:color="#ed1c24" style:font-name="Ubuntu" fo:font-size="10.5pt" fo:language="fr" fo:country="FR" fo:font-weight="bold" officeooo:rsid="00b2ddca" officeooo:paragraph-rsid="052b9489" style:font-size-asian="10.5pt" style:font-weight-asian="bold" style:font-size-complex="10.5pt" style:font-weight-complex="bold"/>
    </style:style>
    <style:style style:name="P84" style:family="paragraph" style:parent-style-name="Standard">
      <style:text-properties fo:color="#ed1c24" style:font-name="Ubuntu" fo:font-size="10.5pt" fo:language="fr" fo:country="FR" fo:font-weight="bold" officeooo:rsid="05118d58" officeooo:paragraph-rsid="0120efc1" style:font-size-asian="10.5pt" style:font-weight-asian="bold" style:font-size-complex="10.5pt" style:font-weight-complex="bold"/>
    </style:style>
    <style:style style:name="P85" style:family="paragraph" style:parent-style-name="Standard">
      <style:text-properties fo:color="#ed1c24" style:font-name="Ubuntu" fo:font-size="10.5pt" fo:language="fr" fo:country="FR" fo:font-weight="bold" officeooo:rsid="04f0ddc5" officeooo:paragraph-rsid="057a0800" style:font-size-asian="10.5pt" style:font-weight-asian="bold" style:font-size-complex="10.5pt" style:font-weight-complex="bold"/>
    </style:style>
    <style:style style:name="P86" style:family="paragraph" style:parent-style-name="Standard">
      <style:text-properties fo:color="#ed1c24" style:font-name="Ubuntu" fo:font-size="10.5pt" fo:language="fr" fo:country="FR" fo:font-weight="bold" officeooo:rsid="08f0ab08" officeooo:paragraph-rsid="08f0ab08" style:font-size-asian="10.5pt" style:font-weight-asian="bold" style:font-size-complex="10.5pt" style:font-weight-complex="bold"/>
    </style:style>
    <style:style style:name="P87" style:family="paragraph" style:parent-style-name="Standard">
      <style:text-properties fo:color="#ed1c24" style:font-name="Ubuntu" fo:font-size="10.5pt" fo:font-weight="bold" officeooo:rsid="00e24910" officeooo:paragraph-rsid="03278541" style:font-size-asian="10.5pt" style:font-weight-asian="bold" style:font-size-complex="10.5pt" style:font-weight-complex="bold"/>
    </style:style>
    <style:style style:name="P88" style:family="paragraph" style:parent-style-name="Standard">
      <style:text-properties fo:color="#ed1c24" style:font-name="Ubuntu" fo:font-size="10.5pt" fo:font-weight="bold" officeooo:rsid="05818f22" officeooo:paragraph-rsid="059aad43" style:font-size-asian="10.5pt" style:font-weight-asian="bold" style:font-size-complex="10.5pt" style:font-weight-complex="bold"/>
    </style:style>
    <style:style style:name="P89" style:family="paragraph" style:parent-style-name="Standard">
      <style:text-properties fo:color="#ed1c24" style:font-name="Ubuntu" fo:font-size="10.5pt" fo:font-weight="bold" officeooo:rsid="05818f22" officeooo:paragraph-rsid="05980c29" style:font-size-asian="10.5pt" style:font-weight-asian="bold" style:font-size-complex="10.5pt" style:font-weight-complex="bold"/>
    </style:style>
    <style:style style:name="P90" style:family="paragraph" style:parent-style-name="Standard">
      <style:paragraph-properties fo:text-align="center" style:justify-single-word="false"/>
      <style:text-properties style:font-name="Ubuntu" fo:font-size="12pt" fo:font-style="normal" style:text-underline-style="none" officeooo:paragraph-rsid="0361e93e" style:font-size-asian="12pt" style:font-style-asian="normal" style:font-size-complex="12pt" style:font-style-complex="normal"/>
    </style:style>
    <style:style style:name="P91" style:family="paragraph" style:parent-style-name="Standard">
      <style:paragraph-properties fo:text-align="center" style:justify-single-word="false"/>
      <style:text-properties style:font-name="Ubuntu" fo:font-size="12pt" fo:language="fr" fo:country="FR" fo:font-style="normal" style:text-underline-style="none" officeooo:rsid="00324773" officeooo:paragraph-rsid="03617f5d" style:font-size-asian="12pt" style:font-style-asian="normal" style:font-size-complex="12pt" style:font-style-complex="normal"/>
    </style:style>
    <style:style style:name="P92" style:family="paragraph" style:parent-style-name="Standard">
      <style:paragraph-properties fo:text-align="center" style:justify-single-word="false"/>
      <style:text-properties style:font-name="Ubuntu" fo:font-size="12pt" fo:language="fr" fo:country="FR" fo:font-style="normal" style:text-underline-style="none" officeooo:rsid="004526f6" officeooo:paragraph-rsid="0360a9b1" style:font-size-asian="12pt" style:font-style-asian="normal" style:font-size-complex="12pt" style:font-style-complex="normal"/>
    </style:style>
    <style:style style:name="P93" style:family="paragraph" style:parent-style-name="Standard">
      <style:paragraph-properties fo:text-align="center" style:justify-single-word="false"/>
      <style:text-properties style:font-name="Ubuntu" fo:font-size="12pt" fo:language="fr" fo:country="FR" fo:font-style="normal" style:text-underline-style="none" officeooo:rsid="024532ed" officeooo:paragraph-rsid="03597e57" style:font-size-asian="12pt" style:font-style-asian="normal" style:font-size-complex="12pt" style:font-style-complex="normal"/>
    </style:style>
    <style:style style:name="P94" style:family="paragraph" style:parent-style-name="Standard">
      <style:paragraph-properties fo:text-align="center" style:justify-single-word="false"/>
      <style:text-properties style:font-name="Ubuntu" fo:font-size="12pt" fo:language="fr" fo:country="FR" fo:font-weight="bold" officeooo:rsid="05b96a03" officeooo:paragraph-rsid="05b96a03" style:font-size-asian="12pt" style:font-weight-asian="bold" style:font-size-complex="12pt" style:font-weight-complex="bold"/>
    </style:style>
    <style:style style:name="P95" style:family="paragraph" style:parent-style-name="Standard">
      <style:paragraph-properties fo:text-align="center" style:justify-single-word="false"/>
      <style:text-properties style:font-name="Ubuntu" fo:font-size="11pt" fo:language="fr" fo:country="FR" style:text-underline-style="none" fo:font-weight="bold" officeooo:rsid="04763230" officeooo:paragraph-rsid="04763230" style:font-size-asian="11pt" style:font-weight-asian="bold" style:font-size-complex="11pt" style:font-weight-complex="bold"/>
    </style:style>
    <style:style style:name="P96" style:family="paragraph" style:parent-style-name="Standard">
      <style:paragraph-properties fo:text-align="center" style:justify-single-word="false"/>
      <style:text-properties style:font-name="Ubuntu" fo:font-size="11pt" fo:language="fr" fo:country="FR" fo:font-weight="bold" officeooo:paragraph-rsid="0120efc1" style:font-size-asian="11pt" style:font-weight-asian="bold" style:font-size-complex="11pt" style:font-weight-complex="bold"/>
    </style:style>
    <style:style style:name="P97" style:family="paragraph" style:parent-style-name="Standard">
      <style:paragraph-properties fo:text-align="center" style:justify-single-word="false"/>
      <style:text-properties style:font-name="Ubuntu" fo:font-size="11pt" fo:language="fr" fo:country="FR" fo:font-weight="bold" officeooo:rsid="056db666" officeooo:paragraph-rsid="056f6358" style:font-size-asian="11pt" style:font-weight-asian="bold" style:font-size-complex="11pt" style:font-weight-complex="bold"/>
    </style:style>
    <style:style style:name="P98" style:family="paragraph" style:parent-style-name="Standard">
      <style:paragraph-properties fo:text-align="center" style:justify-single-word="false"/>
      <style:text-properties style:font-name="Ubuntu" fo:font-size="11pt" fo:language="fr" fo:country="FR" fo:font-weight="bold" officeooo:rsid="052ad974" officeooo:paragraph-rsid="052b9489" style:font-size-asian="11pt" style:font-weight-asian="bold" style:font-size-complex="11pt" style:font-weight-complex="bold"/>
    </style:style>
    <style:style style:name="P99" style:family="paragraph" style:parent-style-name="Standard">
      <style:paragraph-properties fo:text-align="center" style:justify-single-word="false"/>
      <style:text-properties style:font-name="Ubuntu" fo:font-size="11pt" fo:language="fr" fo:country="FR" fo:font-weight="bold" officeooo:rsid="0028dbf2" officeooo:paragraph-rsid="052917cd" style:font-size-asian="11pt" style:font-weight-asian="bold" style:font-size-complex="11pt" style:font-weight-complex="bold"/>
    </style:style>
    <style:style style:name="P100" style:family="paragraph" style:parent-style-name="Standard">
      <style:paragraph-properties fo:text-align="center" style:justify-single-word="false"/>
      <style:text-properties style:font-name="Ubuntu" fo:font-size="11pt" fo:language="fr" fo:country="FR" fo:font-weight="bold" officeooo:rsid="0160e6be" officeooo:paragraph-rsid="057a0800" style:font-size-asian="11pt" style:font-weight-asian="bold" style:font-size-complex="11pt" style:font-weight-complex="bold"/>
    </style:style>
    <style:style style:name="P101" style:family="paragraph" style:parent-style-name="Standard">
      <style:paragraph-properties fo:text-align="center" style:justify-single-word="false"/>
      <style:text-properties style:font-name="Ubuntu" fo:font-size="11pt" fo:language="fr" fo:country="FR" fo:font-weight="bold" officeooo:rsid="030afd06" officeooo:paragraph-rsid="0120efc1" style:font-size-asian="11pt" style:font-weight-asian="bold" style:font-size-complex="11pt" style:font-weight-complex="bold"/>
    </style:style>
    <style:style style:name="P102" style:family="paragraph" style:parent-style-name="Standard">
      <style:paragraph-properties fo:text-align="center" style:justify-single-word="false"/>
      <style:text-properties style:font-name="Ubuntu" fo:font-size="14pt" fo:language="fr" fo:country="FR" fo:font-style="normal" style:text-underline-style="none" fo:font-weight="bold" officeooo:paragraph-rsid="0120efc1" style:font-size-asian="14pt" style:font-style-asian="normal" style:font-weight-asian="bold" style:font-size-complex="14pt" style:font-style-complex="normal" style:font-weight-complex="bold"/>
    </style:style>
    <style:style style:name="P103" style:family="paragraph" style:parent-style-name="Standard">
      <style:paragraph-properties fo:text-align="center" style:justify-single-word="false"/>
      <style:text-properties style:font-name="Ubuntu" fo:font-size="16pt" fo:language="fr" fo:country="FR" fo:font-style="normal" style:text-underline-style="none" officeooo:rsid="000102be" officeooo:paragraph-rsid="000102be" style:font-size-asian="16pt" style:font-style-asian="normal" style:font-size-complex="16pt" style:font-style-complex="normal"/>
    </style:style>
    <style:style style:name="P104" style:family="paragraph" style:parent-style-name="Standard">
      <style:text-properties style:font-name="Ubuntu" fo:font-size="10.5pt" fo:language="fr" fo:country="FR" style:font-size-asian="10.5pt" style:font-size-complex="10.5pt"/>
    </style:style>
    <style:style style:name="P105" style:family="paragraph" style:parent-style-name="Standard">
      <style:paragraph-properties fo:text-align="center" style:justify-single-word="false"/>
      <style:text-properties style:font-name="Ubuntu" fo:font-size="10.5pt" fo:language="fr" fo:country="FR" officeooo:rsid="021e2193" officeooo:paragraph-rsid="021e2193" style:font-size-asian="10.5pt" style:font-size-complex="10.5pt"/>
    </style:style>
    <style:style style:name="P106" style:family="paragraph" style:parent-style-name="Standard">
      <style:paragraph-properties fo:text-align="start" style:justify-single-word="false"/>
      <style:text-properties style:font-name="Ubuntu" fo:font-size="10.5pt" fo:language="fr" fo:country="FR" officeooo:rsid="021e2193" officeooo:paragraph-rsid="07af8d01" style:font-size-asian="10.5pt" style:font-size-complex="10.5pt"/>
    </style:style>
    <style:style style:name="P107" style:family="paragraph" style:parent-style-name="Standard">
      <style:paragraph-properties fo:text-align="start" style:justify-single-word="false"/>
      <style:text-properties style:font-name="Ubuntu" fo:font-size="10.5pt" fo:language="fr" fo:country="FR" officeooo:rsid="01fc27c2" officeooo:paragraph-rsid="01fc27c2" style:font-size-asian="10.5pt" style:font-size-complex="10.5pt"/>
    </style:style>
    <style:style style:name="P108" style:family="paragraph" style:parent-style-name="Standard">
      <style:paragraph-properties fo:text-align="start" style:justify-single-word="false"/>
      <style:text-properties style:font-name="Ubuntu" fo:font-size="10.5pt" fo:language="fr" fo:country="FR" officeooo:rsid="0008e259" officeooo:paragraph-rsid="0008e259" style:font-size-asian="10.5pt" style:font-size-complex="10.5pt"/>
    </style:style>
    <style:style style:name="P109" style:family="paragraph" style:parent-style-name="Standard">
      <style:paragraph-properties fo:text-align="start" style:justify-single-word="false"/>
      <style:text-properties style:font-name="Ubuntu" fo:font-size="10.5pt" fo:language="fr" fo:country="FR" officeooo:rsid="022bdaff" officeooo:paragraph-rsid="038f9f9a" style:font-size-asian="10.5pt" style:font-size-complex="10.5pt"/>
    </style:style>
    <style:style style:name="P110" style:family="paragraph" style:parent-style-name="Standard">
      <style:paragraph-properties fo:text-align="start" style:justify-single-word="false"/>
      <style:text-properties style:font-name="Ubuntu" fo:font-size="10.5pt" fo:language="fr" fo:country="FR" officeooo:rsid="039029e9" officeooo:paragraph-rsid="038f9f9a" style:font-size-asian="10.5pt" style:font-size-complex="10.5pt"/>
    </style:style>
    <style:style style:name="P111" style:family="paragraph" style:parent-style-name="Standard">
      <style:paragraph-properties fo:text-align="start" style:justify-single-word="false"/>
      <style:text-properties style:font-name="Ubuntu" fo:font-size="10.5pt" fo:language="fr" fo:country="FR" officeooo:rsid="022dd005" officeooo:paragraph-rsid="03a5098a" style:font-size-asian="10.5pt" style:font-size-complex="10.5pt"/>
    </style:style>
    <style:style style:name="P112" style:family="paragraph" style:parent-style-name="Standard">
      <style:paragraph-properties fo:text-align="start" style:justify-single-word="false"/>
      <style:text-properties style:font-name="Ubuntu" fo:font-size="10.5pt" fo:language="fr" fo:country="FR" officeooo:rsid="03ab42e6" officeooo:paragraph-rsid="03a5098a" style:font-size-asian="10.5pt" style:font-size-complex="10.5pt"/>
    </style:style>
    <style:style style:name="P113" style:family="paragraph" style:parent-style-name="Standard">
      <style:paragraph-properties fo:text-align="start" style:justify-single-word="false"/>
      <style:text-properties style:font-name="Ubuntu" fo:font-size="10.5pt" fo:language="fr" fo:country="FR" officeooo:rsid="05a2a9d0" officeooo:paragraph-rsid="05a91a06" style:font-size-asian="10.5pt" style:font-size-complex="10.5pt"/>
    </style:style>
    <style:style style:name="P114" style:family="paragraph" style:parent-style-name="Standard">
      <style:paragraph-properties fo:text-align="start" style:justify-single-word="false"/>
      <style:text-properties style:font-name="Ubuntu" fo:font-size="10.5pt" fo:language="fr" fo:country="FR" officeooo:rsid="0028e724" officeooo:paragraph-rsid="0028e724" style:font-size-asian="10.5pt" style:font-size-complex="10.5pt"/>
    </style:style>
    <style:style style:name="P115" style:family="paragraph" style:parent-style-name="Standard">
      <style:paragraph-properties fo:text-align="center" style:justify-single-word="false"/>
      <style:text-properties style:font-name="Ubuntu" fo:font-size="10.5pt" fo:language="fr" fo:country="FR" officeooo:rsid="0028e724" officeooo:paragraph-rsid="0028e724" style:font-size-asian="10.5pt" style:font-size-complex="10.5pt"/>
    </style:style>
    <style:style style:name="P116" style:family="paragraph" style:parent-style-name="Standard">
      <style:paragraph-properties fo:text-align="center" style:justify-single-word="false"/>
      <style:text-properties style:font-name="Ubuntu" fo:font-size="10.5pt" fo:language="fr" fo:country="FR" officeooo:rsid="00324773" officeooo:paragraph-rsid="03617f5d" style:font-size-asian="10.5pt" style:font-size-complex="10.5pt"/>
    </style:style>
    <style:style style:name="P117"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118" style:family="paragraph" style:parent-style-name="Standard">
      <style:paragraph-properties fo:text-align="center" style:justify-single-word="false"/>
      <style:text-properties style:font-name="Ubuntu" fo:font-size="10.5pt" fo:language="fr" fo:country="FR" officeooo:rsid="004526f6" officeooo:paragraph-rsid="0360a9b1" style:font-size-asian="10.5pt" style:font-size-complex="10.5pt"/>
    </style:style>
    <style:style style:name="P119" style:family="paragraph" style:parent-style-name="Standard">
      <style:paragraph-properties fo:text-align="start" style:justify-single-word="false"/>
      <style:text-properties style:font-name="Ubuntu" fo:font-size="10.5pt" fo:language="fr" fo:country="FR" officeooo:rsid="00999d78" officeooo:paragraph-rsid="00aa242d" style:font-size-asian="10.5pt" style:font-size-complex="10.5pt"/>
    </style:style>
    <style:style style:name="P120"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121" style:family="paragraph" style:parent-style-name="Standard">
      <style:paragraph-properties fo:text-align="start" style:justify-single-word="false"/>
      <style:text-properties style:font-name="Ubuntu" fo:font-size="10.5pt" fo:language="fr" fo:country="FR" officeooo:rsid="0245d0b3" officeooo:paragraph-rsid="05b8da91" style:font-size-asian="10.5pt" style:font-size-complex="10.5pt"/>
    </style:style>
    <style:style style:name="P122"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123" style:family="paragraph" style:parent-style-name="Standard">
      <style:paragraph-properties fo:text-align="start" style:justify-single-word="false"/>
      <style:text-properties style:font-name="Ubuntu" fo:font-size="10.5pt" fo:language="fr" fo:country="FR" officeooo:rsid="0609700b" officeooo:paragraph-rsid="0609700b" style:font-size-asian="10.5pt" style:font-size-complex="10.5pt"/>
    </style:style>
    <style:style style:name="P124" style:family="paragraph" style:parent-style-name="Standard">
      <style:paragraph-properties fo:text-align="start" style:justify-single-word="false"/>
      <style:text-properties style:font-name="Ubuntu" fo:font-size="10.5pt" fo:language="fr" fo:country="FR" officeooo:rsid="060591d0" officeooo:paragraph-rsid="060591d0" style:font-size-asian="10.5pt" style:font-size-complex="10.5pt"/>
    </style:style>
    <style:style style:name="P125" style:family="paragraph" style:parent-style-name="Standard">
      <style:paragraph-properties fo:text-align="start" style:justify-single-word="false"/>
      <style:text-properties style:font-name="Ubuntu" fo:font-size="10.5pt" fo:language="fr" fo:country="FR" officeooo:rsid="05b96a03" officeooo:paragraph-rsid="05b96a03" style:font-size-asian="10.5pt" style:font-size-complex="10.5pt"/>
    </style:style>
    <style:style style:name="P126" style:family="paragraph" style:parent-style-name="Standard">
      <style:paragraph-properties fo:text-align="start" style:justify-single-word="false"/>
      <style:text-properties style:font-name="Ubuntu" fo:font-size="10.5pt" fo:language="fr" fo:country="FR" officeooo:rsid="034c185c" officeooo:paragraph-rsid="05bf8308" style:font-size-asian="10.5pt" style:font-size-complex="10.5pt"/>
    </style:style>
    <style:style style:name="P127" style:family="paragraph" style:parent-style-name="Standard">
      <style:paragraph-properties fo:text-align="start" style:justify-single-word="false"/>
      <style:text-properties style:font-name="Ubuntu" fo:font-size="10.5pt" fo:language="fr" fo:country="FR" officeooo:rsid="03bb272e" officeooo:paragraph-rsid="05bf8308" style:font-size-asian="10.5pt" style:font-size-complex="10.5pt"/>
    </style:style>
    <style:style style:name="P128"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129"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130" style:family="paragraph" style:parent-style-name="Standard">
      <style:paragraph-properties fo:text-align="start" style:justify-single-word="false"/>
      <style:text-properties style:font-name="Ubuntu" fo:font-size="10.5pt" fo:language="fr" fo:country="FR" officeooo:rsid="00eb9e60" officeooo:paragraph-rsid="02710b05" style:font-size-asian="10.5pt" style:font-size-complex="10.5pt"/>
    </style:style>
    <style:style style:name="P131"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132"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133"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134" style:family="paragraph" style:parent-style-name="Standard">
      <style:paragraph-properties fo:text-align="start" style:justify-single-word="false"/>
      <style:text-properties style:font-name="Ubuntu" fo:font-size="10.5pt" fo:language="fr" fo:country="FR" officeooo:rsid="00ff20cb" officeooo:paragraph-rsid="00ff20cb" style:font-size-asian="10.5pt" style:font-size-complex="10.5pt"/>
    </style:style>
    <style:style style:name="P135"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136" style:family="paragraph" style:parent-style-name="Standard">
      <style:paragraph-properties fo:text-align="start" style:justify-single-word="false"/>
      <style:text-properties style:font-name="Ubuntu" fo:font-size="10.5pt" fo:language="fr" fo:country="FR" officeooo:rsid="00ffd0c6" officeooo:paragraph-rsid="063f711a" style:font-size-asian="10.5pt" style:font-size-complex="10.5pt"/>
    </style:style>
    <style:style style:name="P137" style:family="paragraph" style:parent-style-name="Standard">
      <style:paragraph-properties fo:text-align="start" style:justify-single-word="false"/>
      <style:text-properties style:font-name="Ubuntu" fo:font-size="10.5pt" fo:language="fr" fo:country="FR" officeooo:rsid="02679bba" officeooo:paragraph-rsid="063f711a" style:font-size-asian="10.5pt" style:font-size-complex="10.5pt"/>
    </style:style>
    <style:style style:name="P138" style:family="paragraph" style:parent-style-name="Standard">
      <style:paragraph-properties fo:text-align="start" style:justify-single-word="false"/>
      <style:text-properties style:font-name="Ubuntu" fo:font-size="10.5pt" fo:language="fr" fo:country="FR" officeooo:rsid="026c3aec" officeooo:paragraph-rsid="063f711a" style:font-size-asian="10.5pt" style:font-size-complex="10.5pt"/>
    </style:style>
    <style:style style:name="P139" style:family="paragraph" style:parent-style-name="Standard">
      <style:paragraph-properties fo:text-align="start" style:justify-single-word="false"/>
      <style:text-properties style:font-name="Ubuntu" fo:font-size="10.5pt" fo:language="fr" fo:country="FR" officeooo:rsid="026d6951" officeooo:paragraph-rsid="063f711a" style:font-size-asian="10.5pt" style:font-size-complex="10.5pt"/>
    </style:style>
    <style:style style:name="P140" style:family="paragraph" style:parent-style-name="Standard">
      <style:paragraph-properties fo:text-align="start" style:justify-single-word="false"/>
      <style:text-properties style:font-name="Ubuntu" fo:font-size="10.5pt" fo:language="fr" fo:country="FR" officeooo:rsid="067d6966" officeooo:paragraph-rsid="067d6966" style:font-size-asian="10.5pt" style:font-size-complex="10.5pt"/>
    </style:style>
    <style:style style:name="P141" style:family="paragraph" style:parent-style-name="Standard">
      <style:text-properties style:font-name="Ubuntu" fo:font-size="10.5pt" fo:language="fr" fo:country="FR" officeooo:paragraph-rsid="0120efc1" style:font-size-asian="10.5pt" style:font-size-complex="10.5pt"/>
    </style:style>
    <style:style style:name="P142" style:family="paragraph" style:parent-style-name="Standard">
      <style:text-properties style:font-name="Ubuntu" fo:font-size="10.5pt" fo:language="fr" fo:country="FR" officeooo:rsid="02a7657f" officeooo:paragraph-rsid="028815d1" style:font-size-asian="10.5pt" style:font-size-complex="10.5pt"/>
    </style:style>
    <style:style style:name="P143" style:family="paragraph" style:parent-style-name="Standard">
      <style:text-properties style:font-name="Ubuntu" fo:font-size="10.5pt" fo:language="fr" fo:country="FR" officeooo:rsid="003c7e31" officeooo:paragraph-rsid="0120efc1" style:font-size-asian="10.5pt" style:font-size-complex="10.5pt"/>
    </style:style>
    <style:style style:name="P144" style:family="paragraph" style:parent-style-name="Standard">
      <style:text-properties style:font-name="Ubuntu" fo:font-size="10.5pt" fo:language="fr" fo:country="FR" officeooo:rsid="040d81b6" officeooo:paragraph-rsid="0120efc1" style:font-size-asian="10.5pt" style:font-size-complex="10.5pt"/>
    </style:style>
    <style:style style:name="P145" style:family="paragraph" style:parent-style-name="Standard">
      <style:text-properties style:font-name="Ubuntu" fo:font-size="10.5pt" fo:language="fr" fo:country="FR" officeooo:rsid="041074fc" officeooo:paragraph-rsid="0120efc1" style:font-size-asian="10.5pt" style:font-size-complex="10.5pt"/>
    </style:style>
    <style:style style:name="P146" style:family="paragraph" style:parent-style-name="Standard">
      <style:text-properties style:font-name="Ubuntu" fo:font-size="10.5pt" fo:language="fr" fo:country="FR" officeooo:rsid="04216297" officeooo:paragraph-rsid="0120efc1" style:font-size-asian="10.5pt" style:font-size-complex="10.5pt"/>
    </style:style>
    <style:style style:name="P147" style:family="paragraph" style:parent-style-name="Standard">
      <style:text-properties style:font-name="Ubuntu" fo:font-size="10.5pt" fo:language="fr" fo:country="FR" officeooo:rsid="001c02bb" officeooo:paragraph-rsid="0120efc1" style:font-size-asian="10.5pt" style:font-size-complex="10.5pt"/>
    </style:style>
    <style:style style:name="P148" style:family="paragraph" style:parent-style-name="Standard">
      <style:text-properties style:font-name="Ubuntu" fo:font-size="10.5pt" fo:language="fr" fo:country="FR" officeooo:rsid="010f7a6e" officeooo:paragraph-rsid="056f6358" style:font-size-asian="10.5pt" style:font-size-complex="10.5pt"/>
    </style:style>
    <style:style style:name="P149" style:family="paragraph" style:parent-style-name="Standard">
      <style:text-properties style:font-name="Ubuntu" fo:font-size="10.5pt" fo:language="fr" fo:country="FR" officeooo:rsid="011c7f9d" officeooo:paragraph-rsid="056f6358" style:font-size-asian="10.5pt" style:font-size-complex="10.5pt"/>
    </style:style>
    <style:style style:name="P150" style:family="paragraph" style:parent-style-name="Standard">
      <style:text-properties style:font-name="Ubuntu" fo:font-size="10.5pt" fo:language="fr" fo:country="FR" officeooo:rsid="0135695d" officeooo:paragraph-rsid="056f6358" style:font-size-asian="10.5pt" style:font-size-complex="10.5pt"/>
    </style:style>
    <style:style style:name="P151" style:family="paragraph" style:parent-style-name="Standard">
      <style:text-properties style:font-name="Ubuntu" fo:font-size="10.5pt" fo:language="fr" fo:country="FR" officeooo:rsid="03e8d756" officeooo:paragraph-rsid="056f6358" style:font-size-asian="10.5pt" style:font-size-complex="10.5pt"/>
    </style:style>
    <style:style style:name="P152" style:family="paragraph" style:parent-style-name="Standard">
      <style:text-properties style:font-name="Ubuntu" fo:font-size="10.5pt" fo:language="fr" fo:country="FR" officeooo:rsid="05618f5f" officeooo:paragraph-rsid="056f6358" style:font-size-asian="10.5pt" style:font-size-complex="10.5pt"/>
    </style:style>
    <style:style style:name="P153" style:family="paragraph" style:parent-style-name="Standard">
      <style:text-properties style:font-name="Ubuntu" fo:font-size="10.5pt" fo:language="fr" fo:country="FR" officeooo:rsid="0158b754" officeooo:paragraph-rsid="056f6358" style:font-size-asian="10.5pt" style:font-size-complex="10.5pt"/>
    </style:style>
    <style:style style:name="P154" style:family="paragraph" style:parent-style-name="Standard">
      <style:text-properties style:font-name="Ubuntu" fo:font-size="10.5pt" fo:language="fr" fo:country="FR" officeooo:rsid="00c2183e" officeooo:paragraph-rsid="05327f66" style:font-size-asian="10.5pt" style:font-size-complex="10.5pt"/>
    </style:style>
    <style:style style:name="P155" style:family="paragraph" style:parent-style-name="Standard">
      <style:text-properties style:font-name="Ubuntu" fo:font-size="10.5pt" fo:language="fr" fo:country="FR" officeooo:rsid="004d1384" officeooo:paragraph-rsid="0120efc1" style:font-size-asian="10.5pt" style:font-size-complex="10.5pt"/>
    </style:style>
    <style:style style:name="P156" style:family="paragraph" style:parent-style-name="Standard">
      <style:text-properties style:font-name="Ubuntu" fo:font-size="10.5pt" fo:language="fr" fo:country="FR" officeooo:paragraph-rsid="052917cd" style:font-size-asian="10.5pt" style:font-size-complex="10.5pt"/>
    </style:style>
    <style:style style:name="P157" style:family="paragraph" style:parent-style-name="Standard">
      <style:text-properties style:font-name="Ubuntu" fo:font-size="10.5pt" fo:language="fr" fo:country="FR" officeooo:rsid="051b6700" officeooo:paragraph-rsid="052917cd" style:font-size-asian="10.5pt" style:font-size-complex="10.5pt"/>
    </style:style>
    <style:style style:name="P158" style:family="paragraph" style:parent-style-name="Standard">
      <style:text-properties style:font-name="Ubuntu" fo:font-size="10.5pt" fo:language="fr" fo:country="FR" officeooo:rsid="05096229" officeooo:paragraph-rsid="052917cd" style:font-size-asian="10.5pt" style:font-size-complex="10.5pt"/>
    </style:style>
    <style:style style:name="P159" style:family="paragraph" style:parent-style-name="Standard">
      <style:text-properties style:font-name="Ubuntu" fo:font-size="10.5pt" fo:language="fr" fo:country="FR" officeooo:rsid="00760ea1" officeooo:paragraph-rsid="0120efc1" style:font-size-asian="10.5pt" style:font-size-complex="10.5pt"/>
    </style:style>
    <style:style style:name="P160" style:family="paragraph" style:parent-style-name="Standard">
      <style:text-properties style:font-name="Ubuntu" fo:font-size="10.5pt" fo:language="fr" fo:country="FR" officeooo:rsid="00760ea1" officeooo:paragraph-rsid="057bfa4b" style:font-size-asian="10.5pt" style:font-size-complex="10.5pt"/>
    </style:style>
    <style:style style:name="P161" style:family="paragraph" style:parent-style-name="Standard">
      <style:text-properties style:font-name="Ubuntu" fo:font-size="10.5pt" fo:language="fr" fo:country="FR" officeooo:rsid="04d56ea7" officeooo:paragraph-rsid="057a0800" style:font-size-asian="10.5pt" style:font-size-complex="10.5pt"/>
    </style:style>
    <style:style style:name="P162" style:family="paragraph" style:parent-style-name="Standard">
      <style:text-properties style:font-name="Ubuntu" fo:font-size="10.5pt" fo:language="fr" fo:country="FR" officeooo:rsid="015ec570" officeooo:paragraph-rsid="0120efc1" style:font-size-asian="10.5pt" style:font-size-complex="10.5pt"/>
    </style:style>
    <style:style style:name="P163" style:family="paragraph" style:parent-style-name="Standard">
      <style:text-properties style:font-name="Ubuntu" fo:font-size="10.5pt" fo:language="fr" fo:country="FR" officeooo:rsid="01739683" officeooo:paragraph-rsid="0120efc1" style:font-size-asian="10.5pt" style:font-size-complex="10.5pt"/>
    </style:style>
    <style:style style:name="P164" style:family="paragraph" style:parent-style-name="Standard">
      <style:paragraph-properties fo:text-align="start" style:justify-single-word="false"/>
      <style:text-properties style:font-name="Ubuntu" fo:font-size="10.5pt" fo:language="fr" fo:country="FR" officeooo:rsid="07bf52fa" officeooo:paragraph-rsid="07bf52fa" style:font-size-asian="10.5pt" style:font-size-complex="10.5pt"/>
    </style:style>
    <style:style style:name="P165" style:family="paragraph" style:parent-style-name="Standard">
      <style:paragraph-properties fo:text-align="start" style:justify-single-word="false"/>
      <style:text-properties style:font-name="Ubuntu" fo:font-size="10.5pt" fo:language="fr" fo:country="FR" officeooo:rsid="07e1ae93" officeooo:paragraph-rsid="07e1ae93" style:font-size-asian="10.5pt" style:font-size-complex="10.5pt"/>
    </style:style>
    <style:style style:name="P166" style:family="paragraph" style:parent-style-name="Standard">
      <style:paragraph-properties fo:text-align="start" style:justify-single-word="false"/>
      <style:text-properties style:font-name="Ubuntu" fo:font-size="10.5pt" fo:language="fr" fo:country="FR" officeooo:rsid="060ce7b6" officeooo:paragraph-rsid="084a4c62" style:font-size-asian="10.5pt" style:font-size-complex="10.5pt"/>
    </style:style>
    <style:style style:name="P167" style:family="paragraph" style:parent-style-name="Standard">
      <style:text-properties style:font-name="Ubuntu" fo:font-size="10.5pt" fo:language="fr" fo:country="FR" officeooo:rsid="085669ba" officeooo:paragraph-rsid="085669ba" style:font-size-asian="10.5pt" style:font-size-complex="10.5pt"/>
    </style:style>
    <style:style style:name="P168" style:family="paragraph" style:parent-style-name="Standard">
      <style:text-properties style:font-name="Ubuntu" fo:font-size="10.5pt" fo:language="fr" fo:country="FR" officeooo:rsid="03dd655b" officeooo:paragraph-rsid="056f6358" style:font-size-asian="10.5pt" style:font-size-complex="10.5pt"/>
    </style:style>
    <style:style style:name="P169" style:family="paragraph" style:parent-style-name="Standard">
      <style:text-properties style:font-name="Ubuntu" fo:font-size="10.5pt" fo:language="fr" fo:country="FR" officeooo:rsid="08674fa7" officeooo:paragraph-rsid="08674fa7" style:font-size-asian="10.5pt" style:font-size-complex="10.5pt"/>
    </style:style>
    <style:style style:name="P170" style:family="paragraph" style:parent-style-name="Standard">
      <style:text-properties style:font-name="Ubuntu" fo:font-size="10.5pt" fo:language="fr" fo:country="FR" officeooo:rsid="051cdfdd" officeooo:paragraph-rsid="052917cd" style:font-size-asian="10.5pt" style:font-size-complex="10.5pt"/>
    </style:style>
    <style:style style:name="P171"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00091" officeooo:paragraph-rsid="010b0a35" style:font-size-asian="10.5pt" style:font-style-asian="normal" style:font-weight-asian="normal" style:font-size-complex="10.5pt" style:font-style-complex="normal" style:font-weight-complex="normal"/>
    </style:style>
    <style:style style:name="P172"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99d78" officeooo:paragraph-rsid="010df6f9" style:font-size-asian="10.5pt" style:font-style-asian="normal" style:font-weight-asian="normal" style:font-size-complex="10.5pt" style:font-style-complex="normal" style:font-weight-complex="normal"/>
    </style:style>
    <style:style style:name="P173"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08e259" officeooo:paragraph-rsid="0189447a" style:font-size-asian="10.5pt" style:font-style-asian="normal" style:font-weight-asian="normal" style:font-size-complex="10.5pt" style:font-style-complex="normal" style:font-weight-complex="normal"/>
    </style:style>
    <style:style style:name="P174" style:family="paragraph" style:parent-style-name="Standard">
      <style:text-properties style:font-name="Ubuntu" fo:font-size="10.5pt" fo:language="fr" fo:country="FR" fo:font-style="normal" fo:font-weight="normal" officeooo:rsid="052f9187" officeooo:paragraph-rsid="052917cd" style:font-size-asian="10.5pt" style:font-style-asian="normal" style:font-weight-asian="normal" style:font-size-complex="10.5pt" style:font-style-complex="normal" style:font-weight-complex="normal"/>
    </style:style>
    <style:style style:name="P175"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176"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177" style:family="paragraph" style:parent-style-name="Standard">
      <style:paragraph-properties fo:text-align="start" style:justify-single-word="false"/>
      <style:text-properties style:font-name="Ubuntu" fo:font-size="10.5pt" fo:language="fr" fo:country="FR" style:text-underline-style="none" officeooo:rsid="072c01b9" officeooo:paragraph-rsid="072c01b9" style:font-size-asian="10.5pt" style:font-size-complex="10.5pt"/>
    </style:style>
    <style:style style:name="P178" style:family="paragraph" style:parent-style-name="Standard">
      <style:paragraph-properties fo:text-align="start" style:justify-single-word="false"/>
      <style:text-properties style:font-name="Ubuntu" fo:font-size="10.5pt" fo:language="fr" fo:country="FR" style:text-underline-style="none" officeooo:rsid="072c01b9" officeooo:paragraph-rsid="07a139b3" style:font-size-asian="10.5pt" style:font-size-complex="10.5pt"/>
    </style:style>
    <style:style style:name="P179" style:family="paragraph" style:parent-style-name="Standard">
      <style:text-properties style:font-name="Ubuntu" fo:font-size="10.5pt" fo:language="fr" fo:country="FR" style:text-underline-style="none" fo:font-weight="normal" officeooo:paragraph-rsid="0120efc1" style:font-size-asian="10.5pt" style:font-weight-asian="normal" style:font-size-complex="10.5pt" style:font-weight-complex="normal"/>
    </style:style>
    <style:style style:name="P180" style:family="paragraph" style:parent-style-name="Standard">
      <style:paragraph-properties fo:text-align="center" style:justify-single-word="false"/>
      <style:text-properties style:font-name="Ubuntu" fo:font-size="10.5pt" fo:language="fr" fo:country="FR" fo:font-style="italic" fo:font-weight="bold" officeooo:rsid="0038e450" officeooo:paragraph-rsid="05f119a6" style:font-size-asian="10.5pt" style:font-style-asian="italic" style:font-weight-asian="bold" style:font-size-complex="10.5pt" style:font-style-complex="italic" style:font-weight-complex="bold"/>
    </style:style>
    <style:style style:name="P181" style:family="paragraph" style:parent-style-name="Standard">
      <style:paragraph-properties fo:text-align="center" style:justify-single-word="false"/>
      <style:text-properties style:font-name="Ubuntu" fo:font-size="10.5pt" fo:language="fr" fo:country="FR" fo:font-style="italic" fo:font-weight="bold" officeooo:rsid="008ec172" officeooo:paragraph-rsid="05f21c28" style:font-size-asian="10.5pt" style:font-style-asian="italic" style:font-weight-asian="bold" style:font-size-complex="10.5pt" style:font-style-complex="italic" style:font-weight-complex="bold"/>
    </style:style>
    <style:style style:name="P182" style:family="paragraph" style:parent-style-name="Standard">
      <style:paragraph-properties fo:text-align="start" style:justify-single-word="false"/>
      <style:text-properties style:font-name="Ubuntu" fo:font-size="10.5pt" fo:language="fr" fo:country="FR" fo:font-weight="normal" officeooo:rsid="06d23773" officeooo:paragraph-rsid="06d23773" style:font-size-asian="10.5pt" style:font-weight-asian="normal" style:font-size-complex="10.5pt" style:font-weight-complex="normal"/>
    </style:style>
    <style:style style:name="P183" style:family="paragraph" style:parent-style-name="Standard">
      <style:paragraph-properties fo:text-align="start" style:justify-single-word="false"/>
      <style:text-properties style:font-name="Ubuntu" fo:font-size="10.5pt" fo:language="fr" fo:country="FR" fo:font-weight="normal" officeooo:rsid="06ed18a9" officeooo:paragraph-rsid="06ed18a9" style:font-size-asian="10.5pt" style:font-weight-asian="normal" style:font-size-complex="10.5pt" style:font-weight-complex="normal"/>
    </style:style>
    <style:style style:name="P184" style:family="paragraph" style:parent-style-name="Standard">
      <style:text-properties style:font-name="Ubuntu" fo:font-size="10.5pt" fo:language="fr" fo:country="FR" fo:font-weight="normal" officeooo:rsid="052d7238" officeooo:paragraph-rsid="052d7238" style:font-size-asian="10.5pt" style:font-weight-asian="normal" style:font-size-complex="10.5pt" style:font-weight-complex="normal"/>
    </style:style>
    <style:style style:name="P185" style:family="paragraph" style:parent-style-name="Standard">
      <style:text-properties style:font-name="Ubuntu" fo:font-size="10.5pt" fo:language="fr" fo:country="FR" fo:font-weight="normal" officeooo:rsid="052ad974" officeooo:paragraph-rsid="0572ea1c" style:font-size-asian="10.5pt" style:font-weight-asian="normal" style:font-size-complex="10.5pt" style:font-weight-complex="normal"/>
    </style:style>
    <style:style style:name="P186" style:family="paragraph" style:parent-style-name="Standard">
      <style:text-properties style:font-name="Ubuntu" fo:font-size="10.5pt" fo:language="fr" fo:country="FR" fo:font-weight="normal" officeooo:rsid="044dd9f4" officeooo:paragraph-rsid="0120efc1" style:font-size-asian="10.5pt" style:font-weight-asian="normal" style:font-size-complex="10.5pt" style:font-weight-complex="normal"/>
    </style:style>
    <style:style style:name="P187" style:family="paragraph" style:parent-style-name="Standard">
      <style:paragraph-properties fo:text-align="center" style:justify-single-word="false"/>
      <style:text-properties style:font-name="Ubuntu" fo:font-size="10.5pt" fo:language="fr" fo:country="FR" fo:font-weight="normal" officeooo:rsid="03f67db3" officeooo:paragraph-rsid="03622c7d" style:font-size-asian="10.5pt" style:font-weight-asian="normal" style:font-size-complex="10.5pt" style:font-weight-complex="normal"/>
    </style:style>
    <style:style style:name="P188" style:family="paragraph" style:parent-style-name="Standard">
      <style:paragraph-properties fo:text-align="start" style:justify-single-word="false"/>
      <style:text-properties style:font-name="Ubuntu" fo:font-size="10.5pt" fo:language="fr" fo:country="FR" fo:font-weight="normal" officeooo:rsid="06124a29" officeooo:paragraph-rsid="084a4c62" style:font-size-asian="10.5pt" style:font-weight-asian="normal" style:font-size-complex="10.5pt" style:font-weight-complex="normal"/>
    </style:style>
    <style:style style:name="P189" style:family="paragraph" style:parent-style-name="Standard">
      <style:paragraph-properties fo:text-align="center"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90" style:family="paragraph" style:parent-style-name="Standard">
      <style:paragraph-properties fo:text-align="start"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91" style:family="paragraph" style:parent-style-name="Standard">
      <style:paragraph-properties fo:text-align="center" style:justify-single-word="false"/>
      <style:text-properties style:font-name="Ubuntu" fo:font-size="10.5pt" fo:language="fr" fo:country="FR" fo:font-weight="normal" officeooo:rsid="08b9d12b" officeooo:paragraph-rsid="08b9d12b" style:font-size-asian="9.14999961853027pt" style:font-weight-asian="normal" style:font-size-complex="10.5pt" style:font-weight-complex="normal"/>
    </style:style>
    <style:style style:name="P192" style:family="paragraph" style:parent-style-name="Standard">
      <style:paragraph-properties fo:text-align="center"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93" style:family="paragraph" style:parent-style-name="Standard">
      <style:paragraph-properties fo:text-align="start"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94" style:family="paragraph" style:parent-style-name="Standard">
      <style:paragraph-properties fo:text-align="center" style:justify-single-word="false"/>
      <style:text-properties style:font-name="Ubuntu" fo:font-size="10.5pt" fo:language="fr" fo:country="FR" fo:font-weight="normal" officeooo:rsid="08e9d348" officeooo:paragraph-rsid="08e9d348" style:font-size-asian="9.14999961853027pt" style:font-weight-asian="normal" style:font-size-complex="10.5pt" style:font-weight-complex="normal"/>
    </style:style>
    <style:style style:name="P195" style:family="paragraph" style:parent-style-name="Standard">
      <style:paragraph-properties fo:text-align="center"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96" style:family="paragraph" style:parent-style-name="Standard">
      <style:paragraph-properties fo:text-align="start"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97" style:family="paragraph" style:parent-style-name="Standard">
      <style:paragraph-properties fo:text-align="start" style:justify-single-word="false"/>
      <style:text-properties style:font-name="Ubuntu" fo:font-size="10.5pt" fo:language="fr" fo:country="FR" fo:font-weight="normal" officeooo:rsid="08e55c33" officeooo:paragraph-rsid="08e1048c" style:font-size-asian="9.14999961853027pt" style:font-weight-asian="normal" style:font-size-complex="10.5pt" style:font-weight-complex="normal"/>
    </style:style>
    <style:style style:name="P198" style:family="paragraph" style:parent-style-name="Standard">
      <style:text-properties style:font-name="Ubuntu" fo:font-size="10.5pt" fo:language="fr" fo:country="FR" fo:font-weight="bold" officeooo:paragraph-rsid="0120efc1"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paragraph-rsid="03278541"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paragraph-rsid="057f981e" style:font-size-asian="10.5pt" style:font-weight-asian="bold" style:font-size-complex="10.5pt" style:font-weight-complex="bold"/>
    </style:style>
    <style:style style:name="P201" style:family="paragraph" style:parent-style-name="Standard">
      <style:text-properties style:font-name="Ubuntu" fo:font-size="10.5pt" style:font-size-asian="10.5pt" style:font-size-complex="10.5pt"/>
    </style:style>
    <style:style style:name="P202" style:family="paragraph" style:parent-style-name="Standard">
      <style:paragraph-properties fo:text-align="start" style:justify-single-word="false"/>
      <style:text-properties style:font-name="Ubuntu" fo:font-size="10.5pt" officeooo:paragraph-rsid="03a5098a" style:font-size-asian="10.5pt" style:font-size-complex="10.5pt"/>
    </style:style>
    <style:style style:name="P203" style:family="paragraph" style:parent-style-name="Standard">
      <style:paragraph-properties fo:text-align="start" style:justify-single-word="false"/>
      <style:text-properties style:font-name="Ubuntu" fo:font-size="10.5pt" officeooo:rsid="03ae9aa4" officeooo:paragraph-rsid="03ae9aa4" style:font-size-asian="10.5pt" style:font-size-complex="10.5pt"/>
    </style:style>
    <style:style style:name="P204" style:family="paragraph" style:parent-style-name="Standard">
      <style:text-properties style:font-name="Ubuntu" fo:font-size="10.5pt" officeooo:paragraph-rsid="028815d1" style:font-size-asian="10.5pt" style:font-size-complex="10.5pt"/>
    </style:style>
    <style:style style:name="P205" style:family="paragraph" style:parent-style-name="Standard">
      <style:text-properties style:font-name="Ubuntu" fo:font-size="10.5pt" officeooo:rsid="00ad0a70" officeooo:paragraph-rsid="052a187b" style:font-size-asian="10.5pt" style:font-size-complex="10.5pt"/>
    </style:style>
    <style:style style:name="P206" style:family="paragraph" style:parent-style-name="Standard">
      <style:text-properties style:font-name="Ubuntu" fo:font-size="10.5pt" officeooo:rsid="00e24910" officeooo:paragraph-rsid="0525c440" style:font-size-asian="10.5pt" style:font-size-complex="10.5pt"/>
    </style:style>
    <style:style style:name="P207" style:family="paragraph" style:parent-style-name="Standard">
      <style:paragraph-properties fo:text-align="center" style:justify-single-word="false"/>
      <style:text-properties style:font-name="Ubuntu" fo:font-size="10.5pt" officeooo:paragraph-rsid="03622c7d" style:font-size-asian="10.5pt" style:font-size-complex="10.5pt"/>
    </style:style>
    <style:style style:name="P208" style:family="paragraph" style:parent-style-name="Standard">
      <style:text-properties style:font-name="Ubuntu" fo:font-size="10.5pt" officeooo:rsid="02ba9c27" officeooo:paragraph-rsid="042d1c33" style:font-size-asian="10.5pt" style:font-size-complex="10.5pt"/>
    </style:style>
    <style:style style:name="P209" style:family="paragraph" style:parent-style-name="Standard">
      <style:paragraph-properties fo:text-align="center" style:justify-single-word="false"/>
      <style:text-properties style:font-name="Ubuntu" fo:font-size="10.5pt" fo:font-style="italic" fo:font-weight="bold" officeooo:paragraph-rsid="03622c7d" style:font-size-asian="10.5pt" style:font-style-asian="italic" style:font-weight-asian="bold" style:font-size-complex="10.5pt" style:font-style-complex="italic" style:font-weight-complex="bold"/>
    </style:style>
    <style:style style:name="P210" style:family="paragraph" style:parent-style-name="Standard">
      <style:paragraph-properties fo:text-align="center" style:justify-single-word="false"/>
      <style:text-properties fo:font-size="10.5pt" fo:font-weight="normal" officeooo:rsid="08e1048c" officeooo:paragraph-rsid="08e1048c" style:font-size-asian="9.14999961853027pt" style:font-weight-asian="normal" style:font-size-complex="10.5pt" style:font-weight-complex="normal"/>
    </style:style>
    <style:style style:name="P211" style:family="paragraph" style:parent-style-name="Standard">
      <style:text-properties fo:font-weight="bold" officeooo:paragraph-rsid="056f6358" style:font-weight-asian="bold" style:font-weight-complex="bold"/>
    </style:style>
    <style:style style:name="P212" style:family="paragraph" style:parent-style-name="Standard">
      <style:text-properties fo:font-weight="bold" officeooo:paragraph-rsid="02b811ac" style:font-weight-asian="bold" style:font-weight-complex="bold"/>
    </style:style>
    <style:style style:name="P213" style:family="paragraph" style:parent-style-name="Standard">
      <style:text-properties fo:font-weight="bold" officeooo:paragraph-rsid="0120efc1" style:font-weight-asian="bold" style:font-weight-complex="bold"/>
    </style:style>
    <style:style style:name="P214" style:family="paragraph" style:parent-style-name="Standard">
      <style:text-properties fo:font-weight="bold" officeooo:paragraph-rsid="052917cd" style:font-weight-asian="bold" style:font-weight-complex="bold"/>
    </style:style>
    <style:style style:name="P215" style:family="paragraph" style:parent-style-name="Standard">
      <style:text-properties fo:font-weight="bold" officeooo:paragraph-rsid="057a0800" style:font-weight-asian="bold" style:font-weight-complex="bold"/>
    </style:style>
    <style:style style:name="P216" style:family="paragraph" style:parent-style-name="Standard">
      <style:text-properties fo:font-weight="bold" officeooo:paragraph-rsid="02fee0f5" style:font-weight-asian="bold" style:font-weight-complex="bold"/>
    </style:style>
    <style:style style:name="P217" style:family="paragraph" style:parent-style-name="Standard">
      <style:text-properties fo:font-weight="bold" officeooo:paragraph-rsid="03275c10" style:font-weight-asian="bold" style:font-weight-complex="bold"/>
    </style:style>
    <style:style style:name="P218" style:family="paragraph" style:parent-style-name="Standard">
      <style:paragraph-properties fo:text-align="center" style:justify-single-word="false"/>
      <style:text-properties officeooo:paragraph-rsid="057a0800"/>
    </style:style>
    <style:style style:name="P219" style:family="paragraph" style:parent-style-name="Standard">
      <style:paragraph-properties fo:text-align="center" style:justify-single-word="false"/>
      <style:text-properties fo:font-size="11pt" officeooo:paragraph-rsid="0120efc1" style:font-size-asian="11pt" style:font-size-complex="11pt"/>
    </style:style>
    <style:style style:name="P220" style:family="paragraph" style:parent-style-name="Standard">
      <style:paragraph-properties fo:text-align="center" style:justify-single-word="false"/>
      <style:text-properties fo:font-size="11pt" officeooo:paragraph-rsid="032d8d3b" style:font-size-asian="11pt" style:font-size-complex="11pt"/>
    </style:style>
    <style:style style:name="P22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paragraph-rsid="0120efc1" style:font-size-asian="10.5pt" style:font-size-complex="10.5pt"/>
    </style:style>
    <style:style style:name="P2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40306b2" officeooo:paragraph-rsid="0120efc1" style:font-size-asian="10.5pt" style:font-size-complex="10.5pt"/>
    </style:style>
    <style:style style:name="P2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5879d55" officeooo:paragraph-rsid="05879d55" style:font-size-asian="10.5pt" style:font-size-complex="10.5pt"/>
    </style:style>
    <style:style style:name="P2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171cd2c" officeooo:paragraph-rsid="0120efc1" style:font-size-asian="10.5pt" style:font-size-complex="10.5pt"/>
    </style:style>
    <style:style style:name="P22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173aa" officeooo:paragraph-rsid="07b173aa" style:font-size-asian="10.5pt" style:font-size-complex="10.5pt"/>
    </style:style>
    <style:style style:name="P22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f52fa" officeooo:paragraph-rsid="0008e259" style:font-size-asian="10.5pt" style:font-size-complex="10.5pt"/>
    </style:style>
    <style:style style:name="P22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2d7238" officeooo:paragraph-rsid="049489c7" style:font-size-asian="10.5pt" style:font-weight-asian="normal" style:font-size-complex="10.5pt" style:font-weight-complex="normal"/>
    </style:style>
    <style:style style:name="P22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72ea1c" officeooo:paragraph-rsid="052b9489" style:font-size-asian="10.5pt" style:font-weight-asian="normal" style:font-size-complex="10.5pt" style:font-weight-complex="normal"/>
    </style:style>
    <style:style style:name="P2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2a187b" officeooo:paragraph-rsid="0120efc1" style:font-size-asian="10.5pt" style:font-size-complex="10.5pt"/>
    </style:style>
    <style:style style:name="P23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paragraph-rsid="0120efc1" style:font-size-asian="10.5pt" style:font-size-complex="10.5pt"/>
    </style:style>
    <style:style style:name="P23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e24910" officeooo:paragraph-rsid="0120efc1" style:font-size-asian="10.5pt" style:font-size-complex="10.5pt"/>
    </style:style>
    <style:style style:name="P23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7f981e" officeooo:paragraph-rsid="0525c440" style:font-size-asian="10.5pt" style:font-size-complex="10.5pt"/>
    </style:style>
    <style:style style:name="P23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01d709f" officeooo:paragraph-rsid="0120efc1" style:font-size-asian="10.5pt" style:font-size-complex="10.5pt"/>
    </style:style>
    <style:style style:name="P23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57bfa4b" officeooo:paragraph-rsid="057a0800" style:font-size-asian="10.5pt" style:font-size-complex="10.5pt"/>
    </style:style>
    <style:style style:name="P235" style:family="paragraph" style:parent-style-name="Standard" style:list-style-name="L1">
      <style:paragraph-properties fo:text-align="start" style:justify-single-word="false"/>
      <style:text-properties fo:font-size="10.5pt" officeooo:paragraph-rsid="02043156" style:font-size-asian="10.5pt" style:font-size-complex="10.5pt"/>
    </style:style>
    <style:style style:name="P236" style:family="paragraph" style:parent-style-name="Standard" style:list-style-name="L1">
      <style:paragraph-properties fo:text-align="start" style:justify-single-word="false"/>
      <style:text-properties fo:font-size="10.5pt" officeooo:paragraph-rsid="02061bd3" style:font-size-asian="10.5pt" style:font-size-complex="10.5pt"/>
    </style:style>
    <style:style style:name="P237" style:family="paragraph" style:parent-style-name="Standard" style:list-style-name="L2">
      <style:paragraph-properties fo:text-align="start" style:justify-single-word="false"/>
      <style:text-properties fo:font-size="10.5pt" officeooo:paragraph-rsid="045b9570" style:font-size-asian="10.5pt" style:font-size-complex="10.5pt"/>
    </style:style>
    <style:style style:name="P238" style:family="paragraph" style:parent-style-name="Standard" style:list-style-name="L3">
      <style:paragraph-properties fo:text-align="start" style:justify-single-word="false"/>
      <style:text-properties fo:font-size="10.5pt" officeooo:paragraph-rsid="0704e84d" style:font-size-asian="10.5pt" style:font-size-complex="10.5pt"/>
    </style:style>
    <style:style style:name="P239" style:family="paragraph" style:parent-style-name="Standard" style:list-style-name="L3">
      <style:paragraph-properties fo:text-align="start" style:justify-single-word="false"/>
      <style:text-properties fo:font-size="10.5pt" officeooo:paragraph-rsid="0706cd38" style:font-size-asian="10.5pt" style:font-size-complex="10.5pt"/>
    </style:style>
    <style:style style:name="P240" style:family="paragraph" style:parent-style-name="Standard" style:list-style-name="L3">
      <style:paragraph-properties fo:text-align="start" style:justify-single-word="false"/>
      <style:text-properties fo:font-size="10.5pt" officeooo:paragraph-rsid="05d3bca1" style:font-size-asian="10.5pt" style:font-size-complex="10.5pt"/>
    </style:style>
    <style:style style:name="P241" style:family="paragraph" style:parent-style-name="Standard" style:list-style-name="L3">
      <style:paragraph-properties fo:text-align="start" style:justify-single-word="false"/>
      <style:text-properties fo:font-size="10.5pt" officeooo:paragraph-rsid="05d6e7cc" style:font-size-asian="10.5pt" style:font-size-complex="10.5pt"/>
    </style:style>
    <style:style style:name="P242" style:family="paragraph" style:parent-style-name="Standard" style:list-style-name="L3">
      <style:paragraph-properties fo:text-align="start" style:justify-single-word="false"/>
      <style:text-properties fo:font-size="10.5pt" officeooo:paragraph-rsid="062d3ce3" style:font-size-asian="10.5pt" style:font-size-complex="10.5pt"/>
    </style:style>
    <style:style style:name="P243" style:family="paragraph" style:parent-style-name="Standard" style:list-style-name="L3">
      <style:paragraph-properties fo:text-align="start" style:justify-single-word="false"/>
      <style:text-properties fo:font-size="10.5pt" officeooo:paragraph-rsid="05e24fea" style:font-size-asian="10.5pt" style:font-size-complex="10.5pt"/>
    </style:style>
    <style:style style:name="P244" style:family="paragraph" style:parent-style-name="Standard" style:list-style-name="L3">
      <style:paragraph-properties fo:text-align="start" style:justify-single-word="false"/>
      <style:text-properties fo:font-size="10.5pt" officeooo:paragraph-rsid="06c47144" style:font-size-asian="10.5pt" style:font-size-complex="10.5pt"/>
    </style:style>
    <style:style style:name="P245" style:family="paragraph" style:parent-style-name="Standard" style:list-style-name="L3">
      <style:paragraph-properties fo:text-align="start" style:justify-single-word="false"/>
      <style:text-properties fo:font-size="10.5pt" officeooo:paragraph-rsid="05ec0a58" style:font-size-asian="10.5pt" style:font-size-complex="10.5pt"/>
    </style:style>
    <style:style style:name="P246" style:family="paragraph" style:parent-style-name="Standard" style:list-style-name="L3">
      <style:paragraph-properties fo:text-align="start" style:justify-single-word="false"/>
      <style:text-properties fo:font-size="10.5pt" style:text-underline-style="none" officeooo:paragraph-rsid="070b2201" style:font-size-asian="10.5pt" style:font-size-complex="10.5pt"/>
    </style:style>
    <style:style style:name="P247" style:family="paragraph" style:parent-style-name="Standard" style:list-style-name="L3">
      <style:paragraph-properties fo:text-align="start" style:justify-single-word="false"/>
      <style:text-properties fo:font-size="10.5pt" style:text-underline-style="none" officeooo:paragraph-rsid="0710f435" style:font-size-asian="10.5pt" style:font-size-complex="10.5pt"/>
    </style:style>
    <style:style style:name="P248" style:family="paragraph" style:parent-style-name="Standard" style:list-style-name="L4">
      <style:paragraph-properties fo:text-align="start" style:justify-single-word="false"/>
      <style:text-properties style:font-name="Ubuntu" fo:font-size="10.5pt" officeooo:paragraph-rsid="038f9f9a" style:font-size-asian="10.5pt" style:font-size-complex="10.5pt"/>
    </style:style>
    <style:style style:name="P249" style:family="paragraph" style:parent-style-name="Standard" style:list-style-name="L4">
      <style:paragraph-properties fo:text-align="start" style:justify-single-word="false"/>
      <style:text-properties style:font-name="Ubuntu" fo:font-size="10.5pt" officeooo:paragraph-rsid="03a5098a" style:font-size-asian="10.5pt" style:font-size-complex="10.5pt"/>
    </style:style>
    <style:style style:name="P250" style:family="paragraph" style:parent-style-name="Standard" style:list-style-name="L25">
      <style:text-properties style:font-name="Ubuntu" fo:font-size="10.5pt" officeooo:rsid="0088e11a" officeooo:paragraph-rsid="0120efc1" style:font-size-asian="10.5pt" style:font-size-complex="10.5pt"/>
    </style:style>
    <style:style style:name="P251" style:family="paragraph" style:parent-style-name="Standard" style:list-style-name="L25">
      <style:text-properties style:font-name="Ubuntu" fo:font-size="10.5pt" officeooo:rsid="00ad0a70" officeooo:paragraph-rsid="0120efc1" style:font-size-asian="10.5pt" style:font-size-complex="10.5pt"/>
    </style:style>
    <style:style style:name="P252" style:family="paragraph" style:parent-style-name="Standard" style:list-style-name="L49">
      <style:text-properties style:font-name="Ubuntu" fo:font-size="10.5pt" officeooo:rsid="00e24910" officeooo:paragraph-rsid="0525c440" style:font-size-asian="10.5pt" style:font-size-complex="10.5pt"/>
    </style:style>
    <style:style style:name="P253" style:family="paragraph" style:parent-style-name="Standard" style:list-style-name="L7">
      <style:text-properties style:font-name="Ubuntu" fo:font-size="10.5pt" fo:language="fr" fo:country="FR" officeooo:rsid="041074fc" officeooo:paragraph-rsid="0120efc1" style:font-size-asian="10.5pt" style:font-size-complex="10.5pt"/>
    </style:style>
    <style:style style:name="P254" style:family="paragraph" style:parent-style-name="Standard" style:list-style-name="L7">
      <style:text-properties style:font-name="Ubuntu" fo:font-size="10.5pt" fo:language="fr" fo:country="FR" officeooo:rsid="04216297" officeooo:paragraph-rsid="0120efc1" style:font-size-asian="10.5pt" style:font-size-complex="10.5pt"/>
    </style:style>
    <style:style style:name="P255" style:family="paragraph" style:parent-style-name="Standard" style:list-style-name="L10">
      <style:text-properties style:font-name="Ubuntu" fo:font-size="10.5pt" fo:language="fr" fo:country="FR" officeooo:paragraph-rsid="0120efc1" style:font-size-asian="10.5pt" style:font-size-complex="10.5pt"/>
    </style:style>
    <style:style style:name="P256" style:family="paragraph" style:parent-style-name="Standard" style:list-style-name="L29">
      <style:text-properties style:font-name="Ubuntu" fo:font-size="10.5pt" fo:language="fr" fo:country="FR" officeooo:paragraph-rsid="052917cd" style:font-size-asian="10.5pt" style:font-size-complex="10.5pt"/>
    </style:style>
    <style:style style:name="P257" style:family="paragraph" style:parent-style-name="Standard" style:list-style-name="L31">
      <style:text-properties style:font-name="Ubuntu" fo:font-size="10.5pt" fo:language="fr" fo:country="FR" officeooo:rsid="051fd0a0" officeooo:paragraph-rsid="052917cd" style:font-size-asian="10.5pt" style:font-size-complex="10.5pt"/>
    </style:style>
    <style:style style:name="P258" style:family="paragraph" style:parent-style-name="Standard" style:list-style-name="L10">
      <style:text-properties style:font-name="Ubuntu" fo:font-size="10.5pt" fo:language="fr" fo:country="FR" style:text-underline-style="solid" style:text-underline-width="auto" style:text-underline-color="font-color" fo:font-weight="bold" officeooo:rsid="04a708a3" officeooo:paragraph-rsid="04513358" style:font-size-asian="10.5pt" style:font-weight-asian="bold" style:font-size-complex="10.5pt" style:font-weight-complex="bold"/>
    </style:style>
    <style:style style:name="P259" style:family="paragraph" style:parent-style-name="Standard" style:list-style-name="L21">
      <style:text-properties style:font-name="Ubuntu" fo:font-size="10.5pt" fo:language="fr" fo:country="FR" fo:font-weight="bold" officeooo:rsid="0158c5f2" officeooo:paragraph-rsid="056f6358" style:font-size-asian="10.5pt" style:font-weight-asian="bold" style:font-size-complex="10.5pt" style:font-weight-complex="bold"/>
    </style:style>
    <style:style style:name="P260" style:family="paragraph" style:parent-style-name="Standard" style:list-style-name="L5">
      <style:paragraph-properties fo:text-align="start" style:justify-single-word="false"/>
      <style:text-properties fo:color="#000000" style:font-name="Ubuntu" fo:font-size="10.5pt" fo:language="fr" fo:country="FR" style:text-underline-style="none" fo:font-weight="normal" officeooo:rsid="0637444d" officeooo:paragraph-rsid="063f711a" style:font-size-asian="10.5pt" style:font-weight-asian="normal" style:font-size-complex="10.5pt" style:font-weight-complex="normal"/>
    </style:style>
    <style:style style:name="P261" style:family="paragraph" style:parent-style-name="Standard" style:list-style-name="L6">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62" style:family="paragraph" style:parent-style-name="Standard" style:list-style-name="L23">
      <style:text-properties fo:color="#000000" style:font-name="Ubuntu" fo:font-size="10.5pt" fo:language="fr" fo:country="FR" officeooo:paragraph-rsid="0120efc1" style:font-size-asian="10.5pt" style:font-size-complex="10.5pt"/>
    </style:style>
    <style:style style:name="P263" style:family="paragraph" style:parent-style-name="Standard" style:list-style-name="L27">
      <style:text-properties fo:color="#000000" style:font-name="Ubuntu" fo:font-size="10.5pt" fo:language="fr" fo:country="FR" officeooo:rsid="08f0f97a" officeooo:paragraph-rsid="08f0f97a" style:font-size-asian="10.5pt" style:font-size-complex="10.5pt"/>
    </style:style>
    <style:style style:name="P264" style:family="paragraph" style:parent-style-name="Standard" style:list-style-name="L28">
      <style:text-properties fo:color="#000000" style:font-name="Ubuntu" fo:font-size="10.5pt" fo:language="fr" fo:country="FR" officeooo:rsid="08a17362" officeooo:paragraph-rsid="08a17362" style:font-size-asian="10.5pt" style:font-size-complex="10.5pt"/>
    </style:style>
    <style:style style:name="P265" style:family="paragraph" style:parent-style-name="Standard" style:list-style-name="L7">
      <style:text-properties officeooo:paragraph-rsid="0120efc1"/>
    </style:style>
    <style:style style:name="P266" style:family="paragraph" style:parent-style-name="Standard" style:list-style-name="L8">
      <style:text-properties officeooo:paragraph-rsid="0120efc1"/>
    </style:style>
    <style:style style:name="P267" style:family="paragraph" style:parent-style-name="Standard" style:list-style-name="L9">
      <style:text-properties officeooo:paragraph-rsid="0120efc1"/>
    </style:style>
    <style:style style:name="P268" style:family="paragraph" style:parent-style-name="Standard" style:list-style-name="L10">
      <style:text-properties officeooo:paragraph-rsid="0120efc1"/>
    </style:style>
    <style:style style:name="P269" style:family="paragraph" style:parent-style-name="Standard" style:list-style-name="L11">
      <style:text-properties officeooo:paragraph-rsid="0120efc1"/>
    </style:style>
    <style:style style:name="P270" style:family="paragraph" style:parent-style-name="Standard" style:list-style-name="L12">
      <style:text-properties officeooo:paragraph-rsid="0132e1db"/>
    </style:style>
    <style:style style:name="P271" style:family="paragraph" style:parent-style-name="Standard" style:list-style-name="L12">
      <style:text-properties officeooo:paragraph-rsid="036d0380"/>
    </style:style>
    <style:style style:name="P272" style:family="paragraph" style:parent-style-name="Standard" style:list-style-name="L12">
      <style:text-properties officeooo:paragraph-rsid="049489c7"/>
    </style:style>
    <style:style style:name="P273" style:family="paragraph" style:parent-style-name="Standard" style:list-style-name="L13">
      <style:text-properties officeooo:paragraph-rsid="056f6358"/>
    </style:style>
    <style:style style:name="P274" style:family="paragraph" style:parent-style-name="Standard" style:list-style-name="L14">
      <style:text-properties officeooo:paragraph-rsid="056f6358"/>
    </style:style>
    <style:style style:name="P275" style:family="paragraph" style:parent-style-name="Standard" style:list-style-name="L15">
      <style:text-properties officeooo:paragraph-rsid="056f6358"/>
    </style:style>
    <style:style style:name="P276" style:family="paragraph" style:parent-style-name="Standard" style:list-style-name="L16">
      <style:text-properties officeooo:paragraph-rsid="056f6358"/>
    </style:style>
    <style:style style:name="P277" style:family="paragraph" style:parent-style-name="Standard" style:list-style-name="L17">
      <style:text-properties officeooo:paragraph-rsid="056f6358"/>
    </style:style>
    <style:style style:name="P278" style:family="paragraph" style:parent-style-name="Standard" style:list-style-name="L18">
      <style:text-properties officeooo:paragraph-rsid="056f6358"/>
    </style:style>
    <style:style style:name="P279" style:family="paragraph" style:parent-style-name="Standard" style:list-style-name="L19">
      <style:text-properties officeooo:paragraph-rsid="056f6358"/>
    </style:style>
    <style:style style:name="P280" style:family="paragraph" style:parent-style-name="Standard" style:list-style-name="L20">
      <style:text-properties officeooo:paragraph-rsid="056f6358"/>
    </style:style>
    <style:style style:name="P281" style:family="paragraph" style:parent-style-name="Standard" style:list-style-name="L21">
      <style:text-properties officeooo:paragraph-rsid="056f6358"/>
    </style:style>
    <style:style style:name="P282" style:family="paragraph" style:parent-style-name="Standard" style:list-style-name="L22">
      <style:text-properties officeooo:paragraph-rsid="05327f66"/>
    </style:style>
    <style:style style:name="P283" style:family="paragraph" style:parent-style-name="Standard" style:list-style-name="L22">
      <style:text-properties officeooo:paragraph-rsid="052b9489"/>
    </style:style>
    <style:style style:name="P284" style:family="paragraph" style:parent-style-name="Standard" style:list-style-name="L23">
      <style:text-properties officeooo:paragraph-rsid="0120efc1"/>
    </style:style>
    <style:style style:name="P285" style:family="paragraph" style:parent-style-name="Standard" style:list-style-name="L24">
      <style:text-properties officeooo:paragraph-rsid="0120efc1"/>
    </style:style>
    <style:style style:name="P286" style:family="paragraph" style:parent-style-name="Standard" style:list-style-name="L25">
      <style:text-properties officeooo:paragraph-rsid="0120efc1"/>
    </style:style>
    <style:style style:name="P287" style:family="paragraph" style:parent-style-name="Standard" style:list-style-name="L26">
      <style:text-properties officeooo:paragraph-rsid="052917cd"/>
    </style:style>
    <style:style style:name="P288" style:family="paragraph" style:parent-style-name="Standard" style:list-style-name="L30">
      <style:text-properties officeooo:paragraph-rsid="052917cd"/>
    </style:style>
    <style:style style:name="P289" style:family="paragraph" style:parent-style-name="Standard" style:list-style-name="L31">
      <style:text-properties officeooo:paragraph-rsid="052917cd"/>
    </style:style>
    <style:style style:name="P290" style:family="paragraph" style:parent-style-name="Standard" style:list-style-name="L32">
      <style:text-properties officeooo:paragraph-rsid="052917cd"/>
    </style:style>
    <style:style style:name="P291" style:family="paragraph" style:parent-style-name="Standard" style:list-style-name="L33">
      <style:text-properties officeooo:paragraph-rsid="052917cd"/>
    </style:style>
    <style:style style:name="P292" style:family="paragraph" style:parent-style-name="Standard" style:list-style-name="L34">
      <style:text-properties officeooo:paragraph-rsid="057a0800"/>
    </style:style>
    <style:style style:name="P293" style:family="paragraph" style:parent-style-name="Standard" style:list-style-name="L35">
      <style:text-properties officeooo:paragraph-rsid="057a0800"/>
    </style:style>
    <style:style style:name="P294" style:family="paragraph" style:parent-style-name="Standard" style:list-style-name="L36">
      <style:text-properties officeooo:paragraph-rsid="057a0800"/>
    </style:style>
    <style:style style:name="P295" style:family="paragraph" style:parent-style-name="Standard" style:list-style-name="L37">
      <style:text-properties officeooo:paragraph-rsid="057a0800"/>
    </style:style>
    <style:style style:name="P296" style:family="paragraph" style:parent-style-name="Standard" style:list-style-name="L38">
      <style:text-properties officeooo:paragraph-rsid="057a0800"/>
    </style:style>
    <style:style style:name="P297" style:family="paragraph" style:parent-style-name="Standard" style:list-style-name="L39">
      <style:text-properties officeooo:paragraph-rsid="057a0800"/>
    </style:style>
    <style:style style:name="P298" style:family="paragraph" style:parent-style-name="Standard" style:list-style-name="L40">
      <style:text-properties officeooo:paragraph-rsid="057a0800"/>
    </style:style>
    <style:style style:name="P299" style:family="paragraph" style:parent-style-name="Standard" style:list-style-name="L41">
      <style:text-properties officeooo:paragraph-rsid="057a0800"/>
    </style:style>
    <style:style style:name="P300" style:family="paragraph" style:parent-style-name="Standard" style:list-style-name="L42">
      <style:text-properties officeooo:paragraph-rsid="057a0800"/>
    </style:style>
    <style:style style:name="P301" style:family="paragraph" style:parent-style-name="Standard" style:list-style-name="L43">
      <style:text-properties officeooo:paragraph-rsid="057a0800"/>
    </style:style>
    <style:style style:name="P302" style:family="paragraph" style:parent-style-name="Standard" style:list-style-name="L44">
      <style:text-properties officeooo:paragraph-rsid="057a0800"/>
    </style:style>
    <style:style style:name="P303" style:family="paragraph" style:parent-style-name="Standard" style:list-style-name="L45">
      <style:text-properties officeooo:paragraph-rsid="057a0800"/>
    </style:style>
    <style:style style:name="P304" style:family="paragraph" style:parent-style-name="Standard" style:list-style-name="L46">
      <style:text-properties officeooo:paragraph-rsid="03039690"/>
    </style:style>
    <style:style style:name="P305" style:family="paragraph" style:parent-style-name="Standard" style:list-style-name="L47">
      <style:text-properties officeooo:paragraph-rsid="03275c10"/>
    </style:style>
    <style:style style:name="P306" style:family="paragraph" style:parent-style-name="Standard" style:list-style-name="L48">
      <style:text-properties officeooo:paragraph-rsid="0120efc1"/>
    </style:style>
    <style:style style:name="P307" style:family="paragraph" style:parent-style-name="Standard" style:list-style-name="L49">
      <style:text-properties officeooo:paragraph-rsid="0525c440"/>
    </style:style>
    <style:style style:name="P308" style:family="paragraph" style:parent-style-name="Standard" style:list-style-name="L50">
      <style:text-properties officeooo:paragraph-rsid="059aad43"/>
    </style:style>
    <style:style style:name="P309" style:family="paragraph" style:parent-style-name="Standard" style:list-style-name="L51">
      <style:text-properties officeooo:paragraph-rsid="0120efc1"/>
    </style:style>
    <style:style style:name="P310" style:family="paragraph" style:parent-style-name="Standard" style:list-style-name="L52">
      <style:text-properties officeooo:paragraph-rsid="05980c29"/>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85c3f7" style:font-weight-asian="bold" style:font-weight-complex="bold"/>
    </style:style>
    <style:style style:name="T13" style:family="text">
      <style:text-properties fo:font-weight="bold" officeooo:rsid="04191c4c" style:font-weight-asian="bold" style:font-weight-complex="bold"/>
    </style:style>
    <style:style style:name="T14" style:family="text">
      <style:text-properties fo:font-weight="bold" officeooo:rsid="05a9d5b7" style:font-weight-asian="bold" style:font-weight-complex="bold"/>
    </style:style>
    <style:style style:name="T15" style:family="text">
      <style:text-properties fo:font-weight="bold" officeooo:rsid="060a7a52" style:font-weight-asian="bold" style:font-weight-complex="bold"/>
    </style:style>
    <style:style style:name="T16" style:family="text">
      <style:text-properties fo:font-weight="bold" officeooo:rsid="060f723a" style:font-weight-asian="bold" style:font-weight-complex="bold"/>
    </style:style>
    <style:style style:name="T17" style:family="text">
      <style:text-properties fo:font-weight="bold" officeooo:rsid="0611d1a2" style:font-weight-asian="bold" style:font-weight-complex="bold"/>
    </style:style>
    <style:style style:name="T18" style:family="text">
      <style:text-properties fo:font-weight="bold" officeooo:rsid="06d40057" style:font-weight-asian="bold" style:font-weight-complex="bold"/>
    </style:style>
    <style:style style:name="T19" style:family="text">
      <style:text-properties fo:font-weight="bold" officeooo:rsid="06d9b166" style:font-weight-asian="bold" style:font-weight-complex="bold"/>
    </style:style>
    <style:style style:name="T20" style:family="text">
      <style:text-properties fo:font-weight="bold" officeooo:rsid="06e3da03" style:font-weight-asian="bold" style:font-weight-complex="bold"/>
    </style:style>
    <style:style style:name="T21" style:family="text">
      <style:text-properties fo:font-weight="bold" officeooo:rsid="06e984a2" style:font-weight-asian="bold" style:font-weight-complex="bold"/>
    </style:style>
    <style:style style:name="T22" style:family="text">
      <style:text-properties fo:font-weight="bold" officeooo:rsid="06edd645" style:font-weight-asian="bold" style:font-weight-complex="bold"/>
    </style:style>
    <style:style style:name="T23" style:family="text">
      <style:text-properties fo:font-weight="bold" officeooo:rsid="06ee6aa5" style:font-weight-asian="bold" style:font-weight-complex="bold"/>
    </style:style>
    <style:style style:name="T24" style:family="text">
      <style:text-properties fo:font-weight="bold" officeooo:rsid="0730243e" style:font-weight-asian="bold" style:font-weight-complex="bold"/>
    </style:style>
    <style:style style:name="T25" style:family="text">
      <style:text-properties fo:font-weight="bold" officeooo:rsid="08a25331" style:font-weight-asian="bold" style:font-weight-complex="bold"/>
    </style:style>
    <style:style style:name="T26" style:family="text">
      <style:text-properties fo:font-weight="bold" officeooo:rsid="08f7eaf2" style:font-weight-asian="bold" style:font-weight-complex="bold"/>
    </style:style>
    <style:style style:name="T27" style:family="text">
      <style:text-properties fo:font-weight="bold" officeooo:rsid="08f2bd40" style:font-weight-asian="bold" style:font-weight-complex="bold"/>
    </style:style>
    <style:style style:name="T28" style:family="text">
      <style:text-properties officeooo:rsid="009b4fda"/>
    </style:style>
    <style:style style:name="T29" style:family="text">
      <style:text-properties officeooo:rsid="00dfb719"/>
    </style:style>
    <style:style style:name="T30" style:family="text">
      <style:text-properties officeooo:rsid="00e3375d"/>
    </style:style>
    <style:style style:name="T31" style:family="text">
      <style:text-properties officeooo:rsid="00ebb5a2"/>
    </style:style>
    <style:style style:name="T32" style:family="text">
      <style:text-properties officeooo:rsid="00f8c6c5"/>
    </style:style>
    <style:style style:name="T33" style:family="text">
      <style:text-properties officeooo:rsid="00ffd0c6"/>
    </style:style>
    <style:style style:name="T34" style:family="text">
      <style:text-properties officeooo:rsid="010539d6"/>
    </style:style>
    <style:style style:name="T35" style:family="text">
      <style:text-properties fo:font-style="normal" fo:font-weight="bold" officeooo:rsid="0085c3f7"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8" style:family="text">
      <style:text-properties fo:color="#0066b3"/>
    </style:style>
    <style:style style:name="T39" style:family="text">
      <style:text-properties fo:color="#0066b3" officeooo:rsid="002e0b32"/>
    </style:style>
    <style:style style:name="T40" style:family="text">
      <style:text-properties fo:color="#0066b3" fo:font-style="italic" fo:font-weight="bold" officeooo:rsid="002e0b32" style:font-style-asian="italic" style:font-weight-asian="bold" style:font-style-complex="italic" style:font-weight-complex="bold"/>
    </style:style>
    <style:style style:name="T41" style:family="text">
      <style:text-properties fo:color="#0066b3" fo:language="fr" fo:country="FR" fo:font-weight="bold" officeooo:rsid="023c536a" style:font-weight-asian="bold" style:font-weight-complex="bold"/>
    </style:style>
    <style:style style:name="T42" style:family="text">
      <style:text-properties fo:color="#0066b3" fo:language="fr" fo:country="FR" fo:font-weight="bold" officeooo:rsid="01a06d19" style:font-weight-asian="bold" style:font-weight-complex="bold"/>
    </style:style>
    <style:style style:name="T43" style:family="text">
      <style:text-properties fo:color="#0066b3" fo:language="fr" fo:country="FR" fo:font-weight="bold" officeooo:rsid="025b0d23" style:font-weight-asian="bold" style:font-weight-complex="bold"/>
    </style:style>
    <style:style style:name="T44" style:family="text">
      <style:text-properties fo:color="#0066b3" fo:language="fr" fo:country="FR" fo:font-weight="bold" officeooo:rsid="001dead1" style:font-weight-asian="bold" style:font-weight-complex="bold"/>
    </style:style>
    <style:style style:name="T45" style:family="text">
      <style:text-properties fo:color="#0066b3" fo:language="fr" fo:country="FR" fo:font-weight="bold" officeooo:rsid="001efffd" style:font-weight-asian="bold" style:font-weight-complex="bold"/>
    </style:style>
    <style:style style:name="T46" style:family="text">
      <style:text-properties fo:color="#0066b3" fo:language="fr" fo:country="FR" officeooo:rsid="02b408d5"/>
    </style:style>
    <style:style style:name="T47" style:family="text">
      <style:text-properties fo:color="#0066b3" fo:font-weight="bold" style:font-weight-asian="bold" style:font-weight-complex="bold"/>
    </style:style>
    <style:style style:name="T48" style:family="text">
      <style:text-properties fo:color="#0066b3" fo:font-weight="bold" officeooo:rsid="002e0b32" style:font-weight-asian="bold" style:font-weight-complex="bold"/>
    </style:style>
    <style:style style:name="T49" style:family="text">
      <style:text-properties fo:color="#0066b3" fo:font-weight="bold" officeooo:rsid="023c536a" style:font-weight-asian="bold" style:font-weight-complex="bold"/>
    </style:style>
    <style:style style:name="T50" style:family="text">
      <style:text-properties fo:color="#0066b3" fo:font-weight="bold" officeooo:rsid="0033e400" style:font-weight-asian="bold" style:font-weight-complex="bold"/>
    </style:style>
    <style:style style:name="T51" style:family="text">
      <style:text-properties fo:color="#0066b3" fo:font-weight="bold" officeooo:rsid="06f15e11" style:font-weight-asian="bold" style:font-weight-complex="bold"/>
    </style:style>
    <style:style style:name="T52" style:family="text">
      <style:text-properties fo:color="#0066b3" fo:font-weight="bold" officeooo:rsid="033fa561" style:font-weight-asian="bold" style:font-weight-complex="bold"/>
    </style:style>
    <style:style style:name="T53" style:family="text">
      <style:text-properties fo:color="#0066b3" fo:font-weight="bold" officeooo:rsid="03b81bff" style:font-weight-asian="bold" style:font-weight-complex="bold"/>
    </style:style>
    <style:style style:name="T54" style:family="text">
      <style:text-properties fo:color="#0066b3" fo:font-weight="bold" officeooo:rsid="0349856c" style:font-weight-asian="bold" style:font-weight-complex="bold"/>
    </style:style>
    <style:style style:name="T55" style:family="text">
      <style:text-properties fo:color="#0066b3" officeooo:rsid="02b408d5"/>
    </style:style>
    <style:style style:name="T56" style:family="text">
      <style:text-properties fo:color="#0066b3" style:font-name="Ubuntu" fo:language="fr" fo:country="FR" officeooo:rsid="022dd005"/>
    </style:style>
    <style:style style:name="T57" style:family="text">
      <style:text-properties fo:color="#0066b3" style:font-name="Ubuntu" fo:language="fr" fo:country="FR" officeooo:rsid="02043156"/>
    </style:style>
    <style:style style:name="T58" style:family="text">
      <style:text-properties fo:color="#0066b3" style:font-name="Ubuntu" fo:language="fr" fo:country="FR" officeooo:rsid="025a0e52"/>
    </style:style>
    <style:style style:name="T59" style:family="text">
      <style:text-properties fo:color="#0066b3" style:font-name="Ubuntu" fo:language="fr" fo:country="FR" officeooo:rsid="020c5e36"/>
    </style:style>
    <style:style style:name="T60" style:family="text">
      <style:text-properties fo:color="#0066b3" style:font-name="Ubuntu" fo:language="fr" fo:country="FR" officeooo:rsid="02061bd3"/>
    </style:style>
    <style:style style:name="T61" style:family="text">
      <style:text-properties fo:color="#0066b3" style:font-name="Ubuntu" fo:language="fr" fo:country="FR" officeooo:rsid="020d1b5c"/>
    </style:style>
    <style:style style:name="T62" style:family="text">
      <style:text-properties fo:color="#0066b3" style:font-name="Ubuntu" fo:language="fr" fo:country="FR" officeooo:rsid="020ec19d"/>
    </style:style>
    <style:style style:name="T63" style:family="text">
      <style:text-properties fo:color="#0066b3" style:font-name="Ubuntu" fo:language="fr" fo:country="FR" style:text-underline-style="none" officeooo:rsid="01f8d294"/>
    </style:style>
    <style:style style:name="T64" style:family="text">
      <style:text-properties fo:color="#0066b3" style:font-name="Ubuntu" fo:language="fr" fo:country="FR" style:text-underline-style="none" officeooo:rsid="045b9570"/>
    </style:style>
    <style:style style:name="T65" style:family="text">
      <style:text-properties fo:color="#0066b3" style:font-name="Ubuntu" fo:language="fr" fo:country="FR" style:text-underline-style="none" officeooo:rsid="045bc959"/>
    </style:style>
    <style:style style:name="T66" style:family="text">
      <style:text-properties fo:color="#0066b3" style:font-name="Ubuntu" fo:language="fr" fo:country="FR" style:text-underline-style="none" officeooo:rsid="045d500c"/>
    </style:style>
    <style:style style:name="T67" style:family="text">
      <style:text-properties fo:color="#0066b3" style:font-name="Ubuntu" fo:language="fr" fo:country="FR" style:text-underline-style="none" officeooo:rsid="045d6718"/>
    </style:style>
    <style:style style:name="T68" style:family="text">
      <style:text-properties fo:color="#0066b3" style:font-name="Ubuntu" fo:language="fr" fo:country="FR" style:text-underline-style="none" officeooo:rsid="045f1d25"/>
    </style:style>
    <style:style style:name="T69" style:family="text">
      <style:text-properties fo:color="#0066b3" style:font-name="Ubuntu" fo:language="fr" fo:country="FR" fo:font-weight="bold" officeooo:rsid="02b408d5" style:font-weight-asian="bold" style:font-weight-complex="bold"/>
    </style:style>
    <style:style style:name="T70" style:family="text">
      <style:text-properties fo:color="#0066b3" style:font-name="Ubuntu" fo:font-size="10.5pt" fo:language="fr" fo:country="FR" officeooo:rsid="02b408d5" style:font-size-asian="10.5pt" style:font-size-complex="10.5pt"/>
    </style:style>
    <style:style style:name="T71" style:family="text">
      <style:text-properties fo:color="#00a65d"/>
    </style:style>
    <style:style style:name="T72" style:family="text">
      <style:text-properties fo:color="#00a65d" fo:font-weight="bold" style:font-weight-asian="bold" style:font-weight-complex="bold"/>
    </style:style>
    <style:style style:name="T73" style:family="text">
      <style:text-properties fo:color="#00a65d" fo:font-weight="bold" officeooo:rsid="022dd005" style:font-weight-asian="bold" style:font-weight-complex="bold"/>
    </style:style>
    <style:style style:name="T74" style:family="text">
      <style:text-properties fo:color="#00a65d" fo:font-weight="bold" officeooo:rsid="01fd7d11" style:font-weight-asian="bold" style:font-weight-complex="bold"/>
    </style:style>
    <style:style style:name="T75" style:family="text">
      <style:text-properties fo:color="#00a65d" officeooo:rsid="04718c4a"/>
    </style:style>
    <style:style style:name="T76" style:family="text">
      <style:text-properties fo:color="#00a65d" officeooo:rsid="02a548c3"/>
    </style:style>
    <style:style style:name="T77" style:family="text">
      <style:text-properties fo:color="#00a65d" officeooo:rsid="028cf214"/>
    </style:style>
    <style:style style:name="T78" style:family="text">
      <style:text-properties fo:color="#000000"/>
    </style:style>
    <style:style style:name="T79" style:family="text">
      <style:text-properties fo:color="#000000" officeooo:rsid="0580604c"/>
    </style:style>
    <style:style style:name="T80" style:family="text">
      <style:text-properties fo:color="#000000" officeooo:rsid="059aad43"/>
    </style:style>
    <style:style style:name="T81" style:family="text">
      <style:text-properties fo:color="#000000" style:text-underline-style="none" fo:font-weight="normal" style:font-weight-asian="normal" style:font-weight-complex="normal"/>
    </style:style>
    <style:style style:name="T82" style:family="text">
      <style:text-properties fo:color="#000000" style:text-underline-style="none" fo:font-weight="normal" officeooo:rsid="05de3975" style:font-weight-asian="normal" style:font-weight-complex="normal"/>
    </style:style>
    <style:style style:name="T83" style:family="text">
      <style:text-properties fo:color="#000000" style:text-underline-style="none" fo:font-weight="normal" officeooo:rsid="0637444d" style:font-weight-asian="normal" style:font-weight-complex="normal"/>
    </style:style>
    <style:style style:name="T84" style:family="text">
      <style:text-properties fo:color="#000000" style:text-underline-style="none" fo:font-weight="normal" officeooo:rsid="064347e7" style:font-weight-asian="normal" style:font-weight-complex="normal"/>
    </style:style>
    <style:style style:name="T85" style:family="text">
      <style:text-properties fo:color="#000000" style:text-underline-style="none" fo:font-weight="normal" officeooo:rsid="067944be" style:font-weight-asian="normal" style:font-weight-complex="normal"/>
    </style:style>
    <style:style style:name="T86" style:family="text">
      <style:text-properties fo:color="#000000" style:text-underline-style="none" fo:font-weight="normal" officeooo:rsid="067a7c8b" style:font-weight-asian="normal" style:font-weight-complex="normal"/>
    </style:style>
    <style:style style:name="T87" style:family="text">
      <style:text-properties fo:color="#000000" style:text-underline-style="none" fo:font-weight="normal" officeooo:rsid="067c1972" style:font-weight-asian="normal" style:font-weight-complex="normal"/>
    </style:style>
    <style:style style:name="T88" style:family="text">
      <style:text-properties fo:color="#000000" style:text-underline-style="none" fo:font-weight="normal" officeooo:rsid="067e0695" style:font-weight-asian="normal" style:font-weight-complex="normal"/>
    </style:style>
    <style:style style:name="T89" style:family="text">
      <style:text-properties fo:color="#000000" style:text-underline-style="none" fo:font-weight="normal" officeooo:rsid="067eb3a3" style:font-weight-asian="normal" style:font-weight-complex="normal"/>
    </style:style>
    <style:style style:name="T90" style:family="text">
      <style:text-properties fo:color="#000000" style:text-underline-style="none" fo:font-weight="normal" officeooo:rsid="067eb9cb" style:font-weight-asian="normal" style:font-weight-complex="normal"/>
    </style:style>
    <style:style style:name="T91" style:family="text">
      <style:text-properties fo:color="#000000" style:text-underline-style="none" fo:font-weight="normal" officeooo:rsid="06a3a754" style:font-weight-asian="normal" style:font-weight-complex="normal"/>
    </style:style>
    <style:style style:name="T92" style:family="text">
      <style:text-properties fo:color="#000000" style:font-name="Ubuntu" fo:language="fr" fo:country="FR" fo:font-weight="normal" officeooo:rsid="070b2201" style:font-weight-asian="normal" style:font-weight-complex="normal"/>
    </style:style>
    <style:style style:name="T93" style:family="text">
      <style:text-properties fo:color="#000000" style:font-name="Ubuntu" fo:language="fr" fo:country="FR" fo:font-weight="normal" officeooo:rsid="070bc1d5" style:font-weight-asian="normal" style:font-weight-complex="normal"/>
    </style:style>
    <style:style style:name="T94" style:family="text">
      <style:text-properties fo:color="#000000" style:font-name="Ubuntu" fo:language="fr" fo:country="FR" fo:font-weight="normal" officeooo:rsid="070f57e4" style:font-weight-asian="normal" style:font-weight-complex="normal"/>
    </style:style>
    <style:style style:name="T95" style:family="text">
      <style:text-properties fo:color="#000000" style:font-name="Ubuntu" fo:language="fr" fo:country="FR" fo:font-weight="normal" officeooo:rsid="0704e84d" style:font-weight-asian="normal" style:font-weight-complex="normal"/>
    </style:style>
    <style:style style:name="T96" style:family="text">
      <style:text-properties fo:color="#000000" style:font-name="Ubuntu" fo:language="fr" fo:country="FR" fo:font-weight="normal" officeooo:rsid="0710f435" style:font-weight-asian="normal" style:font-weight-complex="normal"/>
    </style:style>
    <style:style style:name="T97" style:family="text">
      <style:text-properties fo:color="#000000" style:font-name="Ubuntu" fo:language="fr" fo:country="FR" fo:font-weight="bold" officeooo:rsid="02b408d5" style:font-weight-asian="bold" style:font-weight-complex="bold"/>
    </style:style>
    <style:style style:name="T98"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99"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100"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101" style:family="text">
      <style:text-properties fo:color="#000000" style:font-name="Ubuntu" fo:font-size="10.5pt" fo:language="fr" fo:country="FR" fo:font-weight="normal" officeooo:rsid="001d709f" style:font-size-asian="10.5pt" style:font-weight-asian="normal" style:font-size-complex="10.5pt" style:font-weight-complex="normal"/>
    </style:style>
    <style:style style:name="T102" style:family="text">
      <style:text-properties fo:color="#000000" style:font-name="Ubuntu" fo:font-size="10.5pt" fo:language="fr" fo:country="FR" fo:font-weight="normal" officeooo:rsid="02df80b6" style:font-size-asian="10.5pt" style:font-weight-asian="normal" style:font-size-complex="10.5pt" style:font-weight-complex="normal"/>
    </style:style>
    <style:style style:name="T103" style:family="text">
      <style:text-properties fo:color="#000000" style:font-name="Ubuntu" fo:font-size="10.5pt" fo:language="fr" fo:country="FR" fo:font-weight="normal" officeooo:rsid="047c15dc" style:font-size-asian="10.5pt" style:font-weight-asian="normal" style:font-size-complex="10.5pt" style:font-weight-complex="normal"/>
    </style:style>
    <style:style style:name="T104" style:family="text">
      <style:text-properties fo:color="#000000" style:font-name="Ubuntu" fo:font-size="10.5pt" fo:language="fr" fo:country="FR" fo:font-weight="normal" officeooo:rsid="047e2899" style:font-size-asian="10.5pt" style:font-weight-asian="normal" style:font-size-complex="10.5pt" style:font-weight-complex="normal"/>
    </style:style>
    <style:style style:name="T105" style:family="text">
      <style:text-properties fo:color="#000000" style:font-name="Ubuntu" fo:font-size="10.5pt" fo:language="fr" fo:country="FR" fo:font-weight="normal" officeooo:rsid="047f0199" style:font-size-asian="10.5pt" style:font-weight-asian="normal" style:font-size-complex="10.5pt" style:font-weight-complex="normal"/>
    </style:style>
    <style:style style:name="T106" style:family="text">
      <style:text-properties fo:color="#000000" style:font-name="Ubuntu" fo:font-size="10.5pt" fo:language="fr" fo:country="FR" fo:font-weight="normal" officeooo:rsid="02e0f3f5" style:font-size-asian="10.5pt" style:font-weight-asian="normal" style:font-size-complex="10.5pt" style:font-weight-complex="normal"/>
    </style:style>
    <style:style style:name="T107" style:family="text">
      <style:text-properties fo:color="#000000" style:font-name="Ubuntu" fo:font-size="10.5pt" fo:language="fr" fo:country="FR" fo:font-weight="normal" officeooo:rsid="02e2a66d" style:font-size-asian="10.5pt" style:font-weight-asian="normal" style:font-size-complex="10.5pt" style:font-weight-complex="normal"/>
    </style:style>
    <style:style style:name="T108" style:family="text">
      <style:text-properties fo:color="#000000" style:font-name="Ubuntu" fo:font-size="10.5pt" fo:language="fr" fo:country="FR" fo:font-weight="normal" officeooo:rsid="00c319e0" style:font-size-asian="10.5pt" style:font-weight-asian="normal" style:font-size-complex="10.5pt" style:font-weight-complex="normal"/>
    </style:style>
    <style:style style:name="T109" style:family="text">
      <style:text-properties fo:color="#000000" style:font-name="Ubuntu" fo:font-size="10.5pt" fo:language="fr" fo:country="FR" fo:font-weight="normal" officeooo:rsid="03039690" style:font-size-asian="10.5pt" style:font-weight-asian="normal" style:font-size-complex="10.5pt" style:font-weight-complex="normal"/>
    </style:style>
    <style:style style:name="T110" style:family="text">
      <style:text-properties fo:color="#000000" style:font-name="Ubuntu" fo:font-size="10.5pt" fo:language="fr" fo:country="FR" fo:font-weight="normal" officeooo:rsid="03051eba" style:font-size-asian="10.5pt" style:font-weight-asian="normal" style:font-size-complex="10.5pt" style:font-weight-complex="normal"/>
    </style:style>
    <style:style style:name="T111" style:family="text">
      <style:text-properties fo:color="#000000" style:font-name="Ubuntu" fo:font-size="10.5pt" fo:language="fr" fo:country="FR" fo:font-weight="normal" officeooo:rsid="03275c10" style:font-size-asian="10.5pt" style:font-weight-asian="normal" style:font-size-complex="10.5pt" style:font-weight-complex="normal"/>
    </style:style>
    <style:style style:name="T112" style:family="text">
      <style:text-properties fo:color="#000000" style:font-name="Ubuntu" fo:font-size="10.5pt" fo:language="fr" fo:country="FR" fo:font-weight="normal" officeooo:rsid="0813323d" style:font-size-asian="10.5pt" style:font-weight-asian="normal" style:font-size-complex="10.5pt" style:font-weight-complex="normal"/>
    </style:style>
    <style:style style:name="T113" style:family="text">
      <style:text-properties fo:color="#000000" style:font-name="Ubuntu" fo:font-size="10.5pt" fo:language="fr" fo:country="FR" fo:font-weight="normal" officeooo:rsid="0813b5ce" style:font-size-asian="10.5pt" style:font-weight-asian="normal" style:font-size-complex="10.5pt" style:font-weight-complex="normal"/>
    </style:style>
    <style:style style:name="T114" style:family="text">
      <style:text-properties fo:color="#000000" style:font-name="Ubuntu"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115" style:family="text">
      <style:text-properties fo:color="#000000" style:font-name="Ubuntu"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116" style:family="text">
      <style:text-properties fo:color="#000000" style:font-name="Ubuntu"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117" style:family="text">
      <style:text-properties fo:color="#000000" style:font-name="Ubuntu" fo:font-size="10.5pt" fo:language="fr" fo:country="FR" style:font-size-asian="10.5pt" style:font-size-complex="10.5pt"/>
    </style:style>
    <style:style style:name="T118" style:family="text">
      <style:text-properties fo:color="#000000" style:font-name="Ubuntu" fo:font-size="10.5pt" fo:language="fr" fo:country="FR" officeooo:rsid="040d2c72" style:font-size-asian="10.5pt" style:font-size-complex="10.5pt"/>
    </style:style>
    <style:style style:name="T119" style:family="text">
      <style:text-properties fo:color="#000000" style:font-name="Ubuntu" fo:font-size="10.5pt" fo:language="fr" fo:country="FR" officeooo:rsid="044212b9" style:font-size-asian="10.5pt" style:font-size-complex="10.5pt"/>
    </style:style>
    <style:style style:name="T120" style:family="text">
      <style:text-properties fo:color="#000000" style:font-name="Ubuntu" fo:font-size="10.5pt" fo:language="fr" fo:country="FR" officeooo:rsid="0441171f" style:font-size-asian="10.5pt" style:font-size-complex="10.5pt"/>
    </style:style>
    <style:style style:name="T121" style:family="text">
      <style:text-properties fo:color="#000000" style:font-name="Ubuntu" fo:font-size="10.5pt" fo:language="fr" fo:country="FR" officeooo:rsid="001d709f" style:font-size-asian="10.5pt" style:font-size-complex="10.5pt"/>
    </style:style>
    <style:style style:name="T122" style:family="text">
      <style:text-properties fo:color="#000000" style:font-name="Ubuntu" fo:font-size="10.5pt" fo:language="fr" fo:country="FR" officeooo:rsid="00c319e0" style:font-size-asian="10.5pt" style:font-size-complex="10.5pt"/>
    </style:style>
    <style:style style:name="T123" style:family="text">
      <style:text-properties fo:color="#000000" style:font-name="Ubuntu" fo:font-size="10.5pt" fo:language="fr" fo:country="FR" officeooo:rsid="04392b42" style:font-size-asian="10.5pt" style:font-size-complex="10.5pt"/>
    </style:style>
    <style:style style:name="T124" style:family="text">
      <style:text-properties fo:color="#000000" style:font-name="Ubuntu" fo:font-size="10.5pt" fo:language="fr" fo:country="FR" officeooo:rsid="0449f6e8" style:font-size-asian="10.5pt" style:font-size-complex="10.5pt"/>
    </style:style>
    <style:style style:name="T125" style:family="text">
      <style:text-properties fo:color="#000000" style:font-name="Ubuntu" fo:font-size="10.5pt" fo:language="fr" fo:country="FR" officeooo:rsid="05036223" style:font-size-asian="10.5pt" style:font-size-complex="10.5pt"/>
    </style:style>
    <style:style style:name="T126" style:family="text">
      <style:text-properties fo:color="#000000" style:font-name="Ubuntu" fo:font-size="10.5pt" fo:language="fr" fo:country="FR" officeooo:rsid="080bf206" style:font-size-asian="10.5pt" style:font-size-complex="10.5pt"/>
    </style:style>
    <style:style style:name="T127" style:family="text">
      <style:text-properties fo:color="#000000" style:font-name="Ubuntu" fo:font-size="10.5pt" fo:language="fr" fo:country="FR" officeooo:rsid="080e5b87" style:font-size-asian="10.5pt" style:font-size-complex="10.5pt"/>
    </style:style>
    <style:style style:name="T128" style:family="text">
      <style:text-properties fo:color="#000000" style:font-name="Ubuntu" fo:font-size="10.5pt" fo:language="fr" fo:country="FR" officeooo:rsid="0810659a" style:font-size-asian="10.5pt" style:font-size-complex="10.5pt"/>
    </style:style>
    <style:style style:name="T129" style:family="text">
      <style:text-properties fo:color="#000000" style:font-name="Ubuntu" fo:font-size="10.5pt" fo:language="fr" fo:country="FR" officeooo:rsid="0810c7d5" style:font-size-asian="10.5pt" style:font-size-complex="10.5pt"/>
    </style:style>
    <style:style style:name="T130" style:family="text">
      <style:text-properties fo:color="#000000" style:font-name="Ubuntu" fo:font-size="10.5pt" fo:language="fr" fo:country="FR" officeooo:rsid="0811d115" style:font-size-asian="10.5pt" style:font-size-complex="10.5pt"/>
    </style:style>
    <style:style style:name="T131" style:family="text">
      <style:text-properties fo:color="#000000" style:font-name="Ubuntu" fo:font-size="10.5pt" fo:language="fr" fo:country="FR" officeooo:rsid="0585c4e9" style:font-size-asian="10.5pt" style:font-size-complex="10.5pt"/>
    </style:style>
    <style:style style:name="T132" style:family="text">
      <style:text-properties fo:color="#000000" style:font-name="Ubuntu" fo:font-size="10.5pt" fo:language="fr" fo:country="FR" officeooo:rsid="0818fa11" style:font-size-asian="10.5pt" style:font-size-complex="10.5pt"/>
    </style:style>
    <style:style style:name="T133" style:family="text">
      <style:text-properties fo:color="#000000" style:font-name="Ubuntu" fo:font-size="10.5pt" fo:language="fr" fo:country="FR" officeooo:rsid="00e24910" style:font-size-asian="10.5pt" style:font-size-complex="10.5pt"/>
    </style:style>
    <style:style style:name="T134" style:family="text">
      <style:text-properties fo:color="#000000" style:font-name="Ubuntu" fo:font-size="10.5pt" fo:language="fr" fo:country="FR" officeooo:rsid="081d6665" style:font-size-asian="10.5pt" style:font-size-complex="10.5pt"/>
    </style:style>
    <style:style style:name="T135" style:family="text">
      <style:text-properties fo:color="#000000" style:font-name="Ubuntu" fo:font-size="10.5pt" fo:language="fr" fo:country="FR" officeooo:rsid="081e1e19" style:font-size-asian="10.5pt" style:font-size-complex="10.5pt"/>
    </style:style>
    <style:style style:name="T136" style:family="text">
      <style:text-properties fo:color="#000000" style:font-name="Ubuntu" fo:font-size="10.5pt" fo:language="fr" fo:country="FR" officeooo:rsid="081f6e48" style:font-size-asian="10.5pt" style:font-size-complex="10.5pt"/>
    </style:style>
    <style:style style:name="T137" style:family="text">
      <style:text-properties fo:color="#000000" style:font-name="Ubuntu" fo:font-size="10.5pt" fo:language="fr" fo:country="FR" officeooo:rsid="08b4d161" style:font-size-asian="10.5pt" style:font-size-complex="10.5pt"/>
    </style:style>
    <style:style style:name="T138" style:family="text">
      <style:text-properties fo:color="#000000" style:font-name="Ubuntu" fo:font-size="10.5pt" fo:language="fr" fo:country="FR" officeooo:rsid="08b58f99" style:font-size-asian="10.5pt" style:font-size-complex="10.5pt"/>
    </style:style>
    <style:style style:name="T139" style:family="text">
      <style:text-properties fo:color="#000000" style:font-name="Ubuntu" fo:font-size="10.5pt" fo:language="fr" fo:country="FR" officeooo:rsid="08d22058" style:font-size-asian="10.5pt" style:font-size-complex="10.5pt"/>
    </style:style>
    <style:style style:name="T140" style:family="text">
      <style:text-properties fo:color="#000000" style:font-name="Ubuntu" fo:font-size="10.5pt" fo:language="fr" fo:country="FR" officeooo:rsid="08d3f00d" style:font-size-asian="10.5pt" style:font-size-complex="10.5pt"/>
    </style:style>
    <style:style style:name="T141" style:family="text">
      <style:text-properties fo:color="#000000" style:font-name="Ubuntu" fo:font-size="10.5pt" fo:language="fr" fo:country="FR" officeooo:rsid="08d452f3" style:font-size-asian="10.5pt" style:font-size-complex="10.5pt"/>
    </style:style>
    <style:style style:name="T142" style:family="text">
      <style:text-properties fo:color="#000000" style:font-name="Ubuntu" fo:font-size="10.5pt" fo:language="fr" fo:country="FR" officeooo:rsid="08d5eb82" style:font-size-asian="10.5pt" style:font-size-complex="10.5pt"/>
    </style:style>
    <style:style style:name="T143" style:family="text">
      <style:text-properties fo:color="#000000" style:font-name="Ubuntu" fo:font-size="10.5pt" fo:language="fr" fo:country="FR" officeooo:rsid="08d70e49" style:font-size-asian="10.5pt" style:font-size-complex="10.5pt"/>
    </style:style>
    <style:style style:name="T144" style:family="text">
      <style:text-properties fo:color="#000000" style:font-name="Ubuntu" fo:font-size="10.5pt" fo:language="fr" fo:country="FR" officeooo:rsid="08d83be8" style:font-size-asian="10.5pt" style:font-size-complex="10.5pt"/>
    </style:style>
    <style:style style:name="T145" style:family="text">
      <style:text-properties fo:color="#000000" style:font-name="Ubuntu" fo:font-size="10.5pt" fo:language="fr" fo:country="FR" officeooo:rsid="08d92b80" style:font-size-asian="10.5pt" style:font-size-complex="10.5pt"/>
    </style:style>
    <style:style style:name="T146" style:family="text">
      <style:text-properties fo:color="#000000" style:font-name="Ubuntu" fo:font-size="10.5pt" fo:language="fr" fo:country="FR" officeooo:rsid="08d9df55" style:font-size-asian="10.5pt" style:font-size-complex="10.5pt"/>
    </style:style>
    <style:style style:name="T147" style:family="text">
      <style:text-properties fo:color="#000000" style:font-name="Ubuntu" fo:font-size="10.5pt" fo:language="fr" fo:country="FR" officeooo:rsid="08db886e" style:font-size-asian="10.5pt" style:font-size-complex="10.5pt"/>
    </style:style>
    <style:style style:name="T148" style:family="text">
      <style:text-properties fo:color="#000000" style:font-name="Ubuntu" fo:font-size="10.5pt" fo:language="fr" fo:country="FR" officeooo:rsid="08dd5b7a" style:font-size-asian="10.5pt" style:font-size-complex="10.5pt"/>
    </style:style>
    <style:style style:name="T149" style:family="text">
      <style:text-properties fo:color="#000000" style:font-name="Ubuntu" fo:font-size="10.5pt" fo:language="fr" fo:country="FR" officeooo:rsid="08dec81e" style:font-size-asian="10.5pt" style:font-size-complex="10.5pt"/>
    </style:style>
    <style:style style:name="T150" style:family="text">
      <style:text-properties fo:color="#000000" style:font-name="Ubuntu" fo:font-size="10.5pt" fo:language="fr" fo:country="FR" officeooo:rsid="08e0b091" style:font-size-asian="10.5pt" style:font-size-complex="10.5pt"/>
    </style:style>
    <style:style style:name="T151" style:family="text">
      <style:text-properties fo:color="#000000" style:font-name="Ubuntu" fo:font-size="10.5pt" fo:language="fr" fo:country="FR" fo:font-weight="bold" style:font-size-asian="10.5pt" style:font-weight-asian="bold" style:font-size-complex="10.5pt" style:font-weight-complex="bold"/>
    </style:style>
    <style:style style:name="T152" style:family="text">
      <style:text-properties fo:color="#000000" style:font-name="Ubuntu" fo:font-size="10.5pt" fo:language="fr" fo:country="FR" fo:font-weight="bold" officeooo:rsid="001d709f" style:font-size-asian="10.5pt" style:font-weight-asian="bold" style:font-size-complex="10.5pt" style:font-weight-complex="bold"/>
    </style:style>
    <style:style style:name="T153" style:family="text">
      <style:text-properties fo:color="#000000" style:font-name="Ubuntu" fo:font-size="10.5pt" fo:language="fr" fo:country="FR" fo:font-weight="bold" officeooo:rsid="02df80b6" style:font-size-asian="10.5pt" style:font-weight-asian="bold" style:font-size-complex="10.5pt" style:font-weight-complex="bold"/>
    </style:style>
    <style:style style:name="T154" style:family="text">
      <style:text-properties fo:color="#000000" style:font-name="Ubuntu" fo:font-size="10.5pt" fo:language="fr" fo:country="FR" fo:font-weight="bold" officeooo:rsid="02e0f3f5" style:font-size-asian="10.5pt" style:font-weight-asian="bold" style:font-size-complex="10.5pt" style:font-weight-complex="bold"/>
    </style:style>
    <style:style style:name="T155" style:family="text">
      <style:text-properties fo:color="#000000" style:font-name="Ubuntu" fo:font-size="10.5pt" fo:language="fr" fo:country="FR" fo:font-weight="bold" officeooo:rsid="00c319e0" style:font-size-asian="10.5pt" style:font-weight-asian="bold" style:font-size-complex="10.5pt" style:font-weight-complex="bold"/>
    </style:style>
    <style:style style:name="T156" style:family="text">
      <style:text-properties fo:color="#000000" style:font-name="Ubuntu" fo:font-size="10.5pt" fo:language="fr" fo:country="FR" fo:font-weight="bold" officeooo:rsid="03275c10" style:font-size-asian="10.5pt" style:font-weight-asian="bold" style:font-size-complex="10.5pt" style:font-weight-complex="bold"/>
    </style:style>
    <style:style style:name="T157" style:family="text">
      <style:text-properties fo:color="#000000" style:font-name="Ubuntu" fo:font-size="10.5pt" fo:language="fr" fo:country="FR" fo:font-weight="bold" officeooo:rsid="0585c4e9" style:font-size-asian="10.5pt" style:font-weight-asian="bold" style:font-size-complex="10.5pt" style:font-weight-complex="bold"/>
    </style:style>
    <style:style style:name="T158" style:family="text">
      <style:text-properties fo:color="#000000" style:font-name="Ubuntu"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159" style:family="text">
      <style:text-properties fo:color="#000000" fo:font-weight="bold" officeooo:rsid="07c63bef" style:font-weight-asian="bold" style:font-weight-complex="bold"/>
    </style:style>
    <style:style style:name="T160" style:family="text">
      <style:text-properties fo:color="#000000" officeooo:rsid="08bb9318"/>
    </style:style>
    <style:style style:name="T161" style:family="text">
      <style:text-properties fo:color="#000000" officeooo:rsid="08e84ef1"/>
    </style:style>
    <style:style style:name="T162" style:family="text">
      <style:text-properties fo:color="#000000" officeooo:rsid="08eb5e2d"/>
    </style:style>
    <style:style style:name="T163" style:family="text">
      <style:text-properties officeooo:rsid="05558924"/>
    </style:style>
    <style:style style:name="T164" style:family="text">
      <style:text-properties fo:font-weight="normal" style:font-weight-asian="normal" style:font-weight-complex="normal"/>
    </style:style>
    <style:style style:name="T165" style:family="text">
      <style:text-properties fo:font-weight="normal" officeooo:rsid="060a7a52" style:font-weight-asian="normal" style:font-weight-complex="normal"/>
    </style:style>
    <style:style style:name="T166" style:family="text">
      <style:text-properties fo:font-weight="normal" officeooo:rsid="060ac849" style:font-weight-asian="normal" style:font-weight-complex="normal"/>
    </style:style>
    <style:style style:name="T167" style:family="text">
      <style:text-properties fo:font-weight="normal" officeooo:rsid="060b2613" style:font-weight-asian="normal" style:font-weight-complex="normal"/>
    </style:style>
    <style:style style:name="T168" style:family="text">
      <style:text-properties fo:font-weight="normal" officeooo:rsid="060f723a" style:font-weight-asian="normal" style:font-weight-complex="normal"/>
    </style:style>
    <style:style style:name="T169" style:family="text">
      <style:text-properties fo:font-weight="normal" officeooo:rsid="060fc8c7" style:font-weight-asian="normal" style:font-weight-complex="normal"/>
    </style:style>
    <style:style style:name="T170" style:family="text">
      <style:text-properties fo:font-weight="normal" officeooo:rsid="06124a29" style:font-weight-asian="normal" style:font-weight-complex="normal"/>
    </style:style>
    <style:style style:name="T171" style:family="text">
      <style:text-properties fo:font-weight="normal" officeooo:rsid="06128d5a" style:font-weight-asian="normal" style:font-weight-complex="normal"/>
    </style:style>
    <style:style style:name="T172" style:family="text">
      <style:text-properties fo:font-weight="normal" officeooo:rsid="06143046" style:font-weight-asian="normal" style:font-weight-complex="normal"/>
    </style:style>
    <style:style style:name="T173" style:family="text">
      <style:text-properties fo:font-weight="normal" officeooo:rsid="06151807" style:font-weight-asian="normal" style:font-weight-complex="normal"/>
    </style:style>
    <style:style style:name="T174" style:family="text">
      <style:text-properties fo:font-weight="normal" officeooo:rsid="0616c1d2" style:font-weight-asian="normal" style:font-weight-complex="normal"/>
    </style:style>
    <style:style style:name="T175" style:family="text">
      <style:text-properties fo:font-weight="normal" officeooo:rsid="0618f6d5" style:font-weight-asian="normal" style:font-weight-complex="normal"/>
    </style:style>
    <style:style style:name="T176" style:family="text">
      <style:text-properties fo:font-weight="normal" officeooo:rsid="06193456" style:font-weight-asian="normal" style:font-weight-complex="normal"/>
    </style:style>
    <style:style style:name="T177" style:family="text">
      <style:text-properties fo:font-weight="normal" officeooo:rsid="0637444d" style:font-weight-asian="normal" style:font-weight-complex="normal"/>
    </style:style>
    <style:style style:name="T178" style:family="text">
      <style:text-properties fo:font-weight="normal" officeooo:rsid="05de3975" style:font-weight-asian="normal" style:font-weight-complex="normal"/>
    </style:style>
    <style:style style:name="T179" style:family="text">
      <style:text-properties fo:font-weight="normal" officeooo:rsid="064347e7" style:font-weight-asian="normal" style:font-weight-complex="normal"/>
    </style:style>
    <style:style style:name="T180" style:family="text">
      <style:text-properties fo:font-weight="normal" officeooo:rsid="06609aca" style:font-weight-asian="normal" style:font-weight-complex="normal"/>
    </style:style>
    <style:style style:name="T181" style:family="text">
      <style:text-properties fo:font-weight="normal" officeooo:rsid="06626191" style:font-weight-asian="normal" style:font-weight-complex="normal"/>
    </style:style>
    <style:style style:name="T182" style:family="text">
      <style:text-properties fo:font-weight="normal" officeooo:rsid="06635a9a" style:font-weight-asian="normal" style:font-weight-complex="normal"/>
    </style:style>
    <style:style style:name="T183" style:family="text">
      <style:text-properties fo:font-weight="normal" officeooo:rsid="06a9ef2c" style:font-weight-asian="normal" style:font-weight-complex="normal"/>
    </style:style>
    <style:style style:name="T184" style:family="text">
      <style:text-properties fo:font-weight="normal" officeooo:rsid="0730243e" style:font-weight-asian="normal" style:font-weight-complex="normal"/>
    </style:style>
    <style:style style:name="T185" style:family="text">
      <style:text-properties fo:font-weight="normal" officeooo:rsid="07314020" style:font-weight-asian="normal" style:font-weight-complex="normal"/>
    </style:style>
    <style:style style:name="T186" style:family="text">
      <style:text-properties fo:font-weight="normal" officeooo:rsid="0732c916" style:font-weight-asian="normal" style:font-weight-complex="normal"/>
    </style:style>
    <style:style style:name="T187" style:family="text">
      <style:text-properties fo:font-weight="normal" officeooo:rsid="0733fb17" style:font-weight-asian="normal" style:font-weight-complex="normal"/>
    </style:style>
    <style:style style:name="T188" style:family="text">
      <style:text-properties fo:font-weight="normal" officeooo:rsid="0735683f" style:font-weight-asian="normal" style:font-weight-complex="normal"/>
    </style:style>
    <style:style style:name="T189" style:family="text">
      <style:text-properties fo:font-weight="normal" officeooo:rsid="07761866" style:font-weight-asian="normal" style:font-weight-complex="normal"/>
    </style:style>
    <style:style style:name="T190" style:family="text">
      <style:text-properties fo:font-weight="normal" officeooo:rsid="07767a23" style:font-weight-asian="normal" style:font-weight-complex="normal"/>
    </style:style>
    <style:style style:name="T191" style:family="text">
      <style:text-properties fo:font-weight="normal" officeooo:rsid="079c3e6e" style:font-weight-asian="normal" style:font-weight-complex="normal"/>
    </style:style>
    <style:style style:name="T192" style:family="text">
      <style:text-properties fo:font-weight="normal" officeooo:rsid="072fb309" style:font-weight-asian="normal" style:font-weight-complex="normal"/>
    </style:style>
    <style:style style:name="T193" style:family="text">
      <style:text-properties fo:font-weight="normal" officeooo:rsid="066a226d" style:font-weight-asian="normal" style:font-weight-complex="normal"/>
    </style:style>
    <style:style style:name="T194" style:family="text">
      <style:text-properties fo:font-weight="normal" officeooo:rsid="066afeb9" style:font-weight-asian="normal" style:font-weight-complex="normal"/>
    </style:style>
    <style:style style:name="T195" style:family="text">
      <style:text-properties fo:font-weight="normal" officeooo:rsid="066cbc36" style:font-weight-asian="normal" style:font-weight-complex="normal"/>
    </style:style>
    <style:style style:name="T196" style:family="text">
      <style:text-properties fo:font-weight="normal" officeooo:rsid="07a35f14" style:font-weight-asian="normal" style:font-weight-complex="normal"/>
    </style:style>
    <style:style style:name="T197" style:family="text">
      <style:text-properties fo:font-weight="normal" officeooo:rsid="084955d1" style:font-weight-asian="normal" style:font-weight-complex="normal"/>
    </style:style>
    <style:style style:name="T198" style:family="text">
      <style:text-properties fo:font-weight="normal" officeooo:rsid="084bc21f" style:font-weight-asian="normal" style:font-weight-complex="normal"/>
    </style:style>
    <style:style style:name="T199" style:family="text">
      <style:text-properties fo:font-weight="normal" officeooo:rsid="084c9082" style:font-weight-asian="normal" style:font-weight-complex="normal"/>
    </style:style>
    <style:style style:name="T200" style:family="text">
      <style:text-properties fo:language="fr" fo:country="FR"/>
    </style:style>
    <style:style style:name="T201" style:family="text">
      <style:text-properties fo:language="fr" fo:country="FR" fo:font-weight="normal" officeooo:rsid="0085c3f7" style:font-weight-asian="normal" style:font-weight-complex="normal"/>
    </style:style>
    <style:style style:name="T202" style:family="text">
      <style:text-properties fo:language="fr" fo:country="FR" fo:font-weight="normal" officeooo:rsid="0025d9f0" style:font-weight-asian="normal" style:font-weight-complex="normal"/>
    </style:style>
    <style:style style:name="T203" style:family="text">
      <style:text-properties fo:language="fr" fo:country="FR" fo:font-weight="normal" officeooo:rsid="03f67db3" style:font-weight-asian="normal" style:font-weight-complex="normal"/>
    </style:style>
    <style:style style:name="T204" style:family="text">
      <style:text-properties fo:language="fr" fo:country="FR" fo:font-weight="normal" officeooo:rsid="04562ba0" style:font-weight-asian="normal" style:font-weight-complex="normal"/>
    </style:style>
    <style:style style:name="T205" style:family="text">
      <style:text-properties fo:language="fr" fo:country="FR" fo:font-weight="normal" officeooo:rsid="08261b10" style:font-weight-asian="normal" style:font-weight-complex="normal"/>
    </style:style>
    <style:style style:name="T206" style:family="text">
      <style:text-properties fo:language="fr" fo:country="FR" fo:font-weight="normal" officeooo:rsid="08275eef" style:font-weight-asian="normal" style:font-weight-complex="normal"/>
    </style:style>
    <style:style style:name="T207" style:family="text">
      <style:text-properties fo:language="fr" fo:country="FR" fo:font-style="normal" fo:font-weight="bold" officeooo:rsid="0085c3f7" style:font-style-asian="normal" style:font-weight-asian="bold" style:font-style-complex="normal" style:font-weight-complex="bold"/>
    </style:style>
    <style:style style:name="T208" style:family="text">
      <style:text-properties fo:language="fr" fo:country="FR" officeooo:rsid="022dd005"/>
    </style:style>
    <style:style style:name="T209" style:family="text">
      <style:text-properties fo:language="fr" fo:country="FR" officeooo:rsid="038f9f9a"/>
    </style:style>
    <style:style style:name="T210" style:family="text">
      <style:text-properties fo:language="fr" fo:country="FR" officeooo:rsid="039029e9"/>
    </style:style>
    <style:style style:name="T211" style:family="text">
      <style:text-properties fo:language="fr" fo:country="FR" officeooo:rsid="0391e975"/>
    </style:style>
    <style:style style:name="T212" style:family="text">
      <style:text-properties fo:language="fr" fo:country="FR" officeooo:rsid="039673db"/>
    </style:style>
    <style:style style:name="T213" style:family="text">
      <style:text-properties fo:language="fr" fo:country="FR" officeooo:rsid="0398558c"/>
    </style:style>
    <style:style style:name="T214" style:family="text">
      <style:text-properties fo:language="fr" fo:country="FR" officeooo:rsid="039a91e9"/>
    </style:style>
    <style:style style:name="T215" style:family="text">
      <style:text-properties fo:language="fr" fo:country="FR" officeooo:rsid="039b9846"/>
    </style:style>
    <style:style style:name="T216" style:family="text">
      <style:text-properties fo:language="fr" fo:country="FR" officeooo:rsid="039c4a91"/>
    </style:style>
    <style:style style:name="T217" style:family="text">
      <style:text-properties fo:language="fr" fo:country="FR" officeooo:rsid="03a919dd"/>
    </style:style>
    <style:style style:name="T218" style:family="text">
      <style:text-properties fo:language="fr" fo:country="FR" officeooo:rsid="03a94ac7"/>
    </style:style>
    <style:style style:name="T219" style:family="text">
      <style:text-properties fo:language="fr" fo:country="FR" officeooo:rsid="03ab42e6"/>
    </style:style>
    <style:style style:name="T220" style:family="text">
      <style:text-properties fo:language="fr" fo:country="FR" officeooo:rsid="03b03fe3"/>
    </style:style>
    <style:style style:name="T221" style:family="text">
      <style:text-properties fo:language="fr" fo:country="FR" officeooo:rsid="03b2ac81"/>
    </style:style>
    <style:style style:name="T222" style:family="text">
      <style:text-properties fo:language="fr" fo:country="FR" fo:font-weight="bold" officeooo:rsid="028ffc12" style:font-weight-asian="bold" style:font-weight-complex="bold"/>
    </style:style>
    <style:style style:name="T223" style:family="text">
      <style:text-properties fo:language="fr" fo:country="FR" fo:font-weight="bold" officeooo:rsid="02925690" style:font-weight-asian="bold" style:font-weight-complex="bold"/>
    </style:style>
    <style:style style:name="T224" style:family="text">
      <style:text-properties fo:language="fr" fo:country="FR" fo:font-weight="bold" officeooo:rsid="029e2249" style:font-weight-asian="bold" style:font-weight-complex="bold"/>
    </style:style>
    <style:style style:name="T225" style:family="text">
      <style:text-properties fo:language="fr" fo:country="FR" fo:font-weight="bold" officeooo:rsid="08261b10" style:font-weight-asian="bold" style:font-weight-complex="bold"/>
    </style:style>
    <style:style style:name="T226" style:family="text">
      <style:text-properties fo:language="fr" fo:country="FR" fo:font-weight="bold" officeooo:rsid="02bf1e1b" style:font-weight-asian="bold" style:font-weight-complex="bold"/>
    </style:style>
    <style:style style:name="T227" style:family="text">
      <style:text-properties fo:language="fr" fo:country="FR" officeooo:rsid="022db4b1"/>
    </style:style>
    <style:style style:name="T228" style:family="text">
      <style:text-properties fo:language="fr" fo:country="FR" officeooo:rsid="028815d1"/>
    </style:style>
    <style:style style:name="T229" style:family="text">
      <style:text-properties fo:language="fr" fo:country="FR" officeooo:rsid="028ffc12"/>
    </style:style>
    <style:style style:name="T230" style:family="text">
      <style:text-properties fo:language="fr" fo:country="FR" officeooo:rsid="02c15261"/>
    </style:style>
    <style:style style:name="T231" style:family="text">
      <style:text-properties fo:language="fr" fo:country="FR" officeooo:rsid="02925690"/>
    </style:style>
    <style:style style:name="T232" style:family="text">
      <style:text-properties fo:language="fr" fo:country="FR" officeooo:rsid="0293f316"/>
    </style:style>
    <style:style style:name="T233" style:family="text">
      <style:text-properties fo:language="fr" fo:country="FR" officeooo:rsid="02978d1d"/>
    </style:style>
    <style:style style:name="T234" style:family="text">
      <style:text-properties fo:language="fr" fo:country="FR" officeooo:rsid="02a15beb"/>
    </style:style>
    <style:style style:name="T235" style:family="text">
      <style:text-properties fo:language="fr" fo:country="FR" officeooo:rsid="02989a7d"/>
    </style:style>
    <style:style style:name="T236" style:family="text">
      <style:text-properties fo:language="fr" fo:country="FR" officeooo:rsid="029a2abd"/>
    </style:style>
    <style:style style:name="T237" style:family="text">
      <style:text-properties fo:language="fr" fo:country="FR" officeooo:rsid="029c61e7"/>
    </style:style>
    <style:style style:name="T238" style:family="text">
      <style:text-properties fo:language="fr" fo:country="FR" officeooo:rsid="029e2249"/>
    </style:style>
    <style:style style:name="T239" style:family="text">
      <style:text-properties fo:language="fr" fo:country="FR" officeooo:rsid="029f5e35"/>
    </style:style>
    <style:style style:name="T240" style:family="text">
      <style:text-properties fo:language="fr" fo:country="FR" officeooo:rsid="029f68f8"/>
    </style:style>
    <style:style style:name="T241" style:family="text">
      <style:text-properties fo:language="fr" fo:country="FR" officeooo:rsid="02a2f48d"/>
    </style:style>
    <style:style style:name="T242" style:family="text">
      <style:text-properties fo:language="fr" fo:country="FR" officeooo:rsid="02a38355"/>
    </style:style>
    <style:style style:name="T243" style:family="text">
      <style:text-properties fo:language="fr" fo:country="FR" officeooo:rsid="02a3f91b"/>
    </style:style>
    <style:style style:name="T244" style:family="text">
      <style:text-properties fo:language="fr" fo:country="FR" officeooo:rsid="02a41ad0"/>
    </style:style>
    <style:style style:name="T245" style:family="text">
      <style:text-properties fo:language="fr" fo:country="FR" officeooo:rsid="02a5f90a"/>
    </style:style>
    <style:style style:name="T246" style:family="text">
      <style:text-properties fo:language="fr" fo:country="FR" officeooo:rsid="02a7657f"/>
    </style:style>
    <style:style style:name="T247" style:family="text">
      <style:text-properties fo:language="fr" fo:country="FR" officeooo:rsid="0028e724"/>
    </style:style>
    <style:style style:name="T248" style:family="text">
      <style:text-properties fo:language="fr" fo:country="FR" officeooo:rsid="002ba3e8"/>
    </style:style>
    <style:style style:name="T249" style:family="text">
      <style:text-properties fo:language="fr" fo:country="FR" officeooo:rsid="05d09af7"/>
    </style:style>
    <style:style style:name="T250" style:family="text">
      <style:text-properties fo:language="fr" fo:country="FR" officeooo:rsid="05d156a1"/>
    </style:style>
    <style:style style:name="T251" style:family="text">
      <style:text-properties fo:language="fr" fo:country="FR" officeooo:rsid="05ef4eff"/>
    </style:style>
    <style:style style:name="T252" style:family="text">
      <style:text-properties fo:language="fr" fo:country="FR" officeooo:rsid="08261b10"/>
    </style:style>
    <style:style style:name="T253" style:family="text">
      <style:text-properties fo:language="fr" fo:country="FR" officeooo:rsid="082738a7"/>
    </style:style>
    <style:style style:name="T254" style:family="text">
      <style:text-properties fo:language="fr" fo:country="FR" officeooo:rsid="083ff76c"/>
    </style:style>
    <style:style style:name="T255" style:family="text">
      <style:text-properties fo:language="fr" fo:country="FR" officeooo:rsid="042dc0ad"/>
    </style:style>
    <style:style style:name="T256" style:family="text">
      <style:text-properties fo:language="fr" fo:country="FR" officeooo:rsid="02bac6b8"/>
    </style:style>
    <style:style style:name="T257" style:family="text">
      <style:text-properties fo:language="fr" fo:country="FR" officeooo:rsid="02bf1e1b"/>
    </style:style>
    <style:style style:name="T258" style:family="text">
      <style:text-properties fo:color="#ed1c24" fo:language="fr" fo:country="FR" officeooo:rsid="02b408d5"/>
    </style:style>
    <style:style style:name="T259" style:family="text">
      <style:text-properties fo:color="#ed1c24" style:font-name="Ubuntu" fo:font-size="10.5pt" fo:language="fr" fo:country="FR" style:font-size-asian="10.5pt" style:font-size-complex="10.5pt"/>
    </style:style>
    <style:style style:name="T260" style:family="text">
      <style:text-properties fo:color="#ed1c24" style:font-name="Ubuntu" fo:font-size="10.5pt" fo:language="fr" fo:country="FR" officeooo:rsid="01035458" style:font-size-asian="10.5pt" style:font-size-complex="10.5pt"/>
    </style:style>
    <style:style style:name="T261" style:family="text">
      <style:text-properties fo:color="#ed1c24" style:font-name="Ubuntu" fo:font-size="10.5pt" fo:language="fr" fo:country="FR" officeooo:rsid="0430e3f6" style:font-size-asian="10.5pt" style:font-size-complex="10.5pt"/>
    </style:style>
    <style:style style:name="T262" style:family="text">
      <style:text-properties fo:color="#ed1c24" style:font-name="Ubuntu" fo:font-size="10.5pt" fo:language="fr" fo:country="FR" officeooo:rsid="04329aec" style:font-size-asian="10.5pt" style:font-size-complex="10.5pt"/>
    </style:style>
    <style:style style:name="T263" style:family="text">
      <style:text-properties fo:color="#ed1c24" style:font-name="Ubuntu" fo:font-size="10.5pt" fo:language="fr" fo:country="FR" officeooo:rsid="02abcb13" style:font-size-asian="10.5pt" style:font-size-complex="10.5pt"/>
    </style:style>
    <style:style style:name="T264" style:family="text">
      <style:text-properties fo:color="#ed1c24" style:font-name="Ubuntu" fo:font-size="10.5pt" fo:language="fr" fo:country="FR" officeooo:rsid="0508e264" style:font-size-asian="10.5pt" style:font-size-complex="10.5pt"/>
    </style:style>
    <style:style style:name="T265" style:family="text">
      <style:text-properties fo:color="#ed1c24" style:font-name="Ubuntu" fo:font-size="10.5pt" fo:language="fr" fo:country="FR" officeooo:rsid="001d709f" style:font-size-asian="10.5pt" style:font-size-complex="10.5pt"/>
    </style:style>
    <style:style style:name="T266" style:family="text">
      <style:text-properties fo:color="#ed1c24" style:font-name="Ubuntu" fo:font-size="10.5pt" fo:language="fr" fo:country="FR" officeooo:rsid="015cb4f7" style:font-size-asian="10.5pt" style:font-size-complex="10.5pt"/>
    </style:style>
    <style:style style:name="T267" style:family="text">
      <style:text-properties fo:color="#ed1c24" style:font-name="Ubuntu" fo:font-size="10.5pt" fo:language="fr" fo:country="FR" officeooo:rsid="02de7ea4" style:font-size-asian="10.5pt" style:font-size-complex="10.5pt"/>
    </style:style>
    <style:style style:name="T268" style:family="text">
      <style:text-properties fo:color="#ed1c24" style:font-name="Ubuntu" fo:font-size="10.5pt" fo:language="fr" fo:country="FR" officeooo:rsid="02cb523e" style:font-size-asian="10.5pt" style:font-size-complex="10.5pt"/>
    </style:style>
    <style:style style:name="T269" style:family="text">
      <style:text-properties fo:color="#ed1c24" style:font-name="Ubuntu" fo:font-size="10.5pt" fo:language="fr" fo:country="FR" officeooo:rsid="0309e3d2" style:font-size-asian="10.5pt" style:font-size-complex="10.5pt"/>
    </style:style>
    <style:style style:name="T270" style:family="text">
      <style:text-properties fo:color="#ed1c24" style:font-name="Ubuntu" fo:font-size="10.5pt" fo:language="fr" fo:country="FR" officeooo:rsid="00fe30bc" style:font-size-asian="10.5pt" style:font-size-complex="10.5pt"/>
    </style:style>
    <style:style style:name="T271" style:family="text">
      <style:text-properties fo:color="#ed1c24" style:font-name="Ubuntu" fo:font-size="10.5pt" fo:language="fr" fo:country="FR" officeooo:rsid="011c7f9d" style:font-size-asian="10.5pt" style:font-size-complex="10.5pt"/>
    </style:style>
    <style:style style:name="T272" style:family="text">
      <style:text-properties fo:color="#ed1c24" style:font-name="Ubuntu" fo:font-size="10.5pt" fo:language="fr" fo:country="FR" officeooo:rsid="03d7eb03" style:font-size-asian="10.5pt" style:font-size-complex="10.5pt"/>
    </style:style>
    <style:style style:name="T273" style:family="text">
      <style:text-properties fo:color="#ed1c24" style:font-name="Ubuntu" fo:font-size="10.5pt" fo:language="fr" fo:country="FR" officeooo:rsid="056460be" style:font-size-asian="10.5pt" style:font-size-complex="10.5pt"/>
    </style:style>
    <style:style style:name="T274" style:family="text">
      <style:text-properties fo:color="#ed1c24" style:font-name="Ubuntu" fo:font-size="10.5pt" fo:language="fr" fo:country="FR" officeooo:rsid="055fd29e" style:font-size-asian="10.5pt" style:font-size-complex="10.5pt"/>
    </style:style>
    <style:style style:name="T275" style:family="text">
      <style:text-properties fo:color="#ed1c24" style:font-name="Ubuntu" fo:font-size="10.5pt" fo:language="fr" fo:country="FR" officeooo:rsid="0507dab8" style:font-size-asian="10.5pt" style:font-size-complex="10.5pt"/>
    </style:style>
    <style:style style:name="T276" style:family="text">
      <style:text-properties fo:color="#ed1c24" style:font-name="Ubuntu" fo:font-size="10.5pt" fo:language="fr" fo:country="FR" officeooo:rsid="050e087d" style:font-size-asian="10.5pt" style:font-size-complex="10.5pt"/>
    </style:style>
    <style:style style:name="T277" style:family="text">
      <style:text-properties fo:color="#ed1c24" style:font-name="Ubuntu" fo:font-size="10.5pt" fo:language="fr" fo:country="FR" officeooo:rsid="0507cf5d" style:font-size-asian="10.5pt" style:font-size-complex="10.5pt"/>
    </style:style>
    <style:style style:name="T278" style:family="text">
      <style:text-properties fo:color="#ed1c24" style:font-name="Ubuntu" fo:font-size="10.5pt" fo:language="fr" fo:country="FR" officeooo:rsid="0180df8e" style:font-size-asian="10.5pt" style:font-size-complex="10.5pt"/>
    </style:style>
    <style:style style:name="T279" style:family="text">
      <style:text-properties fo:color="#ed1c24" style:font-name="Ubuntu" fo:font-size="10.5pt" fo:language="fr" fo:country="FR" officeooo:rsid="04e2a380" style:font-size-asian="10.5pt" style:font-size-complex="10.5pt"/>
    </style:style>
    <style:style style:name="T280" style:family="text">
      <style:text-properties fo:color="#ed1c24" style:font-name="Ubuntu" fo:font-size="10.5pt" fo:language="fr" fo:country="FR" officeooo:rsid="050d1cbd" style:font-size-asian="10.5pt" style:font-size-complex="10.5pt"/>
    </style:style>
    <style:style style:name="T281" style:family="text">
      <style:text-properties fo:color="#ed1c24" style:font-name="Ubuntu" fo:font-size="10.5pt" fo:language="fr" fo:country="FR" officeooo:rsid="02b408d5" style:font-size-asian="10.5pt" style:font-size-complex="10.5pt"/>
    </style:style>
    <style:style style:name="T282" style:family="text">
      <style:text-properties fo:color="#ed1c24" style:font-name="Ubuntu" fo:font-size="10.5pt" fo:language="fr" fo:country="FR" officeooo:rsid="02fee0f5" style:font-size-asian="10.5pt" style:font-size-complex="10.5pt"/>
    </style:style>
    <style:style style:name="T283" style:family="text">
      <style:text-properties fo:color="#ed1c24" style:font-name="Ubuntu" fo:font-size="10.5pt" fo:language="fr" fo:country="FR" officeooo:rsid="030097c8" style:font-size-asian="10.5pt" style:font-size-complex="10.5pt"/>
    </style:style>
    <style:style style:name="T284" style:family="text">
      <style:text-properties fo:color="#ed1c24" style:font-name="Ubuntu" fo:font-size="10.5pt" fo:language="fr" fo:country="FR" fo:font-weight="bold" officeooo:rsid="01359a45" style:font-size-asian="10.5pt" style:font-weight-asian="bold" style:font-size-complex="10.5pt" style:font-weight-complex="bold"/>
    </style:style>
    <style:style style:name="T285" style:family="text">
      <style:text-properties fo:color="#ed1c24" style:font-name="Ubuntu" fo:font-size="10.5pt" fo:language="fr" fo:country="FR" fo:font-weight="bold" officeooo:rsid="001d709f" style:font-size-asian="10.5pt" style:font-weight-asian="bold" style:font-size-complex="10.5pt" style:font-weight-complex="bold"/>
    </style:style>
    <style:style style:name="T286" style:family="text">
      <style:text-properties fo:color="#ed1c24" style:font-name="Ubuntu" fo:font-size="10.5pt" fo:language="fr" fo:country="FR" fo:font-weight="bold" officeooo:rsid="02cb523e" style:font-size-asian="10.5pt" style:font-weight-asian="bold" style:font-size-complex="10.5pt" style:font-weight-complex="bold"/>
    </style:style>
    <style:style style:name="T287" style:family="text">
      <style:text-properties fo:color="#ed1c24" style:font-name="Ubuntu"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288" style:family="text">
      <style:text-properties fo:color="#ed1c24" style:font-name="Ubuntu" fo:font-size="10.5pt" fo:language="fr" fo:country="FR" fo:font-weight="normal" officeooo:rsid="02cb523e" style:font-size-asian="10.5pt" style:font-weight-asian="normal" style:font-size-complex="10.5pt" style:font-weight-complex="normal"/>
    </style:style>
    <style:style style:name="T289" style:family="text">
      <style:text-properties fo:color="#ed1c24" style:font-name="Ubuntu" fo:font-size="10.5pt" fo:language="fr" fo:country="FR" fo:font-weight="normal" officeooo:rsid="049c1001" style:font-size-asian="10.5pt" style:font-weight-asian="normal" style:font-size-complex="10.5pt" style:font-weight-complex="normal"/>
    </style:style>
    <style:style style:name="T290" style:family="text">
      <style:text-properties fo:color="#ed1c24" style:font-name="Ubuntu" fo:font-size="10.5pt" fo:language="fr" fo:country="FR" fo:font-weight="normal" officeooo:rsid="04942e31" style:font-size-asian="10.5pt" style:font-weight-asian="normal" style:font-size-complex="10.5pt" style:font-weight-complex="normal"/>
    </style:style>
    <style:style style:name="T291" style:family="text">
      <style:text-properties fo:color="#ed1c24" style:font-name="Ubuntu" fo:font-size="10.5pt" fo:language="fr" fo:country="FR" fo:font-weight="normal" officeooo:rsid="049d57e2" style:font-size-asian="10.5pt" style:font-weight-asian="normal" style:font-size-complex="10.5pt" style:font-weight-complex="normal"/>
    </style:style>
    <style:style style:name="T292" style:family="text">
      <style:text-properties fo:color="#ed1c24" style:font-name="Ubuntu" fo:font-size="10.5pt" fo:language="fr" fo:country="FR" fo:font-weight="normal" officeooo:rsid="049edaf8" style:font-size-asian="10.5pt" style:font-weight-asian="normal" style:font-size-complex="10.5pt" style:font-weight-complex="normal"/>
    </style:style>
    <style:style style:name="T293" style:family="text">
      <style:text-properties fo:color="#ed1c24" style:font-name="Ubuntu" fo:font-size="10.5pt" officeooo:rsid="052e4f91" fo:background-color="transparent" loext:char-shading-value="0" style:font-size-asian="10.5pt" style:font-size-complex="10.5pt"/>
    </style:style>
    <style:style style:name="T294" style:family="text">
      <style:text-properties fo:color="#ed1c24" style:font-name="Ubuntu" fo:font-size="10.5pt" officeooo:rsid="002f801b" fo:background-color="transparent" loext:char-shading-value="0" style:font-size-asian="10.5pt" style:font-size-complex="10.5pt"/>
    </style:style>
    <style:style style:name="T295" style:family="text">
      <style:text-properties fo:color="#ed1c24" style:text-line-through-style="none" style:text-line-through-type="none" style:font-name="Ubuntu"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296" style:family="text">
      <style:text-properties officeooo:rsid="01f89f63"/>
    </style:style>
    <style:style style:name="T297" style:family="text">
      <style:text-properties style:text-underline-style="none"/>
    </style:style>
    <style:style style:name="T298" style:family="text">
      <style:text-properties style:text-underline-style="none" officeooo:rsid="01f8d294"/>
    </style:style>
    <style:style style:name="T299" style:family="text">
      <style:text-properties style:text-underline-style="none" officeooo:rsid="022dd005"/>
    </style:style>
    <style:style style:name="T300" style:family="text">
      <style:text-properties style:text-underline-style="none" officeooo:rsid="0241edd1"/>
    </style:style>
    <style:style style:name="T301" style:family="text">
      <style:text-properties style:text-underline-style="none" officeooo:rsid="06a4e568"/>
    </style:style>
    <style:style style:name="T302" style:family="text">
      <style:text-properties style:text-underline-style="none" officeooo:rsid="00f8c6c5"/>
    </style:style>
    <style:style style:name="T303" style:family="text">
      <style:text-properties style:text-underline-style="none" officeooo:rsid="023e288e"/>
    </style:style>
    <style:style style:name="T304" style:family="text">
      <style:text-properties style:text-underline-style="none" officeooo:rsid="0749abfa"/>
    </style:style>
    <style:style style:name="T305" style:family="text">
      <style:text-properties style:text-underline-style="none" officeooo:rsid="074b43aa"/>
    </style:style>
    <style:style style:name="T306" style:family="text">
      <style:text-properties style:text-underline-style="none" officeooo:rsid="074b9080"/>
    </style:style>
    <style:style style:name="T307" style:family="text">
      <style:text-properties style:text-underline-style="none" officeooo:rsid="074cdcf9"/>
    </style:style>
    <style:style style:name="T308" style:family="text">
      <style:text-properties style:text-underline-style="none" officeooo:rsid="07502cd0"/>
    </style:style>
    <style:style style:name="T309" style:family="text">
      <style:text-properties style:text-underline-style="none" officeooo:rsid="07529697"/>
    </style:style>
    <style:style style:name="T310" style:family="text">
      <style:text-properties style:text-underline-style="none" officeooo:rsid="0752bc74"/>
    </style:style>
    <style:style style:name="T311" style:family="text">
      <style:text-properties style:text-underline-style="none" officeooo:rsid="07570e59"/>
    </style:style>
    <style:style style:name="T312" style:family="text">
      <style:text-properties style:text-underline-style="none" officeooo:rsid="07586e2f"/>
    </style:style>
    <style:style style:name="T313" style:family="text">
      <style:text-properties style:text-underline-style="none" officeooo:rsid="0792ef92"/>
    </style:style>
    <style:style style:name="T314" style:family="text">
      <style:text-properties style:text-underline-style="none" fo:font-weight="bold" officeooo:rsid="0792ef92" style:font-weight-asian="bold" style:font-weight-complex="bold"/>
    </style:style>
    <style:style style:name="T315" style:family="text">
      <style:text-properties style:text-underline-style="none" fo:font-weight="bold" officeooo:rsid="0792fcdd" style:font-weight-asian="bold" style:font-weight-complex="bold"/>
    </style:style>
    <style:style style:name="T316" style:family="text">
      <style:text-properties style:text-underline-style="none" fo:font-weight="bold" officeooo:rsid="07e4933c" style:font-weight-asian="bold" style:font-weight-complex="bold"/>
    </style:style>
    <style:style style:name="T317" style:family="text">
      <style:text-properties style:text-underline-style="none" officeooo:rsid="0792fcdd"/>
    </style:style>
    <style:style style:name="T318" style:family="text">
      <style:text-properties style:text-underline-style="none" officeooo:rsid="07363714"/>
    </style:style>
    <style:style style:name="T319" style:family="text">
      <style:text-properties style:text-underline-style="none" officeooo:rsid="07430139"/>
    </style:style>
    <style:style style:name="T320" style:family="text">
      <style:text-properties style:text-underline-style="none" officeooo:rsid="073bff1c"/>
    </style:style>
    <style:style style:name="T321" style:family="text">
      <style:text-properties style:text-underline-style="none" officeooo:rsid="073ef4a8"/>
    </style:style>
    <style:style style:name="T322" style:family="text">
      <style:text-properties style:text-underline-style="none" officeooo:rsid="07401de5"/>
    </style:style>
    <style:style style:name="T323" style:family="text">
      <style:text-properties style:text-underline-style="none" officeooo:rsid="0741aa01"/>
    </style:style>
    <style:style style:name="T324" style:family="text">
      <style:text-properties style:text-underline-style="none" officeooo:rsid="0747a75e"/>
    </style:style>
    <style:style style:name="T325" style:family="text">
      <style:text-properties style:text-underline-style="none" officeooo:rsid="07444164"/>
    </style:style>
    <style:style style:name="T326" style:family="text">
      <style:text-properties style:text-underline-style="none" officeooo:rsid="072a8600"/>
    </style:style>
    <style:style style:name="T327" style:family="text">
      <style:text-properties style:text-underline-style="none" officeooo:rsid="0767e2d1"/>
    </style:style>
    <style:style style:name="T328" style:family="text">
      <style:text-properties style:text-underline-style="none" officeooo:rsid="075a0a3e"/>
    </style:style>
    <style:style style:name="T329" style:family="text">
      <style:text-properties style:text-underline-style="none" officeooo:rsid="079b6a46"/>
    </style:style>
    <style:style style:name="T330" style:family="text">
      <style:text-properties style:text-underline-style="none" officeooo:rsid="0766a124"/>
    </style:style>
    <style:style style:name="T331" style:family="text">
      <style:text-properties style:text-underline-style="none" officeooo:rsid="07725170"/>
    </style:style>
    <style:style style:name="T332" style:family="text">
      <style:text-properties style:text-underline-style="none" officeooo:rsid="07744837"/>
    </style:style>
    <style:style style:name="T333" style:family="text">
      <style:text-properties style:text-underline-style="none" officeooo:rsid="077565f8"/>
    </style:style>
    <style:style style:name="T334" style:family="text">
      <style:text-properties style:text-underline-style="none" officeooo:rsid="0785cb6f"/>
    </style:style>
    <style:style style:name="T335" style:family="text">
      <style:text-properties style:text-underline-style="none" officeooo:rsid="06398cfd"/>
    </style:style>
    <style:style style:name="T336" style:family="text">
      <style:text-properties style:text-underline-style="none" officeooo:rsid="07a1eae7"/>
    </style:style>
    <style:style style:name="T337" style:family="text">
      <style:text-properties style:text-underline-style="none" officeooo:rsid="024299f4"/>
    </style:style>
    <style:style style:name="T338" style:family="text">
      <style:text-properties style:text-underline-style="none" officeooo:rsid="06c8c8da"/>
    </style:style>
    <style:style style:name="T339" style:family="text">
      <style:text-properties style:text-underline-style="none" officeooo:rsid="06429199"/>
    </style:style>
    <style:style style:name="T340" style:family="text">
      <style:text-properties style:text-underline-style="none" officeooo:rsid="07e4933c"/>
    </style:style>
    <style:style style:name="T341" style:family="text">
      <style:text-properties style:text-underline-style="none" officeooo:rsid="0831016f"/>
    </style:style>
    <style:style style:name="T342" style:family="text">
      <style:text-properties style:text-underline-style="none" officeooo:rsid="08326f08"/>
    </style:style>
    <style:style style:name="T343" style:family="text">
      <style:text-properties fo:color="#ce181e" fo:font-weight="bold" style:font-weight-asian="bold" style:font-weight-complex="bold"/>
    </style:style>
    <style:style style:name="T344" style:family="text">
      <style:text-properties fo:color="#ce181e" fo:font-weight="bold" officeooo:rsid="05456ea3" style:font-weight-asian="bold" style:font-weight-complex="bold"/>
    </style:style>
    <style:style style:name="T345" style:family="text">
      <style:text-properties fo:color="#ce181e" fo:font-weight="bold" officeooo:rsid="01df0dbf" style:font-weight-asian="bold" style:font-weight-complex="bold"/>
    </style:style>
    <style:style style:name="T346" style:family="text">
      <style:text-properties fo:color="#ce181e" style:font-name="Ubuntu" fo:language="fr" fo:country="FR" style:text-underline-style="none" fo:font-weight="normal" officeooo:rsid="04630d3a" style:font-weight-asian="normal" style:font-weight-complex="normal"/>
    </style:style>
    <style:style style:name="T347" style:family="text">
      <style:text-properties fo:color="#ce181e" style:font-name="Ubuntu" fo:language="fr" fo:country="FR" style:text-underline-style="none" fo:font-weight="normal" officeooo:rsid="070b943b" style:font-weight-asian="normal" style:font-weight-complex="normal"/>
    </style:style>
    <style:style style:name="T348" style:family="text">
      <style:text-properties fo:color="#ce181e" style:font-name="Ubuntu" fo:language="fr" fo:country="FR" style:text-underline-style="none" fo:font-weight="normal" officeooo:rsid="07066159" style:font-weight-asian="normal" style:font-weight-complex="normal"/>
    </style:style>
    <style:style style:name="T349" style:family="text">
      <style:text-properties fo:color="#ce181e" style:font-name="Ubuntu" fo:language="fr" fo:country="FR" style:text-underline-style="none" fo:font-weight="normal" officeooo:rsid="07067234" style:font-weight-asian="normal" style:font-weight-complex="normal"/>
    </style:style>
    <style:style style:name="T350" style:family="text">
      <style:text-properties fo:color="#ce181e" style:font-name="Ubuntu" fo:language="fr" fo:country="FR" style:text-underline-style="none" fo:font-weight="normal" officeooo:rsid="0706cd38" style:font-weight-asian="normal" style:font-weight-complex="normal"/>
    </style:style>
    <style:style style:name="T351" style:family="text">
      <style:text-properties fo:color="#ce181e" style:font-name="Ubuntu" fo:language="fr" fo:country="FR" style:text-underline-style="none" fo:font-weight="normal" officeooo:rsid="05e49233" style:font-weight-asian="normal" style:font-weight-complex="normal"/>
    </style:style>
    <style:style style:name="T352" style:family="text">
      <style:text-properties fo:color="#ce181e" style:font-name="Ubuntu" fo:language="fr" fo:country="FR" style:text-underline-style="none" fo:font-weight="normal" officeooo:rsid="05e4ef44" style:font-weight-asian="normal" style:font-weight-complex="normal"/>
    </style:style>
    <style:style style:name="T353" style:family="text">
      <style:text-properties fo:color="#ce181e" style:font-name="Ubuntu" fo:language="fr" fo:country="FR" style:text-underline-style="none" fo:font-weight="normal" officeooo:rsid="0708e204" style:font-weight-asian="normal" style:font-weight-complex="normal"/>
    </style:style>
    <style:style style:name="T354" style:family="text">
      <style:text-properties fo:color="#ce181e" style:font-name="Ubuntu" fo:language="fr" fo:country="FR" style:text-underline-style="none" fo:font-weight="normal" officeooo:rsid="0704e84d" style:font-weight-asian="normal" style:font-weight-complex="normal"/>
    </style:style>
    <style:style style:name="T355" style:family="text">
      <style:text-properties fo:color="#ce181e" style:font-name="Ubuntu" fo:language="fr" fo:country="FR" style:text-underline-style="none" fo:font-weight="normal" officeooo:rsid="071344ea" style:font-weight-asian="normal" style:font-weight-complex="normal"/>
    </style:style>
    <style:style style:name="T356" style:family="text">
      <style:text-properties fo:color="#ce181e" style:font-name="Ubuntu" fo:language="fr" fo:country="FR" style:text-underline-style="none" fo:font-weight="normal" officeooo:rsid="04639d82" style:font-weight-asian="normal" style:font-weight-complex="normal"/>
    </style:style>
    <style:style style:name="T357" style:family="text">
      <style:text-properties fo:color="#ce181e" style:font-name="Ubuntu" fo:language="fr" fo:country="FR" style:text-underline-style="none" fo:font-weight="normal" officeooo:rsid="0464751b" style:font-weight-asian="normal" style:font-weight-complex="normal"/>
    </style:style>
    <style:style style:name="T358" style:family="text">
      <style:text-properties fo:color="#ce181e" style:font-name="Ubuntu" fo:language="fr" fo:country="FR" style:text-underline-style="none" fo:font-weight="normal" officeooo:rsid="05d3bca1" style:font-weight-asian="normal" style:font-weight-complex="normal"/>
    </style:style>
    <style:style style:name="T359" style:family="text">
      <style:text-properties fo:color="#ce181e" style:font-name="Ubuntu" fo:language="fr" fo:country="FR" style:text-underline-style="none" fo:font-weight="normal" officeooo:rsid="0717b32d" style:font-weight-asian="normal" style:font-weight-complex="normal"/>
    </style:style>
    <style:style style:name="T360" style:family="text">
      <style:text-properties fo:color="#ce181e" style:font-name="Ubuntu" fo:language="fr" fo:country="FR" style:text-underline-style="none" fo:font-weight="normal" officeooo:rsid="05d5363c" style:font-weight-asian="normal" style:font-weight-complex="normal"/>
    </style:style>
    <style:style style:name="T361" style:family="text">
      <style:text-properties fo:color="#ce181e" style:font-name="Ubuntu" fo:language="fr" fo:country="FR" style:text-underline-style="none" fo:font-weight="normal" officeooo:rsid="0718e5d8" style:font-weight-asian="normal" style:font-weight-complex="normal"/>
    </style:style>
    <style:style style:name="T362" style:family="text">
      <style:text-properties fo:color="#ce181e" style:font-name="Ubuntu" fo:language="fr" fo:country="FR" style:text-underline-style="none" fo:font-weight="normal" officeooo:rsid="0719f6af" style:font-weight-asian="normal" style:font-weight-complex="normal"/>
    </style:style>
    <style:style style:name="T363" style:family="text">
      <style:text-properties fo:color="#ce181e" style:font-name="Ubuntu" fo:language="fr" fo:country="FR" style:text-underline-style="none" fo:font-weight="normal" officeooo:rsid="05d6e7cc" style:font-weight-asian="normal" style:font-weight-complex="normal"/>
    </style:style>
    <style:style style:name="T364" style:family="text">
      <style:text-properties fo:color="#ce181e" style:font-name="Ubuntu" fo:language="fr" fo:country="FR" style:text-underline-style="none" fo:font-weight="normal" officeooo:rsid="071da69c" style:font-weight-asian="normal" style:font-weight-complex="normal"/>
    </style:style>
    <style:style style:name="T365" style:family="text">
      <style:text-properties fo:color="#ce181e" style:font-name="Ubuntu" fo:language="fr" fo:country="FR" style:text-underline-style="none" fo:font-weight="normal" officeooo:rsid="05d81fc5" style:font-weight-asian="normal" style:font-weight-complex="normal"/>
    </style:style>
    <style:style style:name="T366" style:family="text">
      <style:text-properties fo:color="#ce181e" style:font-name="Ubuntu" fo:language="fr" fo:country="FR" style:text-underline-style="none" fo:font-weight="normal" officeooo:rsid="07a69461" style:font-weight-asian="normal" style:font-weight-complex="normal"/>
    </style:style>
    <style:style style:name="T367" style:family="text">
      <style:text-properties fo:color="#ce181e" style:font-name="Ubuntu" fo:language="fr" fo:country="FR" style:text-underline-style="none" fo:font-weight="normal" officeooo:rsid="07a709b3" style:font-weight-asian="normal" style:font-weight-complex="normal"/>
    </style:style>
    <style:style style:name="T368" style:family="text">
      <style:text-properties fo:color="#ce181e" style:font-name="Ubuntu" fo:language="fr" fo:country="FR" style:text-underline-style="none" fo:font-weight="normal" officeooo:rsid="07a88505" style:font-weight-asian="normal" style:font-weight-complex="normal"/>
    </style:style>
    <style:style style:name="T369" style:family="text">
      <style:text-properties fo:color="#ce181e" style:font-name="Ubuntu" fo:language="fr" fo:country="FR" style:text-underline-style="none" fo:font-weight="normal" officeooo:rsid="05de3975" style:font-weight-asian="normal" style:font-weight-complex="normal"/>
    </style:style>
    <style:style style:name="T370" style:family="text">
      <style:text-properties fo:color="#ce181e" style:font-name="Ubuntu" fo:language="fr" fo:country="FR" style:text-underline-style="none" fo:font-weight="normal" officeooo:rsid="05df26ec" style:font-weight-asian="normal" style:font-weight-complex="normal"/>
    </style:style>
    <style:style style:name="T371" style:family="text">
      <style:text-properties fo:color="#ce181e" style:font-name="Ubuntu" fo:language="fr" fo:country="FR" style:text-underline-style="none" fo:font-weight="normal" officeooo:rsid="071c807d" style:font-weight-asian="normal" style:font-weight-complex="normal"/>
    </style:style>
    <style:style style:name="T372" style:family="text">
      <style:text-properties fo:color="#ce181e" style:font-name="Ubuntu" fo:language="fr" fo:country="FR" style:text-underline-style="none" fo:font-weight="normal" officeooo:rsid="071d9364" style:font-weight-asian="normal" style:font-weight-complex="normal"/>
    </style:style>
    <style:style style:name="T373" style:family="text">
      <style:text-properties fo:color="#ce181e" style:font-name="Ubuntu" fo:language="fr" fo:country="FR" style:text-underline-style="none" fo:font-weight="normal" officeooo:rsid="05e17c73" style:font-weight-asian="normal" style:font-weight-complex="normal"/>
    </style:style>
    <style:style style:name="T374" style:family="text">
      <style:text-properties fo:color="#ce181e" style:font-name="Ubuntu" fo:language="fr" fo:country="FR" style:text-underline-style="none" fo:font-weight="normal" officeooo:rsid="0786eab8" style:font-weight-asian="normal" style:font-weight-complex="normal"/>
    </style:style>
    <style:style style:name="T375" style:family="text">
      <style:text-properties fo:color="#ce181e" style:font-name="Ubuntu" fo:language="fr" fo:country="FR" style:text-underline-style="none" fo:font-weight="normal" officeooo:rsid="05e24fea" style:font-weight-asian="normal" style:font-weight-complex="normal"/>
    </style:style>
    <style:style style:name="T376" style:family="text">
      <style:text-properties fo:color="#ce181e" style:font-name="Ubuntu" fo:language="fr" fo:country="FR" style:text-underline-style="none" fo:font-weight="normal" officeooo:rsid="07a4bc0c" style:font-weight-asian="normal" style:font-weight-complex="normal"/>
    </style:style>
    <style:style style:name="T377" style:family="text">
      <style:text-properties fo:color="#ce181e" style:font-name="Ubuntu" fo:language="fr" fo:country="FR" style:text-underline-style="none" fo:font-weight="normal" officeooo:rsid="05e3737b" style:font-weight-asian="normal" style:font-weight-complex="normal"/>
    </style:style>
    <style:style style:name="T378" style:family="text">
      <style:text-properties fo:color="#ce181e" style:font-name="Ubuntu" fo:language="fr" fo:country="FR" style:text-underline-style="none" fo:font-weight="normal" officeooo:rsid="05e9ad52" style:font-weight-asian="normal" style:font-weight-complex="normal"/>
    </style:style>
    <style:style style:name="T379" style:family="text">
      <style:text-properties fo:color="#ce181e" style:font-name="Ubuntu" fo:language="fr" fo:country="FR" style:text-underline-style="none" fo:font-weight="normal" officeooo:rsid="046776e6" style:font-weight-asian="normal" style:font-weight-complex="normal"/>
    </style:style>
    <style:style style:name="T380" style:family="text">
      <style:text-properties fo:color="#ce181e" style:font-name="Ubuntu" fo:language="fr" fo:country="FR" style:text-underline-style="none" fo:font-weight="normal" officeooo:rsid="05ec0a58" style:font-weight-asian="normal" style:font-weight-complex="normal"/>
    </style:style>
    <style:style style:name="T381" style:family="text">
      <style:text-properties fo:color="#ce181e" style:font-name="Ubuntu" fo:language="fr" fo:country="FR" style:text-underline-style="none" fo:font-weight="normal" officeooo:rsid="05ecb0e0" style:font-weight-asian="normal" style:font-weight-complex="normal"/>
    </style:style>
    <style:style style:name="T382" style:family="text">
      <style:text-properties fo:color="#ce181e" style:font-name="Ubuntu" fo:font-size="10.5pt" fo:language="fr" fo:country="FR" officeooo:rsid="0430e3f6" style:font-size-asian="10.5pt" style:font-size-complex="10.5pt"/>
    </style:style>
    <style:style style:name="T383" style:family="text">
      <style:text-properties officeooo:rsid="022dd005"/>
    </style:style>
    <style:style style:name="T384" style:family="text">
      <style:text-properties officeooo:rsid="023c536a"/>
    </style:style>
    <style:style style:name="T385" style:family="text">
      <style:text-properties officeooo:rsid="023cd68a"/>
    </style:style>
    <style:style style:name="T386" style:family="text">
      <style:text-properties officeooo:rsid="023e288e"/>
    </style:style>
    <style:style style:name="T387" style:family="text">
      <style:text-properties officeooo:rsid="0241bf20"/>
    </style:style>
    <style:style style:name="T388" style:family="text">
      <style:text-properties officeooo:rsid="0245d0b3"/>
    </style:style>
    <style:style style:name="T389" style:family="text">
      <style:text-properties officeooo:rsid="026e7adf"/>
    </style:style>
    <style:style style:name="T390" style:family="text">
      <style:text-properties officeooo:rsid="027b5e5b"/>
    </style:style>
    <style:style style:name="T391" style:family="text">
      <style:text-properties officeooo:rsid="02ae6b6c"/>
    </style:style>
    <style:style style:name="T392" style:family="text">
      <style:text-properties officeooo:rsid="03c59139"/>
    </style:style>
    <style:style style:name="T393" style:family="text">
      <style:text-properties fo:font-size="11pt" fo:font-weight="bold" officeooo:rsid="06ee6aa5" style:font-size-asian="11pt" style:font-weight-asian="bold" style:font-size-complex="11pt" style:font-weight-complex="bold"/>
    </style:style>
    <style:style style:name="T394" style:family="text">
      <style:text-properties officeooo:rsid="04191c4c"/>
    </style:style>
    <style:style style:name="T395" style:family="text">
      <style:text-properties officeooo:rsid="04543967"/>
    </style:style>
    <style:style style:name="T396" style:family="text">
      <style:text-properties officeooo:rsid="0457d08b"/>
    </style:style>
    <style:style style:name="T397" style:family="text">
      <style:text-properties officeooo:rsid="05a5a76a"/>
    </style:style>
    <style:style style:name="T398" style:family="text">
      <style:text-properties officeooo:rsid="05a9d5b7"/>
    </style:style>
    <style:style style:name="T399" style:family="text">
      <style:text-properties officeooo:rsid="05ac6e81"/>
    </style:style>
    <style:style style:name="T400" style:family="text">
      <style:text-properties officeooo:rsid="05bc85f8"/>
    </style:style>
    <style:style style:name="T401" style:family="text">
      <style:text-properties officeooo:rsid="05bf3b54"/>
    </style:style>
    <style:style style:name="T402" style:family="text">
      <style:text-properties officeooo:rsid="05ef4eff"/>
    </style:style>
    <style:style style:name="T403" style:family="text">
      <style:text-properties officeooo:rsid="05f2ec17"/>
    </style:style>
    <style:style style:name="T404" style:family="text">
      <style:text-properties officeooo:rsid="060f723a"/>
    </style:style>
    <style:style style:name="T405" style:family="text">
      <style:text-properties officeooo:rsid="0659bc20"/>
    </style:style>
    <style:style style:name="T406" style:family="text">
      <style:text-properties officeooo:rsid="065e08f8"/>
    </style:style>
    <style:style style:name="T407" style:family="text">
      <style:text-properties officeooo:rsid="06609aca"/>
    </style:style>
    <style:style style:name="T408" style:family="text">
      <style:text-properties officeooo:rsid="06635a9a"/>
    </style:style>
    <style:style style:name="T409" style:family="text">
      <style:text-properties officeooo:rsid="06a1da82"/>
    </style:style>
    <style:style style:name="T410" style:family="text">
      <style:text-properties officeooo:rsid="06a4e568"/>
    </style:style>
    <style:style style:name="T411" style:family="text">
      <style:text-properties officeooo:rsid="06a8c482"/>
    </style:style>
    <style:style style:name="T412" style:family="text">
      <style:text-properties officeooo:rsid="06a9ef2c"/>
    </style:style>
    <style:style style:name="T413" style:family="text">
      <style:text-properties officeooo:rsid="06cd873c"/>
    </style:style>
    <style:style style:name="T414" style:family="text">
      <style:text-properties officeooo:rsid="06d9b166"/>
    </style:style>
    <style:style style:name="T415" style:family="text">
      <style:text-properties officeooo:rsid="06e3da03"/>
    </style:style>
    <style:style style:name="T416" style:family="text">
      <style:text-properties officeooo:rsid="06e984a2"/>
    </style:style>
    <style:style style:name="T417" style:family="text">
      <style:text-properties officeooo:rsid="06edd645"/>
    </style:style>
    <style:style style:name="T418" style:family="text">
      <style:text-properties officeooo:rsid="06ee6aa5"/>
    </style:style>
    <style:style style:name="T419" style:family="text">
      <style:text-properties officeooo:rsid="06f465b0"/>
    </style:style>
    <style:style style:name="T420" style:family="text">
      <style:text-properties officeooo:rsid="06f7d593"/>
    </style:style>
    <style:style style:name="T421" style:family="text">
      <style:text-properties officeooo:rsid="072fb309"/>
    </style:style>
    <style:style style:name="T422" style:family="text">
      <style:text-properties officeooo:rsid="078fe317"/>
    </style:style>
    <style:style style:name="T423" style:family="text">
      <style:text-properties style:font-name="Ubuntu" fo:font-size="10.5pt" style:font-size-asian="10.5pt" style:font-size-complex="10.5pt"/>
    </style:style>
    <style:style style:name="T424" style:family="text">
      <style:text-properties style:font-name="Ubuntu" fo:font-size="10.5pt" officeooo:rsid="0094a597" style:font-size-asian="10.5pt" style:font-size-complex="10.5pt"/>
    </style:style>
    <style:style style:name="T425" style:family="text">
      <style:text-properties style:font-name="Ubuntu" fo:font-size="10.5pt" officeooo:rsid="007f1491" style:font-size-asian="10.5pt" style:font-size-complex="10.5pt"/>
    </style:style>
    <style:style style:name="T426" style:family="text">
      <style:text-properties style:font-name="Ubuntu" fo:font-size="10.5pt" officeooo:rsid="007f78a2" style:font-size-asian="10.5pt" style:font-size-complex="10.5pt"/>
    </style:style>
    <style:style style:name="T427" style:family="text">
      <style:text-properties style:font-name="Ubuntu" fo:font-size="10.5pt" officeooo:rsid="0095ff0f" style:font-size-asian="10.5pt" style:font-size-complex="10.5pt"/>
    </style:style>
    <style:style style:name="T428" style:family="text">
      <style:text-properties style:font-name="Ubuntu" fo:font-size="10.5pt" officeooo:rsid="008b3c0b" style:font-size-asian="10.5pt" style:font-size-complex="10.5pt"/>
    </style:style>
    <style:style style:name="T429" style:family="text">
      <style:text-properties style:font-name="Ubuntu" fo:font-size="10.5pt" officeooo:rsid="00977fe5" style:font-size-asian="10.5pt" style:font-size-complex="10.5pt"/>
    </style:style>
    <style:style style:name="T430" style:family="text">
      <style:text-properties style:font-name="Ubuntu" fo:font-size="10.5pt" officeooo:rsid="008f1492" style:font-size-asian="10.5pt" style:font-size-complex="10.5pt"/>
    </style:style>
    <style:style style:name="T431" style:family="text">
      <style:text-properties style:font-name="Ubuntu" fo:font-size="10.5pt" officeooo:rsid="0099a7cd" style:font-size-asian="10.5pt" style:font-size-complex="10.5pt"/>
    </style:style>
    <style:style style:name="T432" style:family="text">
      <style:text-properties style:font-name="Ubuntu" fo:font-size="10.5pt" officeooo:rsid="00a7d2af" style:font-size-asian="10.5pt" style:font-size-complex="10.5pt"/>
    </style:style>
    <style:style style:name="T433" style:family="text">
      <style:text-properties style:font-name="Ubuntu" fo:font-size="10.5pt" officeooo:rsid="0090e721" style:font-size-asian="10.5pt" style:font-size-complex="10.5pt"/>
    </style:style>
    <style:style style:name="T434" style:family="text">
      <style:text-properties style:font-name="Ubuntu" fo:font-size="10.5pt" officeooo:rsid="00ab3b99" style:font-size-asian="10.5pt" style:font-size-complex="10.5pt"/>
    </style:style>
    <style:style style:name="T435" style:family="text">
      <style:text-properties style:font-name="Ubuntu" fo:font-size="10.5pt" officeooo:rsid="00e24910" style:font-size-asian="10.5pt" style:font-size-complex="10.5pt"/>
    </style:style>
    <style:style style:name="T436" style:family="text">
      <style:text-properties style:font-name="Ubuntu" fo:font-size="10.5pt" officeooo:rsid="04a223de" style:font-size-asian="10.5pt" style:font-size-complex="10.5pt"/>
    </style:style>
    <style:style style:name="T437" style:family="text">
      <style:text-properties style:font-name="Ubuntu" fo:font-size="10.5pt" officeooo:rsid="00880e99" style:font-size-asian="10.5pt" style:font-size-complex="10.5pt"/>
    </style:style>
    <style:style style:name="T438" style:family="text">
      <style:text-properties style:font-name="Ubuntu" fo:font-size="10.5pt" officeooo:rsid="0088e11a" style:font-size-asian="10.5pt" style:font-size-complex="10.5pt"/>
    </style:style>
    <style:style style:name="T439" style:family="text">
      <style:text-properties style:font-name="Ubuntu" fo:font-size="10.5pt" officeooo:rsid="08716621" style:font-size-asian="10.5pt" style:font-size-complex="10.5pt"/>
    </style:style>
    <style:style style:name="T440" style:family="text">
      <style:text-properties style:font-name="Ubuntu" fo:font-size="10.5pt" fo:language="fr" fo:country="FR" style:font-size-asian="10.5pt" style:font-size-complex="10.5pt"/>
    </style:style>
    <style:style style:name="T441" style:family="text">
      <style:text-properties style:font-name="Ubuntu" fo:font-size="10.5pt" fo:language="fr" fo:country="FR" officeooo:rsid="03ee91bb" style:font-size-asian="10.5pt" style:font-size-complex="10.5pt"/>
    </style:style>
    <style:style style:name="T442" style:family="text">
      <style:text-properties style:font-name="Ubuntu" fo:font-size="10.5pt" fo:language="fr" fo:country="FR" officeooo:rsid="04cae207" style:font-size-asian="10.5pt" style:font-size-complex="10.5pt"/>
    </style:style>
    <style:style style:name="T443" style:family="text">
      <style:text-properties style:font-name="Ubuntu" fo:font-size="10.5pt" fo:language="fr" fo:country="FR" officeooo:rsid="04cc5767" style:font-size-asian="10.5pt" style:font-size-complex="10.5pt"/>
    </style:style>
    <style:style style:name="T444" style:family="text">
      <style:text-properties style:font-name="Ubuntu" fo:font-size="10.5pt" fo:language="fr" fo:country="FR" officeooo:rsid="03e8d756" style:font-size-asian="10.5pt" style:font-size-complex="10.5pt"/>
    </style:style>
    <style:style style:name="T445" style:family="text">
      <style:text-properties style:font-name="Ubuntu" fo:font-size="10.5pt" fo:language="fr" fo:country="FR" officeooo:rsid="03ed7340" style:font-size-asian="10.5pt" style:font-size-complex="10.5pt"/>
    </style:style>
    <style:style style:name="T446" style:family="text">
      <style:text-properties style:font-name="Ubuntu" fo:font-size="10.5pt" fo:language="fr" fo:country="FR" officeooo:rsid="03eea5c4" style:font-size-asian="10.5pt" style:font-size-complex="10.5pt"/>
    </style:style>
    <style:style style:name="T447" style:family="text">
      <style:text-properties style:font-name="Ubuntu" fo:font-size="10.5pt" fo:language="fr" fo:country="FR" officeooo:rsid="07ac0bc6" style:font-size-asian="10.5pt" style:font-size-complex="10.5pt"/>
    </style:style>
    <style:style style:name="T448" style:family="text">
      <style:text-properties style:font-name="Ubuntu" fo:font-size="10.5pt" fo:language="fr" fo:country="FR" officeooo:rsid="040d81b6" style:font-size-asian="10.5pt" style:font-size-complex="10.5pt"/>
    </style:style>
    <style:style style:name="T449" style:family="text">
      <style:text-properties style:font-name="Ubuntu" fo:font-size="10.5pt" fo:language="fr" fo:country="FR" officeooo:rsid="041074fc" style:font-size-asian="10.5pt" style:font-size-complex="10.5pt"/>
    </style:style>
    <style:style style:name="T450" style:family="text">
      <style:text-properties style:font-name="Ubuntu" fo:font-size="10.5pt" fo:language="fr" fo:country="FR" officeooo:rsid="0426155c" style:font-size-asian="10.5pt" style:font-size-complex="10.5pt"/>
    </style:style>
    <style:style style:name="T451" style:family="text">
      <style:text-properties style:font-name="Ubuntu" fo:font-size="10.5pt" fo:language="fr" fo:country="FR" officeooo:rsid="0427cfc9" style:font-size-asian="10.5pt" style:font-size-complex="10.5pt"/>
    </style:style>
    <style:style style:name="T452" style:family="text">
      <style:text-properties style:font-name="Ubuntu" fo:font-size="10.5pt" fo:language="fr" fo:country="FR" officeooo:rsid="02b9c4eb" style:font-size-asian="10.5pt" style:font-size-complex="10.5pt"/>
    </style:style>
    <style:style style:name="T453" style:family="text">
      <style:text-properties style:font-name="Ubuntu" fo:font-size="10.5pt" fo:language="fr" fo:country="FR" officeooo:rsid="02bc2c5e" style:font-size-asian="10.5pt" style:font-size-complex="10.5pt"/>
    </style:style>
    <style:style style:name="T454" style:family="text">
      <style:text-properties style:font-name="Ubuntu" fo:font-size="10.5pt" fo:language="fr" fo:country="FR" officeooo:rsid="04b066e0" style:font-size-asian="10.5pt" style:font-size-complex="10.5pt"/>
    </style:style>
    <style:style style:name="T455" style:family="text">
      <style:text-properties style:font-name="Ubuntu" fo:font-size="10.5pt" fo:language="fr" fo:country="FR" officeooo:rsid="001c02bb" style:font-size-asian="10.5pt" style:font-size-complex="10.5pt"/>
    </style:style>
    <style:style style:name="T456" style:family="text">
      <style:text-properties style:font-name="Ubuntu" fo:font-size="10.5pt" fo:language="fr" fo:country="FR" officeooo:rsid="042f8bcc" style:font-size-asian="10.5pt" style:font-size-complex="10.5pt"/>
    </style:style>
    <style:style style:name="T457" style:family="text">
      <style:text-properties style:font-name="Ubuntu" fo:font-size="10.5pt" fo:language="fr" fo:country="FR" officeooo:rsid="01093904" style:font-size-asian="10.5pt" style:font-size-complex="10.5pt"/>
    </style:style>
    <style:style style:name="T458" style:family="text">
      <style:text-properties style:font-name="Ubuntu" fo:font-size="10.5pt" fo:language="fr" fo:country="FR" officeooo:rsid="010a7f52" style:font-size-asian="10.5pt" style:font-size-complex="10.5pt"/>
    </style:style>
    <style:style style:name="T459" style:family="text">
      <style:text-properties style:font-name="Ubuntu" fo:font-size="10.5pt" fo:language="fr" fo:country="FR" officeooo:rsid="011656ed" style:font-size-asian="10.5pt" style:font-size-complex="10.5pt"/>
    </style:style>
    <style:style style:name="T460" style:family="text">
      <style:text-properties style:font-name="Ubuntu" fo:font-size="10.5pt" fo:language="fr" fo:country="FR" officeooo:rsid="0114ecae" style:font-size-asian="10.5pt" style:font-size-complex="10.5pt"/>
    </style:style>
    <style:style style:name="T461" style:family="text">
      <style:text-properties style:font-name="Ubuntu" fo:font-size="10.5pt" fo:language="fr" fo:country="FR" officeooo:rsid="010f7a6e" style:font-size-asian="10.5pt" style:font-size-complex="10.5pt"/>
    </style:style>
    <style:style style:name="T462" style:family="text">
      <style:text-properties style:font-name="Ubuntu" fo:font-size="10.5pt" fo:language="fr" fo:country="FR" officeooo:rsid="0112f95d" style:font-size-asian="10.5pt" style:font-size-complex="10.5pt"/>
    </style:style>
    <style:style style:name="T463" style:family="text">
      <style:text-properties style:font-name="Ubuntu" fo:font-size="10.5pt" fo:language="fr" fo:country="FR" officeooo:rsid="02f94f18" style:font-size-asian="10.5pt" style:font-size-complex="10.5pt"/>
    </style:style>
    <style:style style:name="T464" style:family="text">
      <style:text-properties style:font-name="Ubuntu" fo:font-size="10.5pt" fo:language="fr" fo:country="FR" officeooo:rsid="02fa588d" style:font-size-asian="10.5pt" style:font-size-complex="10.5pt"/>
    </style:style>
    <style:style style:name="T465" style:family="text">
      <style:text-properties style:font-name="Ubuntu" fo:font-size="10.5pt" fo:language="fr" fo:country="FR" officeooo:rsid="0116ea5a" style:font-size-asian="10.5pt" style:font-size-complex="10.5pt"/>
    </style:style>
    <style:style style:name="T466" style:family="text">
      <style:text-properties style:font-name="Ubuntu" fo:font-size="10.5pt" fo:language="fr" fo:country="FR" officeooo:rsid="0117d581" style:font-size-asian="10.5pt" style:font-size-complex="10.5pt"/>
    </style:style>
    <style:style style:name="T467" style:family="text">
      <style:text-properties style:font-name="Ubuntu" fo:font-size="10.5pt" fo:language="fr" fo:country="FR" officeooo:rsid="02fb265f" style:font-size-asian="10.5pt" style:font-size-complex="10.5pt"/>
    </style:style>
    <style:style style:name="T468" style:family="text">
      <style:text-properties style:font-name="Ubuntu" fo:font-size="10.5pt" fo:language="fr" fo:country="FR" officeooo:rsid="0119c2bc" style:font-size-asian="10.5pt" style:font-size-complex="10.5pt"/>
    </style:style>
    <style:style style:name="T469" style:family="text">
      <style:text-properties style:font-name="Ubuntu" fo:font-size="10.5pt" fo:language="fr" fo:country="FR" officeooo:rsid="011b854f" style:font-size-asian="10.5pt" style:font-size-complex="10.5pt"/>
    </style:style>
    <style:style style:name="T470" style:family="text">
      <style:text-properties style:font-name="Ubuntu" fo:font-size="10.5pt" fo:language="fr" fo:country="FR" officeooo:rsid="011c7f9d" style:font-size-asian="10.5pt" style:font-size-complex="10.5pt"/>
    </style:style>
    <style:style style:name="T471" style:family="text">
      <style:text-properties style:font-name="Ubuntu" fo:font-size="10.5pt" fo:language="fr" fo:country="FR" officeooo:rsid="011dcc35" style:font-size-asian="10.5pt" style:font-size-complex="10.5pt"/>
    </style:style>
    <style:style style:name="T472" style:family="text">
      <style:text-properties style:font-name="Ubuntu" fo:font-size="10.5pt" fo:language="fr" fo:country="FR" officeooo:rsid="012a1b72" style:font-size-asian="10.5pt" style:font-size-complex="10.5pt"/>
    </style:style>
    <style:style style:name="T473" style:family="text">
      <style:text-properties style:font-name="Ubuntu" fo:font-size="10.5pt" fo:language="fr" fo:country="FR" officeooo:rsid="012b8041" style:font-size-asian="10.5pt" style:font-size-complex="10.5pt"/>
    </style:style>
    <style:style style:name="T474" style:family="text">
      <style:text-properties style:font-name="Ubuntu" fo:font-size="10.5pt" fo:language="fr" fo:country="FR" officeooo:rsid="012bc974" style:font-size-asian="10.5pt" style:font-size-complex="10.5pt"/>
    </style:style>
    <style:style style:name="T475" style:family="text">
      <style:text-properties style:font-name="Ubuntu" fo:font-size="10.5pt" fo:language="fr" fo:country="FR" officeooo:rsid="011f08d9" style:font-size-asian="10.5pt" style:font-size-complex="10.5pt"/>
    </style:style>
    <style:style style:name="T476" style:family="text">
      <style:text-properties style:font-name="Ubuntu" fo:font-size="10.5pt" fo:language="fr" fo:country="FR" officeooo:rsid="012fcdf4" style:font-size-asian="10.5pt" style:font-size-complex="10.5pt"/>
    </style:style>
    <style:style style:name="T477" style:family="text">
      <style:text-properties style:font-name="Ubuntu" fo:font-size="10.5pt" fo:language="fr" fo:country="FR" officeooo:rsid="0130cf70" style:font-size-asian="10.5pt" style:font-size-complex="10.5pt"/>
    </style:style>
    <style:style style:name="T478" style:family="text">
      <style:text-properties style:font-name="Ubuntu" fo:font-size="10.5pt" fo:language="fr" fo:country="FR" officeooo:rsid="03dd655b" style:font-size-asian="10.5pt" style:font-size-complex="10.5pt"/>
    </style:style>
    <style:style style:name="T479" style:family="text">
      <style:text-properties style:font-name="Ubuntu" fo:font-size="10.5pt" fo:language="fr" fo:country="FR" officeooo:rsid="03df3f7e" style:font-size-asian="10.5pt" style:font-size-complex="10.5pt"/>
    </style:style>
    <style:style style:name="T480" style:family="text">
      <style:text-properties style:font-name="Ubuntu" fo:font-size="10.5pt" fo:language="fr" fo:country="FR" officeooo:rsid="03db3884" style:font-size-asian="10.5pt" style:font-size-complex="10.5pt"/>
    </style:style>
    <style:style style:name="T481" style:family="text">
      <style:text-properties style:font-name="Ubuntu" fo:font-size="10.5pt" fo:language="fr" fo:country="FR" officeooo:rsid="03e1a23b" style:font-size-asian="10.5pt" style:font-size-complex="10.5pt"/>
    </style:style>
    <style:style style:name="T482" style:family="text">
      <style:text-properties style:font-name="Ubuntu" fo:font-size="10.5pt" fo:language="fr" fo:country="FR" officeooo:rsid="03dbf324" style:font-size-asian="10.5pt" style:font-size-complex="10.5pt"/>
    </style:style>
    <style:style style:name="T483" style:family="text">
      <style:text-properties style:font-name="Ubuntu" fo:font-size="10.5pt" fo:language="fr" fo:country="FR" officeooo:rsid="03ea01e7" style:font-size-asian="10.5pt" style:font-size-complex="10.5pt"/>
    </style:style>
    <style:style style:name="T484" style:family="text">
      <style:text-properties style:font-name="Ubuntu" fo:font-size="10.5pt" fo:language="fr" fo:country="FR" officeooo:rsid="03e55625" style:font-size-asian="10.5pt" style:font-size-complex="10.5pt"/>
    </style:style>
    <style:style style:name="T485" style:family="text">
      <style:text-properties style:font-name="Ubuntu" fo:font-size="10.5pt" fo:language="fr" fo:country="FR" officeooo:rsid="03e6842b" style:font-size-asian="10.5pt" style:font-size-complex="10.5pt"/>
    </style:style>
    <style:style style:name="T486" style:family="text">
      <style:text-properties style:font-name="Ubuntu" fo:font-size="10.5pt" fo:language="fr" fo:country="FR" officeooo:rsid="03e7dcba" style:font-size-asian="10.5pt" style:font-size-complex="10.5pt"/>
    </style:style>
    <style:style style:name="T487" style:family="text">
      <style:text-properties style:font-name="Ubuntu" fo:font-size="10.5pt" fo:language="fr" fo:country="FR" officeooo:rsid="03e7ed64" style:font-size-asian="10.5pt" style:font-size-complex="10.5pt"/>
    </style:style>
    <style:style style:name="T488" style:family="text">
      <style:text-properties style:font-name="Ubuntu" fo:font-size="10.5pt" fo:language="fr" fo:country="FR" officeooo:rsid="01567f8b" style:font-size-asian="10.5pt" style:font-size-complex="10.5pt"/>
    </style:style>
    <style:style style:name="T489" style:family="text">
      <style:text-properties style:font-name="Ubuntu" fo:font-size="10.5pt" fo:language="fr" fo:country="FR" officeooo:rsid="015683be" style:font-size-asian="10.5pt" style:font-size-complex="10.5pt"/>
    </style:style>
    <style:style style:name="T490" style:family="text">
      <style:text-properties style:font-name="Ubuntu" fo:font-size="10.5pt" fo:language="fr" fo:country="FR" officeooo:rsid="0549fe34" style:font-size-asian="10.5pt" style:font-size-complex="10.5pt"/>
    </style:style>
    <style:style style:name="T491" style:family="text">
      <style:text-properties style:font-name="Ubuntu" fo:font-size="10.5pt" fo:language="fr" fo:country="FR" officeooo:rsid="05618f5f" style:font-size-asian="10.5pt" style:font-size-complex="10.5pt"/>
    </style:style>
    <style:style style:name="T492" style:family="text">
      <style:text-properties style:font-name="Ubuntu" fo:font-size="10.5pt" fo:language="fr" fo:country="FR" officeooo:rsid="0566c423" style:font-size-asian="10.5pt" style:font-size-complex="10.5pt"/>
    </style:style>
    <style:style style:name="T493" style:family="text">
      <style:text-properties style:font-name="Ubuntu" fo:font-size="10.5pt" fo:language="fr" fo:country="FR" officeooo:rsid="015864e2" style:font-size-asian="10.5pt" style:font-size-complex="10.5pt"/>
    </style:style>
    <style:style style:name="T494" style:family="text">
      <style:text-properties style:font-name="Ubuntu" fo:font-size="10.5pt" fo:language="fr" fo:country="FR" officeooo:rsid="01588787" style:font-size-asian="10.5pt" style:font-size-complex="10.5pt"/>
    </style:style>
    <style:style style:name="T495" style:family="text">
      <style:text-properties style:font-name="Ubuntu" fo:font-size="10.5pt" fo:language="fr" fo:country="FR" officeooo:rsid="015889fa" style:font-size-asian="10.5pt" style:font-size-complex="10.5pt"/>
    </style:style>
    <style:style style:name="T496" style:family="text">
      <style:text-properties style:font-name="Ubuntu" fo:font-size="10.5pt" fo:language="fr" fo:country="FR" officeooo:rsid="0158b754" style:font-size-asian="10.5pt" style:font-size-complex="10.5pt"/>
    </style:style>
    <style:style style:name="T497" style:family="text">
      <style:text-properties style:font-name="Ubuntu" fo:font-size="10.5pt" fo:language="fr" fo:country="FR" officeooo:rsid="00c2183e" style:font-size-asian="10.5pt" style:font-size-complex="10.5pt"/>
    </style:style>
    <style:style style:name="T498" style:family="text">
      <style:text-properties style:font-name="Ubuntu" fo:font-size="10.5pt" fo:language="fr" fo:country="FR" officeooo:rsid="00c319e0" style:font-size-asian="10.5pt" style:font-size-complex="10.5pt"/>
    </style:style>
    <style:style style:name="T499" style:family="text">
      <style:text-properties style:font-name="Ubuntu" fo:font-size="10.5pt" fo:language="fr" fo:country="FR" officeooo:rsid="05327f66" style:font-size-asian="10.5pt" style:font-size-complex="10.5pt"/>
    </style:style>
    <style:style style:name="T500" style:family="text">
      <style:text-properties style:font-name="Ubuntu" fo:font-size="10.5pt" fo:language="fr" fo:country="FR" officeooo:rsid="050f6830" style:font-size-asian="10.5pt" style:font-size-complex="10.5pt"/>
    </style:style>
    <style:style style:name="T501" style:family="text">
      <style:text-properties style:font-name="Ubuntu" fo:font-size="10.5pt" fo:language="fr" fo:country="FR" officeooo:rsid="0511262b" style:font-size-asian="10.5pt" style:font-size-complex="10.5pt"/>
    </style:style>
    <style:style style:name="T502" style:family="text">
      <style:text-properties style:font-name="Ubuntu" fo:font-size="10.5pt" fo:language="fr" fo:country="FR" officeooo:rsid="051cdfdd" style:font-size-asian="10.5pt" style:font-size-complex="10.5pt"/>
    </style:style>
    <style:style style:name="T503" style:family="text">
      <style:text-properties style:font-name="Ubuntu" fo:font-size="10.5pt" fo:language="fr" fo:country="FR" officeooo:rsid="037d141b" style:font-size-asian="10.5pt" style:font-size-complex="10.5pt"/>
    </style:style>
    <style:style style:name="T504" style:family="text">
      <style:text-properties style:font-name="Ubuntu" fo:font-size="10.5pt" fo:language="fr" fo:country="FR" officeooo:rsid="051fd0a0" style:font-size-asian="10.5pt" style:font-size-complex="10.5pt"/>
    </style:style>
    <style:style style:name="T505" style:family="text">
      <style:text-properties style:font-name="Ubuntu" fo:font-size="10.5pt" fo:language="fr" fo:country="FR" officeooo:rsid="037b4cd1" style:font-size-asian="10.5pt" style:font-size-complex="10.5pt"/>
    </style:style>
    <style:style style:name="T506" style:family="text">
      <style:text-properties style:font-name="Ubuntu" fo:font-size="10.5pt" fo:language="fr" fo:country="FR" officeooo:rsid="051b6700" style:font-size-asian="10.5pt" style:font-size-complex="10.5pt"/>
    </style:style>
    <style:style style:name="T507" style:family="text">
      <style:text-properties style:font-name="Ubuntu" fo:font-size="10.5pt" fo:language="fr" fo:country="FR" officeooo:rsid="0509e330" style:font-size-asian="10.5pt" style:font-size-complex="10.5pt"/>
    </style:style>
    <style:style style:name="T508" style:family="text">
      <style:text-properties style:font-name="Ubuntu" fo:font-size="10.5pt" fo:language="fr" fo:country="FR" officeooo:rsid="0174f2f4" style:font-size-asian="10.5pt" style:font-size-complex="10.5pt"/>
    </style:style>
    <style:style style:name="T509" style:family="text">
      <style:text-properties style:font-name="Ubuntu" fo:font-size="10.5pt" fo:language="fr" fo:country="FR" officeooo:rsid="017a71cb" style:font-size-asian="10.5pt" style:font-size-complex="10.5pt"/>
    </style:style>
    <style:style style:name="T510" style:family="text">
      <style:text-properties style:font-name="Ubuntu" fo:font-size="10.5pt" fo:language="fr" fo:country="FR" officeooo:rsid="017f9151" style:font-size-asian="10.5pt" style:font-size-complex="10.5pt"/>
    </style:style>
    <style:style style:name="T511" style:family="text">
      <style:text-properties style:font-name="Ubuntu" fo:font-size="10.5pt" fo:language="fr" fo:country="FR" officeooo:rsid="0180df8e" style:font-size-asian="10.5pt" style:font-size-complex="10.5pt"/>
    </style:style>
    <style:style style:name="T512" style:family="text">
      <style:text-properties style:font-name="Ubuntu" fo:font-size="10.5pt" fo:language="fr" fo:country="FR" officeooo:rsid="0500da3f" style:font-size-asian="10.5pt" style:font-size-complex="10.5pt"/>
    </style:style>
    <style:style style:name="T513" style:family="text">
      <style:text-properties style:font-name="Ubuntu" fo:font-size="10.5pt" fo:language="fr" fo:country="FR" officeooo:rsid="05029f0e" style:font-size-asian="10.5pt" style:font-size-complex="10.5pt"/>
    </style:style>
    <style:style style:name="T514" style:family="text">
      <style:text-properties style:font-name="Ubuntu" fo:font-size="10.5pt" fo:language="fr" fo:country="FR" officeooo:rsid="043f49f9" style:font-size-asian="10.5pt" style:font-size-complex="10.5pt"/>
    </style:style>
    <style:style style:name="T515" style:family="text">
      <style:text-properties style:font-name="Ubuntu" fo:font-size="10.5pt" fo:language="fr" fo:country="FR" officeooo:rsid="03d593a7" style:font-size-asian="10.5pt" style:font-size-complex="10.5pt"/>
    </style:style>
    <style:style style:name="T516" style:family="text">
      <style:text-properties style:font-name="Ubuntu" fo:font-size="10.5pt" fo:language="fr" fo:country="FR" officeooo:rsid="03d6215b" style:font-size-asian="10.5pt" style:font-size-complex="10.5pt"/>
    </style:style>
    <style:style style:name="T517" style:family="text">
      <style:text-properties style:font-name="Ubuntu" fo:font-size="10.5pt" fo:language="fr" fo:country="FR" officeooo:rsid="08143886" style:font-size-asian="10.5pt" style:font-size-complex="10.5pt"/>
    </style:style>
    <style:style style:name="T518" style:family="text">
      <style:text-properties style:font-name="Ubuntu" fo:font-size="10.5pt" fo:language="fr" fo:country="FR" officeooo:rsid="016992a8" style:font-size-asian="10.5pt" style:font-size-complex="10.5pt"/>
    </style:style>
    <style:style style:name="T519" style:family="text">
      <style:text-properties style:font-name="Ubuntu" fo:font-size="10.5pt" fo:language="fr" fo:country="FR" officeooo:rsid="016b5bed" style:font-size-asian="10.5pt" style:font-size-complex="10.5pt"/>
    </style:style>
    <style:style style:name="T520" style:family="text">
      <style:text-properties style:font-name="Ubuntu" fo:font-size="10.5pt" fo:language="fr" fo:country="FR" officeooo:rsid="050ed9f5" style:font-size-asian="10.5pt" style:font-size-complex="10.5pt"/>
    </style:style>
    <style:style style:name="T521" style:family="text">
      <style:text-properties style:font-name="Ubuntu" fo:font-size="10.5pt" fo:language="fr" fo:country="FR" officeooo:rsid="016cd64e" style:font-size-asian="10.5pt" style:font-size-complex="10.5pt"/>
    </style:style>
    <style:style style:name="T522" style:family="text">
      <style:text-properties style:font-name="Ubuntu" fo:font-size="10.5pt" fo:language="fr" fo:country="FR" officeooo:rsid="016ebe1f" style:font-size-asian="10.5pt" style:font-size-complex="10.5pt"/>
    </style:style>
    <style:style style:name="T523" style:family="text">
      <style:text-properties style:font-name="Ubuntu" fo:font-size="10.5pt" fo:language="fr" fo:country="FR" officeooo:rsid="04d17999" style:font-size-asian="10.5pt" style:font-size-complex="10.5pt"/>
    </style:style>
    <style:style style:name="T524" style:family="text">
      <style:text-properties style:font-name="Ubuntu" fo:font-size="10.5pt" fo:language="fr" fo:country="FR" officeooo:rsid="04ce3f68" style:font-size-asian="10.5pt" style:font-size-complex="10.5pt"/>
    </style:style>
    <style:style style:name="T525" style:family="text">
      <style:text-properties style:font-name="Ubuntu" fo:font-size="10.5pt" fo:language="fr" fo:country="FR" officeooo:rsid="016fe0e7" style:font-size-asian="10.5pt" style:font-size-complex="10.5pt"/>
    </style:style>
    <style:style style:name="T526" style:family="text">
      <style:text-properties style:font-name="Ubuntu" fo:font-size="10.5pt" fo:language="fr" fo:country="FR" officeooo:rsid="0171cd2c" style:font-size-asian="10.5pt" style:font-size-complex="10.5pt"/>
    </style:style>
    <style:style style:name="T527" style:family="text">
      <style:text-properties style:font-name="Ubuntu" fo:font-size="10.5pt" fo:language="fr" fo:country="FR" officeooo:rsid="081aa85c" style:font-size-asian="10.5pt" style:font-size-complex="10.5pt"/>
    </style:style>
    <style:style style:name="T528" style:family="text">
      <style:text-properties style:font-name="Ubuntu" fo:font-size="10.5pt" fo:language="fr" fo:country="FR" officeooo:rsid="08357f27" style:font-size-asian="10.5pt" style:font-size-complex="10.5pt"/>
    </style:style>
    <style:style style:name="T529" style:family="text">
      <style:text-properties style:font-name="Ubuntu" fo:font-size="10.5pt" fo:language="fr" fo:country="FR" officeooo:rsid="05096229" style:font-size-asian="10.5pt" style:font-size-complex="10.5pt"/>
    </style:style>
    <style:style style:name="T530" style:family="text">
      <style:text-properties style:font-name="Ubuntu" fo:font-size="10.5pt" fo:language="fr" fo:country="FR" officeooo:rsid="05257049" style:font-size-asian="10.5pt" style:font-size-complex="10.5pt"/>
    </style:style>
    <style:style style:name="T531" style:family="text">
      <style:text-properties style:font-name="Ubuntu" fo:font-size="10.5pt" fo:language="fr" fo:country="FR" officeooo:rsid="08c33c76" style:font-size-asian="10.5pt" style:font-size-complex="10.5pt"/>
    </style:style>
    <style:style style:name="T532" style:family="text">
      <style:text-properties style:font-name="Ubuntu" fo:font-size="10.5pt" fo:language="fr" fo:country="FR" officeooo:rsid="08c4c93a" style:font-size-asian="10.5pt" style:font-size-complex="10.5pt"/>
    </style:style>
    <style:style style:name="T533" style:family="text">
      <style:text-properties style:font-name="Ubuntu" fo:font-size="10.5pt" fo:language="fr" fo:country="FR" officeooo:rsid="08c662be" style:font-size-asian="10.5pt" style:font-size-complex="10.5pt"/>
    </style:style>
    <style:style style:name="T534" style:family="text">
      <style:text-properties style:font-name="Ubuntu" fo:font-size="10.5pt" fo:language="fr" fo:country="FR" officeooo:rsid="08c6ab8b" style:font-size-asian="10.5pt" style:font-size-complex="10.5pt"/>
    </style:style>
    <style:style style:name="T535" style:family="text">
      <style:text-properties style:font-name="Ubuntu" fo:font-size="10.5pt" fo:language="fr" fo:country="FR" officeooo:rsid="08d0a6c4" style:font-size-asian="10.5pt" style:font-size-complex="10.5pt"/>
    </style:style>
    <style:style style:name="T536"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537" style:family="text">
      <style:text-properties style:font-name="Ubuntu"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538" style:family="text">
      <style:text-properties style:font-name="Ubuntu"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539" style:family="text">
      <style:text-properties style:font-name="Ubuntu"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540" style:family="text">
      <style:text-properties style:font-name="Ubuntu"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541" style:family="text">
      <style:text-properties style:font-name="Ubuntu"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542" style:family="text">
      <style:text-properties style:font-name="Ubuntu"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543" style:family="text">
      <style:text-properties style:font-name="Ubuntu"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544" style:family="text">
      <style:text-properties style:font-name="Ubuntu"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545" style:family="text">
      <style:text-properties style:font-name="Ubuntu"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546" style:family="text">
      <style:text-properties style:font-name="Ubuntu"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547" style:family="text">
      <style:text-properties style:font-name="Ubuntu"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548" style:family="text">
      <style:text-properties style:font-name="Ubuntu"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549" style:family="text">
      <style:text-properties style:font-name="Ubuntu"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550" style:family="text">
      <style:text-properties style:font-name="Ubuntu"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551" style:family="text">
      <style:text-properties style:font-name="Ubuntu"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552" style:family="text">
      <style:text-properties style:font-name="Ubuntu"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553" style:family="text">
      <style:text-properties style:font-name="Ubuntu"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554" style:family="text">
      <style:text-properties style:font-name="Ubuntu"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555" style:family="text">
      <style:text-properties style:font-name="Ubuntu"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556" style:family="text">
      <style:text-properties style:font-name="Ubuntu"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557" style:family="text">
      <style:text-properties style:font-name="Ubuntu"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558" style:family="text">
      <style:text-properties style:font-name="Ubuntu"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559" style:family="text">
      <style:text-properties style:font-name="Ubuntu"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560" style:family="text">
      <style:text-properties style:font-name="Ubuntu"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561" style:family="text">
      <style:text-properties style:font-name="Ubuntu"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562" style:family="text">
      <style:text-properties style:font-name="Ubuntu"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563" style:family="text">
      <style:text-properties style:font-name="Ubuntu"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564" style:family="text">
      <style:text-properties style:font-name="Ubuntu"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565" style:family="text">
      <style:text-properties style:font-name="Ubuntu"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566" style:family="text">
      <style:text-properties style:font-name="Ubuntu"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567" style:family="text">
      <style:text-properties style:font-name="Ubuntu" fo:font-size="10.5pt" fo:language="fr" fo:country="FR" fo:font-style="italic" fo:font-weight="bold" officeooo:rsid="050ad23b" style:font-size-asian="10.5pt" style:font-size-complex="10.5pt"/>
    </style:style>
    <style:style style:name="T568" style:family="text">
      <style:text-properties style:font-name="Ubuntu" fo:font-size="10.5pt" fo:language="fr" fo:country="FR" style:text-underline-style="none" fo:font-weight="normal" style:font-size-asian="10.5pt" style:font-weight-asian="normal" style:font-size-complex="10.5pt" style:font-weight-complex="normal"/>
    </style:style>
    <style:style style:name="T569" style:family="text">
      <style:text-properties style:font-name="Ubuntu" fo:font-size="10.5pt" fo:language="fr" fo:country="FR" style:text-underline-style="none" fo:font-weight="normal" officeooo:rsid="044618dc" style:font-size-asian="10.5pt" style:font-weight-asian="normal" style:font-size-complex="10.5pt" style:font-weight-complex="normal"/>
    </style:style>
    <style:style style:name="T570" style:family="text">
      <style:text-properties style:font-name="Ubuntu" fo:font-size="10.5pt" fo:language="fr" fo:country="FR" style:text-underline-style="none" fo:font-weight="normal" officeooo:rsid="04455feb" style:font-size-asian="10.5pt" style:font-weight-asian="normal" style:font-size-complex="10.5pt" style:font-weight-complex="normal"/>
    </style:style>
    <style:style style:name="T571" style:family="text">
      <style:text-properties style:font-name="Ubuntu" fo:font-size="10.5pt" fo:language="fr" fo:country="FR" fo:font-weight="normal" officeooo:rsid="044dd9f4" style:font-size-asian="10.5pt" style:font-weight-asian="normal" style:font-size-complex="10.5pt" style:font-weight-complex="normal"/>
    </style:style>
    <style:style style:name="T572" style:family="text">
      <style:text-properties style:font-name="Ubuntu" fo:font-size="10.5pt" fo:language="fr" fo:country="FR" fo:font-weight="normal" officeooo:rsid="04518398" style:font-size-asian="10.5pt" style:font-weight-asian="normal" style:font-size-complex="10.5pt" style:font-weight-complex="normal"/>
    </style:style>
    <style:style style:name="T573" style:family="text">
      <style:text-properties style:font-name="Ubuntu" fo:font-size="10.5pt" fo:font-style="italic" fo:font-weight="bold" officeooo:rsid="00e24910" style:font-size-asian="10.5pt" style:font-style-asian="italic" style:font-weight-asian="bold" style:font-size-complex="10.5pt" style:font-style-complex="italic" style:font-weight-complex="bold"/>
    </style:style>
    <style:style style:name="T574" style:family="text">
      <style:text-properties style:font-name="Ubuntu" fo:language="fr" fo:country="FR"/>
    </style:style>
    <style:style style:name="T575" style:family="text">
      <style:text-properties style:font-name="Ubuntu" fo:language="fr" fo:country="FR" fo:font-weight="bold" style:font-weight-asian="bold" style:font-weight-complex="bold"/>
    </style:style>
    <style:style style:name="T576" style:family="text">
      <style:text-properties style:font-name="Ubuntu" fo:language="fr" fo:country="FR" fo:font-weight="bold" officeooo:rsid="03fe3f76" style:font-weight-asian="bold" style:font-weight-complex="bold"/>
    </style:style>
    <style:style style:name="T577" style:family="text">
      <style:text-properties style:font-name="Ubuntu" fo:language="fr" fo:country="FR" fo:font-weight="bold" officeooo:rsid="0186251f" style:font-weight-asian="bold" style:font-weight-complex="bold"/>
    </style:style>
    <style:style style:name="T578" style:family="text">
      <style:text-properties style:font-name="Ubuntu" fo:language="fr" fo:country="FR" fo:font-weight="bold" officeooo:rsid="03311843" style:font-weight-asian="bold" style:font-weight-complex="bold"/>
    </style:style>
    <style:style style:name="T579" style:family="text">
      <style:text-properties style:font-name="Ubuntu" fo:language="fr" fo:country="FR" officeooo:rsid="03311843"/>
    </style:style>
    <style:style style:name="T580" style:family="text">
      <style:text-properties style:font-name="Ubuntu" fo:language="fr" fo:country="FR" officeooo:rsid="08e1c1df"/>
    </style:style>
    <style:style style:name="T581" style:family="text">
      <style:text-properties style:font-name="Ubuntu" fo:language="fr" fo:country="FR" officeooo:rsid="08e35cc2"/>
    </style:style>
    <style:style style:name="T582" style:family="text">
      <style:text-properties style:font-name="Ubuntu" fo:language="fr" fo:country="FR" officeooo:rsid="08e55c33"/>
    </style:style>
    <style:style style:name="T583" style:family="text">
      <style:text-properties style:font-name="Ubuntu" fo:language="fr" fo:country="FR" officeooo:rsid="08e68d1c"/>
    </style:style>
    <style:style style:name="T584" style:family="text">
      <style:text-properties officeooo:rsid="0223fd20"/>
    </style:style>
    <style:style style:name="T585" style:family="text">
      <style:text-properties officeooo:rsid="0225a235"/>
    </style:style>
    <style:style style:name="T586" style:family="text">
      <style:text-properties officeooo:rsid="07939b33"/>
    </style:style>
    <style:style style:name="T587" style:family="text">
      <style:text-properties officeooo:rsid="03c87692"/>
    </style:style>
    <style:style style:name="T588" style:family="text">
      <style:text-properties officeooo:rsid="03c99bb8"/>
    </style:style>
    <style:style style:name="T589" style:family="text">
      <style:text-properties officeooo:rsid="08a25331"/>
    </style:style>
    <style:style style:name="T590" style:family="text">
      <style:text-properties officeooo:rsid="08b5f348"/>
    </style:style>
    <style:style style:name="T591" style:family="text">
      <style:text-properties officeooo:rsid="08e98684"/>
    </style:style>
    <style:style style:name="T592" style:family="text">
      <style:text-properties officeooo:rsid="08f2bd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344">­</text:span><text:span text:style-name="T343">Mode d’emploi des différents scripts </text:span><text:span text:style-name="T345">de réinstallation</text:span><text:span text:style-name="T343"> :</text:span></text:p>
      <text:p text:style-name="P105"/>
      <text:p text:style-name="P105">Ce <text:span text:style-name="T584">mode d’emploi</text:span> <text:span text:style-name="T585">vous servira de guide d’installation pour chacun des trois scripts que vous avez téléchargé depuis mon dépôt Github</text:span></text:p>
      <text:p text:style-name="P225"/>
      <text:p text:style-name="P106"/>
      <text:p text:style-name="P95">Sommaire</text:p>
      <text:p text:style-name="P5">1 : Avant-propos</text:p>
      <text:p text:style-name="P6"><text:span text:style-name="T383">2 :</text:span> Commandes d’exécution pour chaque script</text:p>
      <text:list xml:id="list2972119594" text:style-name="L1">
        <text:list-item>
          <text:p text:style-name="P235"><text:span text:style-name="T56">2</text:span><text:span text:style-name="T57">.</text:span><text:span text:style-name="T58">1</text:span><text:span text:style-name="T57">) </text:span><text:span text:style-name="T59">Version personnelle</text:span></text:p>
        </text:list-item>
        <text:list-item>
          <text:p text:style-name="P236"><text:span text:style-name="T56">2</text:span><text:span text:style-name="T60">.</text:span><text:span text:style-name="T58">2</text:span><text:span text:style-name="T60">) </text:span><text:span text:style-name="T61">Version SIO</text:span></text:p>
        </text:list-item>
        <text:list-item>
          <text:p text:style-name="P236"><text:span text:style-name="T56">2</text:span><text:span text:style-name="T60">.</text:span><text:span text:style-name="T58">3</text:span><text:span text:style-name="T60">) </text:span><text:span text:style-name="T62">Version Bêta</text:span></text:p>
        </text:list-item>
      </text:list>
      <text:p text:style-name="P7"><text:span text:style-name="T383">3 :</text:span> <text:span text:style-name="T296">Étapes </text:span><text:span text:style-name="T298">nécessitant votre présence devant votre ordinateur</text:span></text:p>
      <text:list xml:id="list86050790" text:style-name="L2">
        <text:list-item>
          <text:p text:style-name="P237"><text:span text:style-name="T63">3.</text:span><text:span text:style-name="T64">1) </text:span><text:span text:style-name="T65">Au tout début de </text:span><text:span text:style-name="T66">l’installation</text:span></text:p>
        </text:list-item>
        <text:list-item>
          <text:p text:style-name="P237"><text:span text:style-name="T64">3.2) </text:span><text:span text:style-name="T67">Tout à la fin, après </text:span><text:span text:style-name="T68">l’installation de tous les programmes</text:span></text:p>
        </text:list-item>
      </text:list>
      <text:p text:style-name="P8"><text:span text:style-name="T299">4 :</text:span><text:span text:style-name="T297"> Gestion d’erreurs</text:span></text:p>
      <text:list xml:id="list1843681475" text:style-name="L3">
        <text:list-item>
          <text:p text:style-name="P246"><text:span text:style-name="T92">4.1 : </text:span><text:span text:style-name="T93">Erreurs indépendantes de </text:span><text:span text:style-name="T94">l’avancement du script</text:span></text:p>
          <text:list>
            <text:list-item>
              <text:p text:style-name="P238"><text:span text:style-name="T346">4.1.</text:span><text:span text:style-name="T347">1 :</text:span><text:span text:style-name="T346"> </text:span><text:span text:style-name="T348">LE FICHIER "xxx" </text:span><text:span text:style-name="T349">N’A PAS PU ÊTRE CRÉÉ DANS LE DOSSIER "xxx"</text:span></text:p>
            </text:list-item>
            <text:list-item>
              <text:p text:style-name="P239"><text:span text:style-name="T349">4.</text:span><text:span text:style-name="T350">2.</text:span><text:span text:style-name="T347">2 :</text:span><text:span text:style-name="T350"> </text:span><text:span text:style-name="T351">LE DOSSIER "xxx" N’A PAS PU ÊTRE CRÉÉ </text:span><text:span text:style-name="T352">DANS LE DOSSIER </text:span><text:span text:style-name="T353">PARENT </text:span><text:span text:style-name="T352">"xxx"</text:span></text:p>
            </text:list-item>
          </text:list>
        </text:list-item>
        <text:list-item>
          <text:p text:style-name="P247"><text:span text:style-name="T95">4.</text:span><text:span text:style-name="T96">2 :</text:span><text:span text:style-name="T95"> </text:span><text:span text:style-name="T93">Erreurs dépendantes de </text:span><text:span text:style-name="T94">l’avancement du script</text:span></text:p>
          <text:list>
            <text:list-item>
              <text:p text:style-name="P238"><text:span text:style-name="T354">4.</text:span><text:span text:style-name="T355">2.1 </text:span><text:span text:style-name="T354">:</text:span><text:span text:style-name="T346"> </text:span><text:span text:style-name="T356">SCRIPT LANCÉ EN TANT QU’UTILISATEUR </text:span><text:span text:style-name="T357">NORMAL</text:span></text:p>
            </text:list-item>
            <text:list-item>
              <text:p text:style-name="P240"><text:span text:style-name="T357">4.</text:span><text:span text:style-name="T358">2.</text:span><text:span text:style-name="T355">2 :</text:span><text:span text:style-name="T358"> </text:span><text:span text:style-name="T359">V</text:span><text:span text:style-name="T360">OUS </text:span><text:span text:style-name="T359">N’AVEZ PAS </text:span><text:span text:style-name="T361">PASSÉ VOTRE NOM D’UTILISATEUR </text:span><text:span text:style-name="T362">EN</text:span><text:span text:style-name="T359"> </text:span><text:span text:style-name="T360">ARGUMENT</text:span></text:p>
            </text:list-item>
            <text:list-item>
              <text:p text:style-name="P241"><text:span text:style-name="T363">4.</text:span><text:span text:style-name="T355">2.</text:span><text:span text:style-name="T364">3 :</text:span><text:span text:style-name="T365"> </text:span><text:span text:style-name="T366">LA CHAÎNE DE CARACTÈRES </text:span><text:span text:style-name="T367">PASSÉE EN PREMIER ARGUMENT NE CORRESPOND PAS </text:span><text:span text:style-name="T368">À VOTRE NOM D’UTILISATEUR</text:span></text:p>
            </text:list-item>
            <text:list-item>
              <text:p text:style-name="P242"><text:span text:style-name="T369">4.</text:span><text:span text:style-name="T355">2.</text:span><text:span text:style-name="T364">4 :</text:span><text:span text:style-name="T370"> </text:span><text:span text:style-name="T371">IMPOSSIBLE DE DÉPLACER LE </text:span><text:span text:style-name="T372">FICHIER DE LOGS VERS LE DOSSIER "xxx"</text:span></text:p>
            </text:list-item>
            <text:list-item>
              <text:p text:style-name="P243"><text:span text:style-name="T373">4.</text:span><text:span text:style-name="T355">2.</text:span><text:span text:style-name="T374">5 :</text:span><text:span text:style-name="T375"> LE GESTIONNAIRE DE PAQUETS </text:span><text:span text:style-name="T376">DE VOTRE DISTRIBUTION</text:span><text:span text:style-name="T375"> N’EST PAS SUPPORTÉ</text:span><text:span text:style-name="T377"> </text:span></text:p>
            </text:list-item>
            <text:list-item>
              <text:p text:style-name="P244"><text:span text:style-name="T378">4.</text:span><text:span text:style-name="T355">2.</text:span><text:span text:style-name="T374">6 :</text:span><text:span text:style-name="T378"> </text:span><text:span text:style-name="T379">AUCUNE CONNEXION À INTERNET</text:span></text:p>
            </text:list-item>
            <text:list-item>
              <text:p text:style-name="P245"><text:span text:style-name="T379">4.</text:span><text:span text:style-name="T355">2.</text:span><text:span text:style-name="T374">7 :</text:span><text:span text:style-name="T380"> </text:span><text:span text:style-name="T381">AU MOINS UNE DES COMMANDES MANQUE À L’APPEL</text:span></text:p>
            </text:list-item>
          </text:list>
        </text:list-item>
      </text:list>
      <text:p text:style-name="P107"><text:span text:style-name="T73">5 :</text:span><text:span text:style-name="T72"> </text:span><text:span text:style-name="T74">Description des paquets installés</text:span></text:p>
      <text:p text:style-name="P226"/>
      <text:p text:style-name="P164"/>
      <text:p text:style-name="P4">1 : Avant-propos</text:p>
      <text:p text:style-name="P109"/>
      <text:p text:style-name="P109">Chaque <text:span text:style-name="T383">script a son propre mode de fonctionnement. La différence entre chacun des deux scripts en version stable se situe au niveau des logiciels installés :</text:span></text:p>
      <text:list xml:id="list26719207" text:style-name="L4">
        <text:list-item>
          <text:p text:style-name="P248"><text:span text:style-name="T208">La version SIO ne rajoute que les programmes nécessaires pour vos cours de BTS SIO </text:span><text:span text:style-name="T210">(pas besoin de </text:span><text:span text:style-name="T211">perdre du temps à </text:span><text:span text:style-name="T210">chercher quels programmes virer ou ajouter).</text:span></text:p>
        </text:list-item>
      </text:list>
      <text:p text:style-name="P110"/>
      <text:list xml:id="list2450623278957" text:continue-numbering="true" text:style-name="L4">
        <text:list-item>
          <text:p text:style-name="P249"><text:span text:style-name="T209">L</text:span><text:span text:style-name="T208">a version personnalisée, </text:span><text:span text:style-name="T249">en plus de télécharger les mêmes programmes que la version SIO, </text:span><text:span text:style-name="T250">télécharge</text:span><text:span text:style-name="T208"> plus de programmes, </text:span><text:span text:style-name="T212">programmes dont vous n’aurez pas nécessairement besoin pour </text:span><text:span text:style-name="T213">vos cours</text:span><text:span text:style-name="T208">.</text:span></text:p>
        </text:list-item>
      </text:list>
      <text:p text:style-name="P111"/>
      <text:p text:style-name="P202"><text:span text:style-name="T214">Si vous souhaitez ajouter des fichiers, lisez </text:span><text:span text:style-name="T253">la </text:span><text:span text:style-name="T252">partie </text:span><text:span text:style-name="T225">3.3</text:span><text:span text:style-name="T205"> </text:span><text:span text:style-name="T206">de la documentation</text:span><text:span text:style-name="T214"> </text:span><text:span text:style-name="T215">pour savoir où ajouter vos </text:span><text:span text:style-name="T216">programmes et comment faire. </text:span><text:span text:style-name="T217">Si vous ne souhaitez pas </text:span><text:span text:style-name="T218">installer les programmes proposés par la version personnalisée, vous pouvez toujours </text:span><text:span text:style-name="T219">modifier la version SIO.</text:span></text:p>
      <text:p text:style-name="P112"/>
      <text:p text:style-name="P203"><text:span text:style-name="T219">E</text:span><text:span text:style-name="T200">t si vous souhaitez </text:span><text:span text:style-name="T220">partager vos ajouts, rien ne vous empêche de partager vos scripts sur Github ou d’autres sites équivalents. Après tout, </text:span><text:span text:style-name="T221">cela fait partie de ce beau monde qu’est le monde de l’open source.</text:span></text:p>
      <text:p text:style-name="P108"/>
      <text:p text:style-name="P113"><text:span text:style-name="T14">Note :</text:span><text:span text:style-name="T398"> T</text:span>out programme à télécharger au cours de l’année <text:span text:style-name="T399">de BTS</text:span> sera <text:span text:style-name="T397">immédiatement ajouté aux scripts.</text:span></text:p>
      <text:p text:style-name="P108"/>
      <text:p text:style-name="P108"/>
      <text:p text:style-name="P1"><text:soft-page-break/><text:span text:style-name="T384">2 : </text:span>Commandes d’exécution <text:span text:style-name="T2">pour chaque script</text:span></text:p>
      <text:p text:style-name="P171"/>
      <text:p text:style-name="P171">Si vous êtes <text:span text:style-name="T7">déjà connecté en mode super-utilisateur, vous n’avez pas besoin de rajouter la commande </text:span><text:span text:style-name="T9">sudo</text:span><text:span text:style-name="T7">.</text:span></text:p>
      <text:p text:style-name="P172"/>
      <text:p text:style-name="P172">Si vous êtes sur Debian, <text:span text:style-name="T28">la commande </text:span><text:span text:style-name="T10">sudo</text:span><text:span text:style-name="T28"> n’est pas installée de base, vous êtes donc obligé de vous connecter en mode super-utilisateur avant de lancer l’installation. </text:span></text:p>
      <text:p text:style-name="P171"/>
      <text:p text:style-name="P173">Une fois le script voulu téléchargé, <text:span text:style-name="T1">naviguez jusqu’à l’emplacement du script et tapez sa commande d’exécution.</text:span></text:p>
      <text:p text:style-name="P171"/>
      <text:p text:style-name="P171"/>
      <text:p text:style-name="P90"><text:span text:style-name="T41">2</text:span><text:span text:style-name="T42">.</text:span><text:span text:style-name="T43">1 :</text:span><text:span text:style-name="T44"> </text:span><text:span text:style-name="T45">Version personnelle</text:span></text:p>
      <text:p text:style-name="P187"/>
      <text:p text:style-name="P207"><text:span text:style-name="T203">Exécutez</text:span><text:span text:style-name="T201"> le fichier </text:span><text:span text:style-name="T207">« personnel.sh »</text:span><text:span text:style-name="T201"> </text:span><text:span text:style-name="T204">en</text:span><text:span text:style-name="T201"> t</text:span><text:span text:style-name="T202">ap</text:span><text:span text:style-name="T204">ant</text:span><text:span text:style-name="T202"> exactement la commande suivante :<text:tab/></text:span></text:p>
      <text:p text:style-name="P209"><text:span text:style-name="T247">sudo ./</text:span><text:span text:style-name="T248">personnel.sh </text:span><text:span text:style-name="T251">votre_nom_d’utilisateur</text:span></text:p>
      <text:p text:style-name="P114"/>
      <text:p text:style-name="P115"><text:span text:style-name="T159">Note : </text:span><text:span text:style-name="T47">« ./ »</text:span><text:span text:style-name="T38"> </text:span><text:span text:style-name="T39">signifie sur les systèmes UNIX </text:span><text:span text:style-name="T48">« </text:span><text:span text:style-name="T40">exécution du fichier exécutable »</text:span><text:span text:style-name="T39">.</text:span><text:span text:style-name="T3"> </text:span></text:p>
      <text:p text:style-name="P114"/>
      <text:p text:style-name="P114"/>
      <text:p text:style-name="P91"><text:span text:style-name="T49">2.2 :</text:span><text:span text:style-name="T47"> </text:span><text:span text:style-name="T50">Version SIO</text:span></text:p>
      <text:p text:style-name="P116"/>
      <text:p text:style-name="P116"><text:span text:style-name="T395">Exécutez le fichier </text:span><text:span text:style-name="T12">« </text:span><text:span text:style-name="T35">sio.sh »</text:span><text:span text:style-name="T6"> en tapant exactement la commande suivante :</text:span></text:p>
      <text:p text:style-name="P180">sudo ./sio.sh <text:span text:style-name="T402">votre_nom_d’utilisateur</text:span></text:p>
      <text:p text:style-name="P117"/>
      <text:p text:style-name="P117"/>
      <text:p text:style-name="P92"><text:span text:style-name="T49">2.3 : </text:span><text:span text:style-name="T47">Version Bêta</text:span></text:p>
      <text:p text:style-name="P118"/>
      <text:p text:style-name="P118"><text:span text:style-name="T396">Exécutez le fichier </text:span><text:span text:style-name="T5">« beta.sh »</text:span><text:span text:style-name="T6"> en tapant exactement la commande suivante :</text:span></text:p>
      <text:p text:style-name="P181">sudo ./beta.sh <text:span text:style-name="T402">votre_nom_d’utilisateur</text:span></text:p>
      <text:p text:style-name="P119"/>
      <text:p text:style-name="P119"/>
      <text:p text:style-name="P2"><text:span text:style-name="T385">3 :</text:span> <text:span text:style-name="T34">Étapes nécessitant votre présence devant votre ordinateur :</text:span></text:p>
      <text:p text:style-name="P120"/>
      <text:p text:style-name="P120">Bien évidemment, <text:span text:style-name="T388">vous pouvez toujours aller chercher un café lors de l’installation de vos programmes.</text:span></text:p>
      <text:p text:style-name="P120"/>
      <text:p text:style-name="P121">Cependant, ne partez pas immédiatement après avoir tapé la commande d’installation, le script a besoin de votre consentement pour effectuer certaines tâches.</text:p>
      <text:p text:style-name="P121"/>
      <text:p text:style-name="P166">Dans ces situations, <text:span text:style-name="T404">vous devez </text:span><text:span text:style-name="T17">EXACTEMENT</text:span><text:span text:style-name="T404"> répondre par </text:span><text:span text:style-name="T16">« oui »</text:span><text:span text:style-name="T168"> ou par </text:span><text:span text:style-name="T16">« non »</text:span><text:span text:style-name="T168">, vous pouvez très bien écrire les réponses en minuscules ou en majuscules, </text:span><text:span text:style-name="T197">ou mélanger les minuscules et les majuscules si vous le souhaitez</text:span><text:span text:style-name="T168">, </text:span><text:span text:style-name="T169">mais pas </text:span><text:span text:style-name="T170">rajouter, supprimer </text:span><text:span text:style-name="T176">ou modifier </text:span><text:span text:style-name="T170">le moindre caractère.</text:span></text:p>
      <text:p text:style-name="P188"/>
      <text:p text:style-name="P166"><text:span text:style-name="T170">Dans ce cas là, le script bouclera sur </text:span><text:span text:style-name="T171">l’étape de demande de saisie en cours jusqu’à ce que vous </text:span><text:span text:style-name="T175">saisissez </text:span><text:span text:style-name="T173">l’une des deux chaînes de caractères attendue</text:span><text:span text:style-name="T174">s</text:span><text:span text:style-name="T171">, ou </text:span><text:span text:style-name="T172">que vous interrompez de force son exécution </text:span><text:span text:style-name="T198">(avec la combainaison de touches </text:span><text:span text:style-name="T199">CTRL + V</text:span><text:span text:style-name="T198">)</text:span><text:span text:style-name="T172">.</text:span></text:p>
      <text:p text:style-name="P120"/>
      <text:p text:style-name="P120"/>
      <text:p text:style-name="P9">3.1 : Au tout début de l’installation</text:p>
      <text:p text:style-name="P122"/>
      <text:p text:style-name="P122"><text:span text:style-name="T400">Vous devez d’abord </text:span><text:span text:style-name="T4">« donner votre accord »</text:span><text:span text:style-name="T388"> au script peu après l’avoir lancé (j’ai ajouté cette sécurité au cas où le script que vous lancez ne serait pas le bon, si vous lancez accidentellement le script ou si vous changez d’avis tout juste après avoir l’avoir lancé).</text:span></text:p>
      <text:p text:style-name="P122"/>
      <text:p text:style-name="P123"><text:soft-page-break/>Si vous répondez par <text:span text:style-name="T8">« oui »</text:span><text:span text:style-name="T164">, le script </text:span><text:span text:style-name="T165">continue à s’exécuter normalement, tandis que si vous répondez par </text:span><text:span text:style-name="T15">« non »</text:span><text:span text:style-name="T165">, </text:span><text:span text:style-name="T166">l’exécution du script s’interrompt, </text:span><text:span text:style-name="T167">tout simplement.</text:span></text:p>
      <text:p text:style-name="P122"/>
      <text:p text:style-name="P122"/>
      <text:p text:style-name="P10">3.<text:span text:style-name="T403">2 :</text:span> <text:span text:style-name="T413">Lors de la phase d’ajout de votre compte utilisateur à la liste des sudoers</text:span></text:p>
      <text:p text:style-name="P182"/>
      <text:p text:style-name="P182">Peu importe que la commande <text:span text:style-name="T8">« sudo »</text:span> <text:span text:style-name="T422">soit installée sur votre système ou pas avant l’exécution du script, ce dernier vous demande si vous souhaitez que le fichier des sudoers présent dans le dossier </text:span><text:span text:style-name="T18">« /</text:span><text:span text:style-name="T19">etc/ »</text:span><text:span text:style-name="T414"> soit remplacé par un fichier déjà configuré téléchargé depuis mon dépôt Github, avant d’ajouter votre compte au groupe </text:span><text:span text:style-name="T19">« </text:span><text:span text:style-name="T20">root »</text:span><text:span text:style-name="T415">, vous permettant ainsi d’exécuter des commandes que seul l’utilisateur root peut lancer avec la commande </text:span><text:span text:style-name="T20">« </text:span><text:span text:style-name="T21">sudo »</text:span><text:span text:style-name="T416">.</text:span></text:p>
      <text:p text:style-name="P182"/>
      <text:p text:style-name="P183">Bien évidemment, si <text:span text:style-name="T417">vous possédez déjà les permissions du groupe </text:span><text:span text:style-name="T22">« </text:span><text:span text:style-name="T23">root »</text:span><text:span text:style-name="T418">, ce n’est </text:span><text:span text:style-name="T393">ABSOLUMENT</text:span><text:span text:style-name="T418"> pas la peine de répondre par </text:span><text:span text:style-name="T23">« oui »</text:span><text:span text:style-name="T418">.</text:span></text:p>
      <text:p text:style-name="P124"/>
      <text:p text:style-name="P125"/>
      <text:p text:style-name="P94">Voilà, vous pouvez <text:span text:style-name="T401">enfin </text:span>aller chercher un café, l’installation démarre.</text:p>
      <text:p text:style-name="P120"/>
      <text:p text:style-name="P120"/>
      <text:p text:style-name="P93"><text:span text:style-name="T47">3.</text:span><text:span text:style-name="T51">3 :</text:span><text:span text:style-name="T52"> </text:span><text:span text:style-name="T53">Tout à la fin, a</text:span><text:span text:style-name="T52">près l’</text:span><text:span text:style-name="T54">installation de tous les programmes</text:span></text:p>
      <text:p text:style-name="P126"/>
      <text:p text:style-name="P126">Une fois tous les programmes installés, le script vous demandera si vous souhaitez supprimer les éventuels paquets obsolètes résultant de la mise à jour.</text:p>
      <text:p text:style-name="P126"/>
      <text:p text:style-name="P127">Pas de panique, cette étape est assez rapide (à moins que vous n’ayez un très grand nombre de paquets obsolètes <text:span text:style-name="T419">à supprimer</text:span>, en plus d’avoir un HDD en tant que disque dur <text:span text:style-name="T420">(surtout un HDD tournant à 5 400 tours par minute)</text:span>).</text:p>
      <text:p text:style-name="P119"/>
      <text:p text:style-name="P165"/>
      <text:p text:style-name="P3"><text:span text:style-name="T385">4 :</text:span> <text:span text:style-name="T29">Gestion d’erreurs</text:span></text:p>
      <text:p text:style-name="P128"/>
      <text:p text:style-name="P128"><text:span text:style-name="T390">Tous les</text:span> script<text:span text:style-name="T390">s</text:span> <text:span text:style-name="T30">gèrent de la même façon les erreurs pouvant survenir lors de l’installation. Voici une liste des erreurs pouvant survenir lors de l’exécution de chaque script.</text:span></text:p>
      <text:p text:style-name="P128"/>
      <text:p text:style-name="P128"/>
      <text:p text:style-name="P11"><text:span text:style-name="T300">4.1 :</text:span><text:span text:style-name="T297"> </text:span><text:span text:style-name="T318">ERREURS INDÉPENDANTES DE L’AVANCEMENT DU SCRIPT</text:span></text:p>
      <text:p text:style-name="P26"/>
      <text:p text:style-name="P49"><text:span text:style-name="T300">4.1.</text:span><text:span text:style-name="T319">1 :</text:span><text:span text:style-name="T297"> </text:span><text:span text:style-name="T320">LE FICHIER "</text:span><text:span text:style-name="T321">xxx</text:span><text:span text:style-name="T320">" </text:span><text:span text:style-name="T321">N’A PAS PU ÊTRE CRÉÉ DANS LE DOSSIER "</text:span><text:span text:style-name="T322">xxx</text:span><text:span text:style-name="T321">"</text:span></text:p>
      <text:p text:style-name="P28"/>
      <text:p text:style-name="P13"><text:span text:style-name="T300">Si cette erreur </text:span><text:span text:style-name="T301">survient</text:span><text:span text:style-name="T300">, c’est </text:span><text:span text:style-name="T302">parce </text:span><text:span text:style-name="T300">que </text:span><text:span text:style-name="T304">la création d’un fichier important pour </text:span><text:span text:style-name="T305">garantir </text:span><text:span text:style-name="T306">le bon déroulé de</text:span><text:span text:style-name="T305"> l’exécution du script </text:span><text:span text:style-name="T307">a échoué</text:span><text:span text:style-name="T312">e</text:span><text:span text:style-name="T307">.</text:span></text:p>
      <text:p text:style-name="P17"/>
      <text:p text:style-name="P15"><text:span text:style-name="T307">É</text:span><text:span text:style-name="T297">tant donné que </text:span><text:span text:style-name="T308">le script doit obligatoirement être exécuté en mode super-utilisateur, </text:span><text:span text:style-name="T309">cette erreur ne peut apparaître qu’en cas de grave problème </text:span><text:span text:style-name="T310">sur votre système </text:span><text:span text:style-name="T313">(absence de la commande </text:span><text:span text:style-name="T314">touch</text:span><text:span text:style-name="T313">, etc...)</text:span><text:span text:style-name="T310">.</text:span></text:p>
      <text:p text:style-name="P13"/>
      <text:p text:style-name="P13"/>
      <text:p text:style-name="P50"><text:span text:style-name="T300">4.1.</text:span><text:span text:style-name="T319">2 :</text:span><text:span text:style-name="T297"> </text:span><text:span text:style-name="T320">LE </text:span><text:span text:style-name="T323">DOSSIER</text:span><text:span text:style-name="T320"> "</text:span><text:span text:style-name="T321">xxx</text:span><text:span text:style-name="T320">" </text:span><text:span text:style-name="T321">N’A PAS PU ÊTRE CRÉÉ DANS LE DOSSIER </text:span><text:span text:style-name="T323">PARENT </text:span><text:span text:style-name="T321">"</text:span><text:span text:style-name="T322">xxx</text:span><text:span text:style-name="T321">"</text:span></text:p>
      <text:p text:style-name="P29"/>
      <text:p text:style-name="P14"><text:span text:style-name="T300">Si cette erreur </text:span><text:span text:style-name="T301">survient</text:span><text:span text:style-name="T300">, c’est </text:span><text:span text:style-name="T302">parce </text:span><text:span text:style-name="T300">que </text:span><text:span text:style-name="T311">la création d’un dossier important pour garantir le bon déroulé de l’exécution du script a échoué</text:span><text:span text:style-name="T312">e</text:span><text:span text:style-name="T311">.</text:span></text:p>
      <text:p text:style-name="P18"/>
      <text:p text:style-name="P15"><text:span text:style-name="T307">É</text:span><text:span text:style-name="T303">tant donné que </text:span><text:span text:style-name="T308">le script doit obligatoirement être exécuté en mode super-utilisateur, </text:span><text:span text:style-name="T309">cette erreur ne peut apparaître qu’en cas de grave problème </text:span><text:span text:style-name="T310">sur votre système </text:span><text:span text:style-name="T317">(absence de la commande </text:span><text:span text:style-name="T315">mkdir</text:span><text:span text:style-name="T317">, etc...)</text:span><text:span text:style-name="T310">.</text:span></text:p>
      <text:p text:style-name="P18"/>
      <text:p text:style-name="P18"/>
      <text:p text:style-name="P12"><text:soft-page-break/><text:span text:style-name="T300">4.</text:span><text:span text:style-name="T324">2 :</text:span><text:span text:style-name="T303"> </text:span><text:span text:style-name="T318">ERREURS DÉPENDANTES DE L’AVANCEMENT DU SCRIPT :</text:span></text:p>
      <text:p text:style-name="P27"/>
      <text:p text:style-name="P51"><text:span text:style-name="T300">4.</text:span><text:span text:style-name="T325">2.</text:span><text:span text:style-name="T300">1 : </text:span><text:span text:style-name="T297">SCRIPT LANCÉ EN TANT QU'UTILISATEUR NORMAL</text:span></text:p>
      <text:p text:style-name="P129"/>
      <text:p text:style-name="P129">Si cette erreur <text:span text:style-name="T410">survient</text:span>, c’est <text:span text:style-name="T32">parce </text:span>que vous <text:span text:style-name="T386">avez lancé lancé un script en tant qu’utilisateur normal. </text:span></text:p>
      <text:p text:style-name="P129"/>
      <text:p text:style-name="P130"><text:span text:style-name="T387">Cela signifie également que vous </text:span>n’avez pas lu <text:span text:style-name="T392">ou survolé la deuxième partie de ce manuel traitant de la manière d’exécuter le script voulu. Relisez bien cette partie, la commande d’exécution exacte pour chaque script est écrite en </text:span><text:span text:style-name="T11">noir sur blanc</text:span><text:span text:style-name="T31">.</text:span></text:p>
      <text:p text:style-name="P130"/>
      <text:p text:style-name="P133">Cela peut également signifier que vous aurez pu <text:span text:style-name="T586">potentiellement exécuter</text:span> un script dont vous ne connaissez pas le contenu, ce qui aurait pu être dangereux pour votre ordinateur et vos données. <text:span text:style-name="T587">Sachez que d</text:span>ans une immense majorité des cas d’infection d’ordinateurs, <text:span text:style-name="T588">on dit dans le milieu que</text:span> le problème se situe entre la chaise et le clavier.</text:p>
      <text:p text:style-name="P133"/>
      <text:p text:style-name="P131"/>
      <text:p text:style-name="P52"><text:span text:style-name="T300">4.</text:span><text:span text:style-name="T326">2.</text:span><text:span text:style-name="T327">2 :</text:span><text:span text:style-name="T297"> </text:span><text:span text:style-name="T326">VOUS N’AVEZ PAS PASSÉ VOTRE NOM D’UTILISATEUR EN ARGUMENT</text:span></text:p>
      <text:p text:style-name="P175"/>
      <text:p text:style-name="P175">Si cette erreur <text:span text:style-name="T411">survient</text:span>, <text:span text:style-name="T405">c’est parce que vous avez exécuté le script en omettant d’écrire votre nom d’utilisateur.</text:span></text:p>
      <text:p text:style-name="P175"/>
      <text:p text:style-name="P177"><text:span text:style-name="T36">Astuce :</text:span> <text:span text:style-name="T421">Si votre nom d’utilisateur est long ou ennuyeux à écrire, vous pouvez appeler la variable d’environnement </text:span><text:span text:style-name="T24">$USER</text:span><text:span text:style-name="T184">, </text:span><text:span text:style-name="T185">qui </text:span><text:span text:style-name="T187">enregistre en mémoire</text:span><text:span text:style-name="T186"> votre nom d’utilisateur </text:span><text:span text:style-name="T188">lors de la connexion à votre session</text:span><text:span text:style-name="T186">.</text:span></text:p>
      <text:p text:style-name="P131"/>
      <text:p text:style-name="P131"/>
      <text:p text:style-name="P52"><text:span text:style-name="T300">4.</text:span><text:span text:style-name="T327">2.</text:span><text:span text:style-name="T328">3 :</text:span><text:span text:style-name="T297"> </text:span><text:span text:style-name="T329">LA CHAÎNE DE CARACTÈRES PASSÉE EN PREMIER ARGUMENT NE CORRESPOND PAS À VOTRE NOM D’UTILISATEUR</text:span></text:p>
      <text:p text:style-name="P176"/>
      <text:p text:style-name="P176">Si cette erreur <text:span text:style-name="T412">survient</text:span>, <text:span text:style-name="T406">c’est parce que le nom d’utilisateur rentré ne correspond pas à votre nom d’utilisateur.</text:span></text:p>
      <text:p text:style-name="P45"/>
      <text:p text:style-name="P178"><text:span text:style-name="T37">Astuce :</text:span><text:span text:style-name="T186"> </text:span><text:span text:style-name="T192">Si votre nom d’utilisateur est long ou ennuyeux à écrire, vous pouvez appeler la variable d’environnement </text:span><text:span text:style-name="T24">$USER</text:span><text:span text:style-name="T184">, </text:span><text:span text:style-name="T185">qui </text:span><text:span text:style-name="T187">enregistre en mémoire</text:span><text:span text:style-name="T186"> votre nom d’utilisateur </text:span><text:span text:style-name="T188">lors de la connexion à votre session</text:span><text:span text:style-name="T186">.</text:span></text:p>
      <text:p text:style-name="P46"/>
      <text:p text:style-name="P46"/>
      <text:p text:style-name="P53"><text:span text:style-name="T300">4.</text:span><text:span text:style-name="T330">2.</text:span><text:span text:style-name="T331">4 :</text:span><text:span text:style-name="T297"> </text:span><text:span text:style-name="T332">IMPOSSIBLE DE DÉPLACER LE FICHIER </text:span><text:span text:style-name="T333">DE LOGS VERS LE DOSSIER "xxx"</text:span></text:p>
      <text:p text:style-name="P21"/>
      <text:p text:style-name="P30"><text:span text:style-name="T178">Si </text:span><text:span text:style-name="T179">c</text:span><text:span text:style-name="T178">ette </text:span><text:span text:style-name="T189">erreur arrive, c’est parce qu’il a été impossible de déplacer le fichier de logs fraîchement créé vers </text:span><text:span text:style-name="T191">votre</text:span><text:span text:style-name="T190"> dossier personnel.</text:span></text:p>
      <text:p text:style-name="P19"/>
      <text:p text:style-name="P16"><text:span text:style-name="T307">É</text:span><text:span text:style-name="T303">tant donné que </text:span><text:span text:style-name="T308">le script doit obligatoirement être exécuté en mode super-utilisateur, </text:span><text:span text:style-name="T309">cette erreur ne peut apparaître qu’en cas de grave problème </text:span><text:span text:style-name="T310">sur votre système </text:span><text:span text:style-name="T340">(absence de la commande </text:span><text:span text:style-name="T316">mv</text:span><text:span text:style-name="T340">, etc...)</text:span><text:span text:style-name="T310">.</text:span></text:p>
      <text:p text:style-name="P20"/>
      <text:p text:style-name="P20"/>
      <text:p text:style-name="P54"><text:span text:style-name="T300">4.</text:span><text:span text:style-name="T330">2.</text:span><text:span text:style-name="T334">5 : </text:span><text:span text:style-name="T335">LE GESTIONNAIRE DE PAQUETS </text:span><text:span text:style-name="T336">DE VOTRE DISTRIBUTION</text:span><text:span text:style-name="T335"> N’EST PAS SUPPORTÉ</text:span></text:p>
      <text:p text:style-name="P22"/>
      <text:p text:style-name="P31"><text:span text:style-name="T178">Si </text:span><text:span text:style-name="T179">c</text:span><text:span text:style-name="T178">ette</text:span><text:span text:style-name="T177"> erreur </text:span><text:span text:style-name="T183">survient</text:span><text:span text:style-name="T177">, </text:span><text:span text:style-name="T180">c’est parce qu’aucun des gestionnaires de paquets supportés par le script ne sont trouvés par la commande </text:span><text:span text:style-name="T407">command -v</text:span><text:span text:style-name="T180"> </text:span><text:span text:style-name="T182">en explorant les chemins listés par la variable d’environnement </text:span><text:span text:style-name="T408">$PATH</text:span><text:span text:style-name="T181">.</text:span></text:p>
      <text:p text:style-name="P24"/>
      <text:p text:style-name="P32"><text:span text:style-name="T181">S</text:span><text:span text:style-name="T164">i vous souhaitez </text:span><text:span text:style-name="T193">ajouter votre gestionnaire de paquets, </text:span><text:span text:style-name="T194">veuillez vous </text:span><text:span text:style-name="T193">référe</text:span><text:span text:style-name="T195">r</text:span><text:span text:style-name="T193"> </text:span><text:span text:style-name="T196">à</text:span><text:span text:style-name="T193"> la documentation du script.</text:span></text:p>
      <text:p text:style-name="P47"/>
      <text:p text:style-name="P47"/>
      <text:p text:style-name="P56"><text:soft-page-break/><text:span text:style-name="T337">4.</text:span><text:span text:style-name="T341">2.6 :</text:span><text:span text:style-name="T297"> AUCUNE CONNEXION À INTERNET</text:span></text:p>
      <text:p text:style-name="P135"/>
      <text:p text:style-name="P135">Si cette erreur <text:span text:style-name="T409">survient</text:span>, c’est parce que vous n’êtes pas connecté à Internet. <text:span text:style-name="T33">Vérifiez bien que vous êtes connecté à Internet et réessayez.</text:span></text:p>
      <text:p text:style-name="P136"/>
      <text:p text:style-name="P137">Si vous êtes pourtant bel et bien connecté à Internet, désactivez le Wi-Fi et réactivez le. Dans le pire des cas, redémarrez votre box Internet.</text:p>
      <text:p text:style-name="P138"/>
      <text:p text:style-name="P139"><text:span text:style-name="T13">Astuce :</text:span><text:span text:style-name="T394"> </text:span>Pour savoir si vous êtes connecté à Internet, <text:span text:style-name="T389">tapez dans votre terminal la commande suivante :</text:span></text:p>
      <text:list xml:id="list322419224" text:style-name="L5">
        <text:list-item>
          <text:p text:style-name="P260">ping 8.8.8.8</text:p>
        </text:list-item>
      </text:list>
      <text:p text:style-name="P48"/>
      <text:p text:style-name="P48"/>
      <text:p text:style-name="P55"><text:span text:style-name="T300">4.</text:span><text:span text:style-name="T338">2.</text:span><text:span text:style-name="T342">7 :</text:span><text:span text:style-name="T297"> </text:span><text:span text:style-name="T339">AU MOINS UNE DES COMMANDES MAQUE À L’APPEL</text:span></text:p>
      <text:p text:style-name="P23"/>
      <text:p text:style-name="P132"><text:span text:style-name="T82">Si </text:span><text:span text:style-name="T84">c</text:span><text:span text:style-name="T82">ette</text:span><text:span text:style-name="T83"> erreur </text:span><text:span text:style-name="T91">survient</text:span><text:span text:style-name="T83">, </text:span><text:span text:style-name="T85">c’est parce que le téléchargement des commandes </text:span><text:span text:style-name="T86">suivantes ne s’est pas passé </text:span><text:span text:style-name="T87">comme il faut :</text:span></text:p>
      <text:list xml:id="list1212133314" text:style-name="L6">
        <text:list-item>
          <text:p text:style-name="P261">curl</text:p>
        </text:list-item>
        <text:list-item>
          <text:p text:style-name="P261">snapd</text:p>
        </text:list-item>
        <text:list-item>
          <text:p text:style-name="P261">wget</text:p>
        </text:list-item>
      </text:list>
      <text:p text:style-name="P25"/>
      <text:p text:style-name="P140"><text:span text:style-name="T81">Si cette erreur vient à se répéter, </text:span><text:span text:style-name="T88">téléchargez </text:span><text:span text:style-name="T89">d’abord ces paquets, </text:span><text:span text:style-name="T90">puis relancez le script.</text:span></text:p>
      <text:p text:style-name="P134"/>
      <text:p text:style-name="P134"/>
      <text:p text:style-name="P102"><text:span text:style-name="T75">5 :</text:span><text:span text:style-name="T71"> Description</text:span><text:span text:style-name="T76">s</text:span><text:span text:style-name="T71"> des paquets </text:span><text:span text:style-name="T77">installés</text:span></text:p>
      <text:p text:style-name="P104"/>
      <text:p text:style-name="P201"><text:span text:style-name="T200">Les descriptions des paquets </text:span><text:span text:style-name="T227">installés </text:span><text:span text:style-name="T200">par </text:span><text:span text:style-name="T254">chaque script</text:span><text:span text:style-name="T200"> sont listées ci-dessous.</text:span></text:p>
      <text:p text:style-name="P104"/>
      <text:p text:style-name="P204"><text:span text:style-name="T228">Les paquets </text:span><text:span text:style-name="T229">marqués par </text:span><text:span text:style-name="T230">la lettre</text:span><text:span text:style-name="T229"> </text:span><text:span text:style-name="T222">‘</text:span><text:span text:style-name="T223">P’</text:span><text:span text:style-name="T231"> </text:span><text:span text:style-name="T232">sont les paquets </text:span><text:span text:style-name="T233">qui ne sont pas installés </text:span><text:span text:style-name="T234">par défaut</text:span><text:span text:style-name="T233"> par </text:span><text:span text:style-name="T235">la version SIO, mais par la version </text:span><text:span text:style-name="T236">personnalisée. </text:span><text:span text:style-name="T237">Tous les paquets </text:span><text:span text:style-name="T238">non-marqués par la lettre </text:span><text:span text:style-name="T224">‘P’ </text:span><text:span text:style-name="T239">sont installés </text:span><text:span text:style-name="T240">de base par l</text:span><text:span text:style-name="T241">a versio</text:span><text:span text:style-name="T242">n</text:span><text:span text:style-name="T240"> SIO, </text:span><text:span text:style-name="T243">en plus d’être </text:span><text:span text:style-name="T244">installés </text:span><text:span text:style-name="T245">par la version </text:span><text:span text:style-name="T246">personnalisée.</text:span></text:p>
      <text:p text:style-name="P142"/>
      <text:p text:style-name="P208"><text:span text:style-name="T246">C</text:span><text:span text:style-name="T200">ertaines catégories </text:span><text:span text:style-name="T255">de programmes</text:span><text:span text:style-name="T200"> </text:span><text:span text:style-name="T256">ne sont installées que par la version personnalisée. Dans ce cas, la lettre </text:span><text:span text:style-name="T226">‘P’</text:span><text:span text:style-name="T257"> sera affichée avant le nom de la catégorie de programmes.</text:span></text:p>
      <text:p text:style-name="P221"/>
      <text:p text:style-name="P143"/>
      <text:p text:style-name="P219"><text:span text:style-name="T576">Commandes importantes pour le</text:span><text:span text:style-name="T577">s</text:span><text:span text:style-name="T576"> téléchargement</text:span><text:span text:style-name="T577">s</text:span></text:p>
      <text:p text:style-name="P64">snapd</text:p>
      <text:list xml:id="list1112356464" text:style-name="L7">
        <text:list-item>
          <text:p text:style-name="P265"><text:span text:style-name="T447">La commande </text:span><text:span text:style-name="T556">snap</text:span><text:span text:style-name="T448"> </text:span><text:span text:style-name="T449">permet le téléchargement et l’installation de paquets via Snap.</text:span></text:p>
        </text:list-item>
      </text:list>
      <text:p text:style-name="P144"/>
      <text:list xml:id="list2450135105794" text:continue-numbering="true" text:style-name="L7">
        <text:list-item>
          <text:p text:style-name="P253">Snap est, à l’instar d’APT (Debian) ou de RPM (Fedora), un gestionnaire de paquets multi-distributions développé par Canonical, l’entreprise derrière le projet Ubuntu.</text:p>
        </text:list-item>
      </text:list>
      <text:p text:style-name="P145"/>
      <text:list xml:id="list2449224486077" text:continue-numbering="true" text:style-name="L7">
        <text:list-item>
          <text:p text:style-name="P254">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p text:style-name="P146"/>
      <text:p text:style-name="P63">wget</text:p>
      <text:list xml:id="list772673622" text:style-name="L8">
        <text:list-item>
          <text:p text:style-name="P266"><text:span text:style-name="T450">Cette </text:span><text:span text:style-name="T451">commande vous permet de télécharger des fichiers téléchargeables disponibles sur une page web, en passant en arguments le ou les liens des fichiers que vous souhaitez télécharger.</text:span></text:p>
        </text:list-item>
      </text:list>
      <text:p text:style-name="P169"/>
      <text:list xml:id="list2449687628625" text:continue-numbering="true" text:style-name="L8">
        <text:list-item>
          <text:p text:style-name="P266"><text:span text:style-name="T382">ATTENTION !!!</text:span><text:span text:style-name="T261"> COMME </text:span><text:span text:style-name="T262">TOUT TÉLÉCHARGEMENT, NE TÉLÉCHARGEZ QUE DEPUIS UN SITE </text:span><text:span text:style-name="T295">OFFICIEL</text:span><text:span text:style-name="T262">, </text:span><text:span text:style-name="T295">CONNU</text:span><text:span text:style-name="T262"> ET </text:span><text:span text:style-name="T295">FIABLE </text:span><text:span text:style-name="T262">!!!</text:span></text:p>
        </text:list-item>
      </text:list>
      <text:p text:style-name="P57"/>
      <text:p text:style-name="P61">curl</text:p>
      <text:list xml:id="list274610524" text:style-name="L9">
        <text:list-item>
          <text:p text:style-name="P267"><text:soft-page-break/><text:span text:style-name="T118">Cette commande, </text:span><text:span text:style-name="T119">à l’instar de Wget,</text:span><text:span text:style-name="T118"> </text:span><text:span text:style-name="T120">permet de télécharger des fichiers téléchargeables depuis un site web.</text:span></text:p>
        </text:list-item>
      </text:list>
      <text:p text:style-name="P33"/>
      <text:list xml:id="list2450497416278" text:continue-numbering="true" text:style-name="L9">
        <text:list-item>
          <text:p text:style-name="P267"><text:span text:style-name="T98">Les similitudes et les différences entre ces deux commandes sont </text:span><text:span text:style-name="T99">listées dans cet article → </text:span><text:a xlink:type="simple" xlink:href="https://daniel.haxx.se/docs/curl-vs-wget.html" text:style-name="Internet_20_link" text:visited-style-name="Visited_20_Internet_20_Link"><text:span text:style-name="T423">https://daniel.haxx.se/docs/curl-vs-wget.</text:span></text:a><text:a xlink:type="simple" xlink:href="https://daniel.haxx.se/docs/curl-vs-wget.html" text:style-name="Internet_20_link" text:visited-style-name="Visited_20_Internet_20_Link"><text:span text:style-name="T100">html</text:span></text:a></text:p>
        </text:list-item>
      </text:list>
      <text:p text:style-name="P222"/>
      <text:p text:style-name="P198"/>
      <text:p text:style-name="P96">Commandes <text:span text:style-name="T163">pratiques</text:span></text:p>
      <text:p text:style-name="P62">neofetch</text:p>
      <text:list xml:id="list3825269353" text:style-name="L10">
        <text:list-item>
          <text:p text:style-name="P268"><text:span text:style-name="T568">Cette commande permet d’afficher </text:span><text:span text:style-name="T569">des informations concernant votre système d’exploitation </text:span><text:span text:style-name="T568">sur votre terminal, </text:span><text:span text:style-name="T570">à côté du logo de votre distribution, parfois dessiné en art ASCII.</text:span></text:p>
        </text:list-item>
      </text:list>
      <text:p text:style-name="P179"/>
      <text:list xml:id="list2449010139869" text:continue-numbering="true" text:style-name="L10">
        <text:list-item>
          <text:p text:style-name="P258">Selon son fichier de configuration, la commande retourne (exemple sur ma distribution Kubuntu 18.04) :</text:p>
          <text:list>
            <text:list-item>
              <text:p text:style-name="P255">La version de votre système d’exploitation</text:p>
            </text:list-item>
            <text:list-item>
              <text:p text:style-name="P268"><text:span text:style-name="T452">Le nom de l’</text:span><text:span text:style-name="T453">hôte du système d’exploitation (votre ordinateur)</text:span></text:p>
            </text:list-item>
            <text:list-item>
              <text:p text:style-name="P255">La version de votre kernel (noyau Linux)</text:p>
            </text:list-item>
            <text:list-item>
              <text:p text:style-name="P255">Le temps écoulé depuis la connexion à votre session</text:p>
            </text:list-item>
            <text:list-item>
              <text:p text:style-name="P255">Le nombre de paquets installés</text:p>
            </text:list-item>
            <text:list-item>
              <text:p text:style-name="P255">L’interpréteur shell actuellement utilisé, ainsi que sa version</text:p>
            </text:list-item>
            <text:list-item>
              <text:p text:style-name="P255">La résolution de votre écran</text:p>
            </text:list-item>
            <text:list-item>
              <text:p text:style-name="P255">Votre environnement de bureau</text:p>
            </text:list-item>
            <text:list-item>
              <text:p text:style-name="P255">Votre gestionnaire de fenêtres</text:p>
            </text:list-item>
            <text:list-item>
              <text:p text:style-name="P255">Les thèmes de votre environnement de bureau</text:p>
            </text:list-item>
            <text:list-item>
              <text:p text:style-name="P255">Les thèmes d’icônes utilisés</text:p>
            </text:list-item>
            <text:list-item>
              <text:p text:style-name="P255">Le terminal actuellement utilisé</text:p>
            </text:list-item>
            <text:list-item>
              <text:p text:style-name="P255">Les caractéristiques principales de votre processeur</text:p>
            </text:list-item>
            <text:list-item>
              <text:p text:style-name="P255">Les caractéristiques principales de votre carte graphique</text:p>
            </text:list-item>
            <text:list-item>
              <text:p text:style-name="P268"><text:span text:style-name="T440">La mémoire vive actuellement utilisée </text:span><text:span text:style-name="T454">comparée à</text:span><text:span text:style-name="T440"> la mémoire vive totale</text:span></text:p>
            </text:list-item>
          </text:list>
        </text:list-item>
      </text:list>
      <text:p text:style-name="P141"/>
      <text:p text:style-name="P79">tree</text:p>
      <text:list xml:id="list404238991" text:style-name="L11">
        <text:list-item>
          <text:p text:style-name="P269"><text:span text:style-name="T455">Cette commande est très pratique, elle vous permet de visualiser dans une arborescence tous les fichiers contenus dans les sous-dossiers à partir du dossier </text:span><text:span text:style-name="T456">dans lequel</text:span><text:span text:style-name="T455"> vous lancez cette commande.</text:span></text:p>
        </text:list-item>
      </text:list>
      <text:p text:style-name="P147"/>
      <text:p text:style-name="P212"><text:span text:style-name="T70">P -</text:span><text:span text:style-name="T263"> </text:span><text:span text:style-name="T264">s</text:span><text:span text:style-name="T265">l</text:span></text:p>
      <text:list xml:id="list1977606834" text:style-name="L12">
        <text:list-item>
          <text:p text:style-name="P270"><text:span text:style-name="T121">Cette commande n’a rien de bien sérieux, si ce n’est d’afficher une locomotive à vapeur passer sur votre terminal si, au lieu de taper la commande </text:span><text:span text:style-name="T152">« ls »</text:span><text:span text:style-name="T121">, vous tapez </text:span><text:span text:style-name="T152">« sl »</text:span><text:span text:style-name="T121"> ou </text:span><text:span text:style-name="T152">« LS »</text:span><text:span text:style-name="T101">. </text:span><text:span text:style-name="T102">Des options sont également disponibles, pour </text:span><text:span text:style-name="T103">les </text:span><text:span text:style-name="T104">connaître</text:span><text:span text:style-name="T102">, tape</text:span><text:span text:style-name="T105">z</text:span><text:span text:style-name="T102"> </text:span><text:span text:style-name="T153">« man sl »</text:span><text:span text:style-name="T102"> </text:span><text:span text:style-name="T106">ou </text:span><text:span text:style-name="T154">« man LS »</text:span><text:span text:style-name="T106"> </text:span><text:span text:style-name="T107">dans le terminal</text:span><text:span text:style-name="T106">.</text:span></text:p>
        </text:list-item>
      </text:list>
      <text:p text:style-name="P38"/>
      <text:list xml:id="list2449355858020" text:continue-numbering="true" text:style-name="L12">
        <text:list-item>
          <text:p text:style-name="P271"><text:span text:style-name="T284">ATTENTION </text:span><text:span text:style-name="T285">:</text:span><text:span text:style-name="T265"> Les noms de</text:span><text:span text:style-name="T266">s</text:span><text:span text:style-name="T265"> commande</text:span><text:span text:style-name="T266">s et de leurs options</text:span><text:span text:style-name="T265"> sont </text:span><text:span text:style-name="T287">sensibles à la casse</text:span><text:span text:style-name="T265">.</text:span></text:p>
        </text:list-item>
      </text:list>
      <text:p text:style-name="P58"/>
      <text:list xml:id="list2450209170867" text:continue-numbering="true" text:style-name="L12">
        <text:list-item>
          <text:p text:style-name="P272"><text:span text:style-name="T267">Par exemple, les options de la commande ls : </text:span><text:span text:style-name="T285">« </text:span><text:span text:style-name="T286">ls -R »</text:span><text:span text:style-name="T268"> et </text:span><text:span text:style-name="T286">« ls -r »</text:span><text:span text:style-name="T268"> ne retournent pas la même chose. La première option liste</text:span><text:span text:style-name="T288"> les fichiers et dossiers de manière récursive </text:span><text:span text:style-name="T289">et</text:span><text:span text:style-name="T288"> moins propre qu’avec la commande tree, </text:span><text:span text:style-name="T290">tandis que la deuxième </text:span><text:span text:style-name="T291">option</text:span><text:span text:style-name="T290"> </text:span><text:span text:style-name="T288">liste les noms des fichiers et des dossiers dans l’ordre inverse </text:span><text:span text:style-name="T292">de l’ordre alphabétique</text:span><text:span text:style-name="T288">.</text:span></text:p>
        </text:list-item>
      </text:list>
      <text:p text:style-name="P227"/>
      <text:p text:style-name="P184"/>
      <text:p text:style-name="P97">Développement</text:p>
      <text:p text:style-name="P60">atom</text:p>
      <text:list xml:id="list3854497524" text:style-name="L13">
        <text:list-item>
          <text:p text:style-name="P273"><text:span text:style-name="T557">Atom</text:span><text:span text:style-name="T457"> est un </text:span><text:span text:style-name="T458">IDE</text:span><text:span text:style-name="T457"> </text:span><text:span text:style-name="T459">libre et </text:span><text:span text:style-name="T460">open-source</text:span><text:span text:style-name="T457">, </text:span><text:span text:style-name="T461">proposant de nombreuses extensions.</text:span></text:p>
        </text:list-item>
      </text:list>
      <text:p text:style-name="P148"/>
      <text:p text:style-name="P211"><text:span text:style-name="T269">c</text:span><text:span text:style-name="T270">odeblocks</text:span></text:p>
      <text:list xml:id="list2643420249" text:style-name="L14">
        <text:list-item>
          <text:p text:style-name="P274"><text:soft-page-break/><text:span text:style-name="T558">Code::Blocks</text:span><text:span text:style-name="T462"> est un IDE </text:span><text:span text:style-name="T463">libre et open-source </text:span><text:span text:style-name="T464">vous</text:span><text:span text:style-name="T462"> permettant de programmer </text:span><text:span text:style-name="T465">en C, C++, </text:span><text:span text:style-name="T466">Fortran, </text:span><text:span text:style-name="T467">et bien plus</text:span><text:span text:style-name="T466"> …. </text:span><text:span text:style-name="T468">Il permet de créer </text:span><text:span text:style-name="T469">des </text:span><text:span text:style-name="T470">fichiers adaptés à vos projets (</text:span><text:span text:style-name="T471">SFML, D, Ruby, </text:span><text:span text:style-name="T472">Arduino</text:span><text:span text:style-name="T471">, Qt, </text:span><text:span text:style-name="T473">DirectX, </text:span><text:span text:style-name="T474">OpenGL,</text:span><text:span text:style-name="T471"> </text:span><text:span text:style-name="T475">etc …</text:span><text:span text:style-name="T470">).</text:span></text:p>
        </text:list-item>
      </text:list>
      <text:p text:style-name="P149"/>
      <text:p text:style-name="P80">emacs</text:p>
      <text:list xml:id="list217231984" text:style-name="L15">
        <text:list-item>
          <text:p text:style-name="P275"><text:span text:style-name="T559">Emacs</text:span><text:span text:style-name="T476"> est un éditeur de texte </text:span><text:span text:style-name="T477">avancé se manipulant de la même manière que Nano, avec le clavier et les raccourcis claviers (à la différence près que l’on peut déplacer le curseur en cliquant sur la zone que l’on veut éditer).</text:span></text:p>
        </text:list-item>
      </text:list>
      <text:p text:style-name="P150"/>
      <text:p text:style-name="P211"><text:span text:style-name="T271">g</text:span><text:span text:style-name="T272">++</text:span></text:p>
      <text:list xml:id="list2067568037" text:style-name="L16">
        <text:list-item>
          <text:p text:style-name="P276"><text:span text:style-name="T480">Compilateur </text:span><text:span text:style-name="T481">pour le langage </text:span><text:span text:style-name="T482">C++.</text:span></text:p>
        </text:list-item>
      </text:list>
      <text:p text:style-name="P167"/>
      <text:p text:style-name="P81">gcc</text:p>
      <text:list xml:id="list3992556053" text:style-name="L17">
        <text:list-item>
          <text:p text:style-name="P277"><text:span text:style-name="T478">Compilateur </text:span><text:span text:style-name="T479">pour le langage </text:span><text:span text:style-name="T478">C.</text:span></text:p>
        </text:list-item>
      </text:list>
      <text:p text:style-name="P168"/>
      <text:p text:style-name="P81">git</text:p>
      <text:list xml:id="list2245987255" text:style-name="L18">
        <text:list-item>
          <text:p text:style-name="P278"><text:span text:style-name="T560">Git</text:span><text:span text:style-name="T483"> est un l</text:span><text:span text:style-name="T484">ogiciel de gestion de versions décentralisé, </text:span><text:span text:style-name="T485">généralement utilisé pour </text:span><text:span text:style-name="T486">sauvegarder des versions </text:span><text:span text:style-name="T487">d’un projet </text:span><text:span text:style-name="T444">en programmation.</text:span></text:p>
        </text:list-item>
      </text:list>
      <text:p text:style-name="P151"/>
      <text:list xml:id="list2450910826873" text:continue-numbering="true" text:style-name="L18">
        <text:list-item>
          <text:p text:style-name="P278"><text:span text:style-name="T441">La documentation </text:span><text:span text:style-name="T442">de Git se trouve </text:span><text:span text:style-name="T443">sur ce site</text:span><text:span text:style-name="T441"> </text:span><text:span text:style-name="T444">→</text:span><text:span text:style-name="T445"> </text:span><text:a xlink:type="simple" xlink:href="https://git-scm.com/doc" text:style-name="Internet_20_link" text:visited-style-name="Visited_20_Internet_20_Link"><text:span text:style-name="T446">https://git-scm.com/doc</text:span></text:a></text:p>
        </text:list-item>
      </text:list>
      <text:p text:style-name="P150"/>
      <text:p text:style-name="P82">make</text:p>
      <text:list xml:id="list3967574624" text:style-name="L19">
        <text:list-item>
          <text:p text:style-name="P279"><text:span text:style-name="T561">Make</text:span><text:span text:style-name="T488"> </text:span><text:span text:style-name="T489">est</text:span><text:span text:style-name="T488"> </text:span><text:span text:style-name="T490">une commande permettant de compiler tous les fichiers d’un projet listés dans un fichier de type Makefile avec les options souhaitées.</text:span></text:p>
        </text:list-item>
      </text:list>
      <text:p text:style-name="P150"/>
      <text:p text:style-name="P211"><text:span text:style-name="T273">u</text:span><text:span text:style-name="T274">mlet</text:span></text:p>
      <text:list xml:id="list2011117375" text:style-name="L20">
        <text:list-item>
          <text:p text:style-name="P280"><text:span text:style-name="T562">UMLet</text:span><text:span text:style-name="T491"> est </text:span><text:span text:style-name="T492">un logiciel de dessin de diagrammes UML gratuit, libre et open-source.</text:span></text:p>
        </text:list-item>
      </text:list>
      <text:p text:style-name="P152"/>
      <text:p text:style-name="P59">valgrind</text:p>
      <text:list xml:id="list2898280275" text:style-name="L21">
        <text:list-item>
          <text:p text:style-name="P281"><text:span text:style-name="T563">Valgrind</text:span><text:span text:style-name="T488"> </text:span><text:span text:style-name="T489">est</text:span><text:span text:style-name="T488"> le meilleur ami des programmeurs C et C++ </text:span><text:span text:style-name="T493">au moment </text:span><text:span text:style-name="T494">où des </text:span><text:span text:style-name="T495">erreurs de segmentation apparaissent </text:span><text:span text:style-name="T496">au lancement d’un programme.</text:span></text:p>
        </text:list-item>
      </text:list>
      <text:p text:style-name="P153"/>
      <text:list xml:id="list2449676743587" text:continue-numbering="true" text:style-name="L21">
        <text:list-item>
          <text:p text:style-name="P259">Cet utilitaire permet de débusquer des fuites mémoire, des mauvais pointeurs, et bien plus (voir la documentation de Valgrind pour plus d’informations).</text:p>
        </text:list-item>
      </text:list>
      <text:p text:style-name="P228"/>
      <text:p text:style-name="P185"/>
      <text:p text:style-name="P98">Disque dur</text:p>
      <text:p text:style-name="P195">Le paquet de cette catégorie contient un logiciel de tri de fichiers</text:p>
      <text:p text:style-name="P196"/>
      <text:p text:style-name="P83">k4dirstat</text:p>
      <text:list xml:id="list1923507223" text:style-name="L22">
        <text:list-item>
          <text:p text:style-name="P282"><text:span text:style-name="T564">K4dirstat</text:span><text:span text:style-name="T497"> est un </text:span><text:span text:style-name="T498">excellent logiciel de nettoyage de disque manuel. Il est gratuit, libre et open-source.</text:span></text:p>
        </text:list-item>
      </text:list>
      <text:p text:style-name="P154"/>
      <text:list xml:id="list2450585377313" text:continue-numbering="true" text:style-name="L22">
        <text:list-item>
          <text:p text:style-name="P282"><text:span text:style-name="T499">Ce logiciel vous permettant de scanner un dossier choisi et de cartographier tous les fichiers du dossier et des sous-dossiers en carrés et rectangles. Plus </text:span><text:span text:style-name="T122">ces carrés ou rectangles sont gros, plus ces fichiers sont volumineux.</text:span></text:p>
        </text:list-item>
      </text:list>
      <text:p text:style-name="P34"/>
      <text:list xml:id="list2449134569138" text:continue-numbering="true" text:style-name="L22">
        <text:list-item>
          <text:p text:style-name="P283"><text:span text:style-name="T108">Un point fort de ce logiciel par rapport à son équivalent Windows </text:span><text:span text:style-name="T155">« Windirstat »</text:span><text:span text:style-name="T108">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p text:style-name="P233"/>
      <text:p text:style-name="P155"/>
      <text:p text:style-name="P42"><text:span text:style-name="T46">P -</text:span><text:span text:style-name="T258"> </text:span>Images</text:p>
      <text:p text:style-name="P65"><text:soft-page-break/>gimp</text:p>
      <text:list xml:id="list3182772699" text:style-name="L23">
        <text:list-item>
          <text:p text:style-name="P284"><text:span text:style-name="T114">GIMP</text:span><text:span text:style-name="T123"> est u</text:span><text:span text:style-name="T117">n puissant logiciel d’édition d’image, la meilleure alternative gratuite, libre et open-source à Photoshop.</text:span></text:p>
        </text:list-item>
      </text:list>
      <text:p text:style-name="P35"/>
      <text:list xml:id="list2449603538414" text:continue-numbering="true" text:style-name="L23">
        <text:list-item>
          <text:p text:style-name="P262">En outre, ce logiciel propose une myriade d'extensions.</text:p>
        </text:list-item>
      </text:list>
      <text:p text:style-name="P221"/>
      <text:p text:style-name="P141"/>
      <text:p text:style-name="P96">Internet</text:p>
      <text:p text:style-name="P84">discord</text:p>
      <text:list xml:id="list499003340" text:style-name="L24">
        <text:list-item>
          <text:p text:style-name="P285"><text:span text:style-name="T571">Client </text:span><text:span text:style-name="T572">Linux du célèbre réseau social.</text:span></text:p>
        </text:list-item>
      </text:list>
      <text:p text:style-name="P186"/>
      <text:p text:style-name="P213"><text:span text:style-name="T275">t</text:span><text:span text:style-name="T259">hunderbird</text:span></text:p>
      <text:list xml:id="list1236333125" text:style-name="L25">
        <text:list-item>
          <text:p text:style-name="P286"><text:span text:style-name="T554">Thunderbird est un client messagerie développé par la fondation Mozilla. Sécurisé, gratuit, libre et open-source, </text:span><text:span text:style-name="T555">vous proposant </text:span><text:span text:style-name="T554">:</text:span></text:p>
          <text:list>
            <text:list-item>
              <text:p text:style-name="P286"><text:span text:style-name="T424">La gestion de</text:span><text:span text:style-name="T425"> </text:span><text:span text:style-name="T426">plusieurs comptes de messagerie, avec : </text:span></text:p>
              <text:list>
                <text:list-item>
                  <text:p text:style-name="P286"><text:span text:style-name="T439">Une r</text:span><text:span text:style-name="T437">echerche rapide de messages</text:span></text:p>
                </text:list-item>
                <text:list-item>
                  <text:p text:style-name="P286"><text:span text:style-name="T439">Un f</text:span><text:span text:style-name="T437">iltrage de messages</text:span></text:p>
                </text:list-item>
                <text:list-item>
                  <text:p text:style-name="P286"><text:span text:style-name="T439">Un g</text:span><text:span text:style-name="T438">roupement de messages</text:span></text:p>
                </text:list-item>
                <text:list-item>
                  <text:p text:style-name="P250">etc ... </text:p>
                </text:list-item>
              </text:list>
            </text:list-item>
            <text:list-item>
              <text:p text:style-name="P286"><text:span text:style-name="T427">Un f</text:span><text:span text:style-name="T428">iltre de spams</text:span></text:p>
            </text:list-item>
            <text:list-item>
              <text:p text:style-name="P286"><text:span text:style-name="T429">L’e</text:span><text:span text:style-name="T430">nvoi de pièces jointes volumineuses </text:span><text:span text:style-name="T431">(contournement efficace des limites des messageries Gmail, Outlook, etc...)</text:span></text:p>
            </text:list-item>
            <text:list-item>
              <text:p text:style-name="P286"><text:span text:style-name="T432">La permission d’avoir une a</text:span><text:span text:style-name="T433">dresse de messagerie </text:span><text:span text:style-name="T434">personnalisée</text:span></text:p>
            </text:list-item>
            <text:list-item>
              <text:p text:style-name="P251">Une myriade d’extensions</text:p>
            </text:list-item>
          </text:list>
        </text:list-item>
      </text:list>
      <text:p text:style-name="P229"/>
      <text:p text:style-name="P205"/>
      <text:p text:style-name="P99"><text:span text:style-name="T55">P –</text:span><text:span text:style-name="T391"> </text:span>Jeux</text:p>
      <text:p text:style-name="P189">Les paquets <text:span text:style-name="T590">de cette catégorie contiennent des jeux vidéo et des émulateurs de consoles anciennes</text:span></text:p>
      <text:p text:style-name="P190"/>
      <text:p text:style-name="P66">bsdgames</text:p>
      <text:list xml:id="list1934541829" text:style-name="L26">
        <text:list-item>
          <text:p text:style-name="P287"><text:span text:style-name="T117">Ce paquet rajoute un </text:span><text:span text:style-name="T151">« Snake »</text:span><text:span text:style-name="T117"> en version terminal. Vous devez ramasser le plus d’argent possible sans vous faire dévorer par le serpent. Vous pouvez quitter à tout moment en passant sur l</text:span><text:span text:style-name="T124">a dièse</text:span><text:span text:style-name="T117"> </text:span><text:span text:style-name="T151">‘#’</text:span><text:span text:style-name="T117"> et sauvegarder votre record.</text:span></text:p>
        </text:list-item>
      </text:list>
      <text:p text:style-name="P36"/>
      <text:p text:style-name="P86">desmume</text:p>
      <text:list xml:id="list3865316477" text:style-name="L27">
        <text:list-item>
          <text:p text:style-name="P263"><text:span text:style-name="T8">DeSmuM</text:span><text:span text:style-name="T26">E</text:span> est <text:span text:style-name="T592">un émulateur de Nintendo DS. Grâce à ce logiciel, vous pouvez ainsi jouer à des jeux Nintendo DS sur votre distribution Linux ou sur tout autre système d’exploitation où toute version de </text:span><text:span text:style-name="T27">DeSmuME</text:span><text:span text:style-name="T592"> est disponible.</text:span></text:p>
        </text:list-item>
      </text:list>
      <text:p text:style-name="P36"/>
      <text:p text:style-name="P78">mgba</text:p>
      <text:list xml:id="list3658016635" text:style-name="L28">
        <text:list-item>
          <text:p text:style-name="P264"><text:span text:style-name="T8">mGBA</text:span> est un émulateur <text:span text:style-name="T589">de Game Boy Advance. Grâce à ce logiciel, vous pouvez ainsi jouer à des jeux de </text:span><text:span text:style-name="T25">GBA</text:span><text:span text:style-name="T589"> sur Linux (ainsi que sur les autres systèmes d’exploitation où toute version est disponible).</text:span></text:p>
        </text:list-item>
      </text:list>
      <text:p text:style-name="P36"/>
      <text:p text:style-name="P214"><text:span text:style-name="T293">p</text:span><text:span text:style-name="T294">acman</text:span></text:p>
      <text:list xml:id="list2168049369" text:style-name="L29">
        <text:list-item>
          <text:p text:style-name="P256">Le nom du paquet n’est il pas assez explicite ?</text:p>
        </text:list-item>
      </text:list>
      <text:p text:style-name="P156"/>
      <text:p text:style-name="P214"><text:span text:style-name="T276">s</text:span><text:span text:style-name="T277">upertux</text:span></text:p>
      <text:list xml:id="list1657623136" text:style-name="L30">
        <text:list-item>
          <text:p text:style-name="P288"><text:span text:style-name="T500">Vous aimez Super </text:span><text:span text:style-name="T501">Mario Bros ? Vous avez toujours voulu :</text:span></text:p>
          <text:list>
            <text:list-item>
              <text:p text:style-name="P288"><text:span text:style-name="T502">Jouer à un clone libre et open-source de ce jeu légendaire, </text:span><text:span text:style-name="T503">tout en</text:span><text:span text:style-name="T502"> incarn</text:span><text:span text:style-name="T503">ant</text:span><text:span text:style-name="T502"> le légendaire manchot Tux, la mascotte du noyau Linux ?</text:span></text:p>
            </text:list-item>
          </text:list>
        </text:list-item>
      </text:list>
      <text:p text:style-name="P170"/>
      <text:list xml:id="list2449098111840" text:continue-numbering="true" text:style-name="L30">
        <text:list-item>
          <text:list>
            <text:list-item>
              <text:p text:style-name="P288"><text:span text:style-name="T504">Jouer à un jeu </text:span><text:span text:style-name="T505">régulièrement mis à jour proposant, en plus des très nombreux niveaux disponibles, un nombre incalculable de niveaux créés par la communauté ?</text:span></text:p>
            </text:list-item>
          </text:list>
        </text:list-item>
      </text:list>
      <text:list xml:id="list3567961220" text:style-name="L31">
        <text:list-item>
          <text:list>
            <text:list-item>
              <text:list>
                <text:list-item>
                  <text:list>
                    <text:list-header>
                      <text:p text:style-name="P257"><text:soft-page-break/></text:p>
                    </text:list-header>
                  </text:list>
                </text:list-item>
              </text:list>
            </text:list-item>
          </text:list>
        </text:list-item>
        <text:list-item>
          <text:p text:style-name="P289"><text:span text:style-name="T506">Alors </text:span><text:span text:style-name="T507">foncez,</text:span><text:span text:style-name="T506"> ce jeu est fait pour vous !</text:span></text:p>
        </text:list-item>
      </text:list>
      <text:p text:style-name="P157"/>
      <text:p text:style-name="P67">supertuxkart</text:p>
      <text:list xml:id="list3345133019" text:style-name="L32">
        <text:list-item>
          <text:p text:style-name="P290"><text:span text:style-name="T529">M</text:span><text:span text:style-name="T530">ême principe que Super Tux, mais appliqué à Mario Kart.</text:span></text:p>
        </text:list-item>
      </text:list>
      <text:p text:style-name="P158"/>
      <text:p text:style-name="P68">wesnoth</text:p>
      <text:list xml:id="list3495079943" text:style-name="L33">
        <text:list-item>
          <text:p text:style-name="P291"><text:span text:style-name="T567">The Battle for Wesnoth</text:span><text:span text:style-name="T537"> </text:span><text:span text:style-name="T538">est </text:span><text:span text:style-name="T539">un jeu </text:span><text:span text:style-name="T540">de stratégie </text:span><text:span text:style-name="T541">au tour par tour </text:span><text:span text:style-name="T542">en 2D, </text:span><text:span text:style-name="T543">dont l</text:span><text:span text:style-name="T544">’</text:span><text:span text:style-name="T545">histoire </text:span><text:span text:style-name="T546">se déroul</text:span><text:span text:style-name="T545">e</text:span><text:span text:style-name="T546"> dans un univers </text:span><text:span text:style-name="T547">d’</text:span><text:span text:style-name="T548">heroic-</text:span><text:span text:style-name="T549">f</text:span><text:span text:style-name="T546">antasy. </text:span><text:span text:style-name="T550">Il est</text:span><text:span text:style-name="T544"> </text:span><text:span text:style-name="T551">gratuit, </text:span><text:span text:style-name="T552">l</text:span><text:span text:style-name="T553">ibre et open-source</text:span><text:span text:style-name="T542">.</text:span></text:p>
        </text:list-item>
      </text:list>
      <text:p text:style-name="P174"/>
      <text:list xml:id="list2450221976330" text:continue-numbering="true" text:style-name="L33">
        <text:list-item>
          <text:p text:style-name="P291"><text:span text:style-name="T536">Pour en savoir plus sur ce jeu, cliquez sur ce lien → </text:span><text:a xlink:type="simple" xlink:href="https://linuxfr.org/news/sortie-de-la-bataille-pour-wesnoth-1-12" text:style-name="Internet_20_link" text:visited-style-name="Visited_20_Internet_20_Link"><text:span text:style-name="T423">https://linuxfr.org/news/sortie-de-la-bataille-pour-wesnoth-1-12</text:span></text:a><text:span text:style-name="T536">.</text:span></text:p>
        </text:list-item>
      </text:list>
      <text:p text:style-name="P230"/>
      <text:p text:style-name="P159"/>
      <text:p text:style-name="P100">LAMP</text:p>
      <text:p text:style-name="P218"><text:span text:style-name="T508">L</text:span><text:span text:style-name="T509">es paquets d</text:span><text:span text:style-name="T528">e cette catégorie</text:span><text:span text:style-name="T510"> </text:span><text:span text:style-name="T533">cont</text:span><text:span text:style-name="T535">i</text:span><text:span text:style-name="T533">en</text:span><text:span text:style-name="T535">ne</text:span><text:span text:style-name="T533">nt les </text:span><text:span text:style-name="T534">logiciels</text:span><text:span text:style-name="T510"> nécessaires au bon fonctionnement d</text:span><text:span text:style-name="T531">’</text:span><text:span text:style-name="T532">un serveur</text:span><text:span text:style-name="T510"> LAMP </text:span><text:span text:style-name="T511">(Linux Apache, MySQL, PHP)</text:span></text:p>
      <text:p text:style-name="P161"/>
      <text:p text:style-name="P71">apache2</text:p>
      <text:list xml:id="list2468547047" text:style-name="L34">
        <text:list-item>
          <text:p text:style-name="P292"><text:span text:style-name="T125">Ce paquet </text:span><text:span text:style-name="T137">contient les fichiers </text:span><text:span text:style-name="T143">nécessaires au bon</text:span><text:span text:style-name="T137"> fonctionnement d’</text:span><text:span text:style-name="T138">un </text:span><text:span text:style-name="T130">serveur </text:span><text:span text:style-name="T129">Apapche 2.</text:span></text:p>
        </text:list-item>
      </text:list>
      <text:p text:style-name="P37"/>
      <text:p text:style-name="P215"><text:span text:style-name="T278">p</text:span><text:span text:style-name="T279">hp</text:span></text:p>
      <text:list xml:id="list592250337" text:style-name="L35">
        <text:list-item>
          <text:p text:style-name="P293"><text:span text:style-name="T125">Ce paquet </text:span><text:span text:style-name="T139">contient les fichiers </text:span><text:span text:style-name="T140">permettant l’interprétation du</text:span><text:span text:style-name="T127"> langage </text:span><text:span text:style-name="T128">PHP.</text:span></text:p>
        </text:list-item>
      </text:list>
      <text:p text:style-name="P37"/>
      <text:p text:style-name="P72">libapache2mod</text:p>
      <text:list xml:id="list2003452847" text:style-name="L36">
        <text:list-item>
          <text:p text:style-name="P294"><text:span text:style-name="T125">Ce paquet </text:span><text:span text:style-name="T141">contient les fichiers </text:span></text:p>
        </text:list-item>
      </text:list>
      <text:p text:style-name="P37"/>
      <text:p text:style-name="P73">mariadb-server</text:p>
      <text:list xml:id="list1486865713" text:style-name="L37">
        <text:list-item>
          <text:p text:style-name="P295"><text:span text:style-name="T125">Ce paquet </text:span><text:span text:style-name="T142">contient les fichiers </text:span><text:span text:style-name="T144">nécessaires</text:span><text:span text:style-name="T142"> au bon fonctionnement d’</text:span><text:span text:style-name="T126">un serveur MariaDB.</text:span></text:p>
        </text:list-item>
      </text:list>
      <text:p text:style-name="P37"/>
      <text:p text:style-name="P70">php-mysql</text:p>
      <text:list xml:id="list3027845448" text:style-name="L38">
        <text:list-item>
          <text:p text:style-name="P296"><text:span text:style-name="T125">Ce paquet </text:span><text:span text:style-name="T145">contient </text:span></text:p>
        </text:list-item>
      </text:list>
      <text:p text:style-name="P37"/>
      <text:p text:style-name="P69">php-curl</text:p>
      <text:list xml:id="list1724721796" text:style-name="L39">
        <text:list-item>
          <text:p text:style-name="P297"><text:span text:style-name="T125">Ce paquet </text:span><text:span text:style-name="T146">contient </text:span></text:p>
        </text:list-item>
      </text:list>
      <text:p text:style-name="P37"/>
      <text:p text:style-name="P69">php-gd</text:p>
      <text:list xml:id="list1428066267" text:style-name="L40">
        <text:list-item>
          <text:p text:style-name="P298"><text:span text:style-name="T125">Ce paquet </text:span><text:span text:style-name="T147">contient </text:span></text:p>
        </text:list-item>
      </text:list>
      <text:p text:style-name="P37"/>
      <text:p text:style-name="P74">php-intl</text:p>
      <text:list xml:id="list2450810584" text:style-name="L41">
        <text:list-item>
          <text:p text:style-name="P299"><text:span text:style-name="T125">Ce paquet </text:span><text:span text:style-name="T149">contient</text:span></text:p>
        </text:list-item>
      </text:list>
      <text:p text:style-name="P37"/>
      <text:p text:style-name="P85">php-json</text:p>
      <text:list xml:id="list2072729067" text:style-name="L42">
        <text:list-item>
          <text:p text:style-name="P300"><text:span text:style-name="T125">Ce paquet </text:span><text:span text:style-name="T149">contient </text:span></text:p>
        </text:list-item>
      </text:list>
      <text:p text:style-name="P37"/>
      <text:p text:style-name="P76">php-mbstring</text:p>
      <text:list xml:id="list4083580321" text:style-name="L43">
        <text:list-item>
          <text:p text:style-name="P301"><text:span text:style-name="T125">Ce paquet </text:span><text:span text:style-name="T149">contient </text:span></text:p>
        </text:list-item>
      </text:list>
      <text:p text:style-name="P37"/>
      <text:p text:style-name="P75">php-xml</text:p>
      <text:list xml:id="list1646343182" text:style-name="L44">
        <text:list-item>
          <text:p text:style-name="P302"><text:span text:style-name="T125">Ce paquet </text:span><text:span text:style-name="T150">contient </text:span></text:p>
        </text:list-item>
      </text:list>
      <text:p text:style-name="P37"/>
      <text:p text:style-name="P75">php-zip</text:p>
      <text:list xml:id="list4021718949" text:style-name="L45">
        <text:list-item>
          <text:p text:style-name="P303"><text:span text:style-name="T125">Ce paquet </text:span><text:span text:style-name="T148">contient </text:span></text:p>
        </text:list-item>
      </text:list>
      <text:p text:style-name="P234"/>
      <text:p text:style-name="P160"><text:soft-page-break/></text:p>
      <text:p text:style-name="P101">Librairies</text:p>
      <text:p text:style-name="P216"><text:span text:style-name="T70">P -</text:span><text:span text:style-name="T281"> </text:span><text:span text:style-name="T282">libcsfml-</text:span><text:span text:style-name="T283">dev</text:span></text:p>
      <text:list xml:id="list451397463" text:style-name="L46">
        <text:list-item>
          <text:p text:style-name="P304"><text:span text:style-name="T112">La CSFML est le </text:span><text:span text:style-name="T113">p</text:span><text:span text:style-name="T109">ortage officiel de la </text:span><text:span text:style-name="T110">librairie graphique SFML en C.</text:span></text:p>
        </text:list-item>
      </text:list>
      <text:p text:style-name="P39"/>
      <text:p text:style-name="P217"><text:span text:style-name="T70">P -</text:span><text:span text:style-name="T281"> </text:span><text:span text:style-name="T282">libsfml-</text:span><text:span text:style-name="T283">dev</text:span></text:p>
      <text:list xml:id="list303415673" text:style-name="L47">
        <text:list-item>
          <text:p text:style-name="P305"><text:span text:style-name="T111">La SFML (</text:span><text:span text:style-name="T156">S</text:span><text:span text:style-name="T111">tandard and </text:span><text:span text:style-name="T156">F</text:span><text:span text:style-name="T111">ast </text:span><text:span text:style-name="T156">M</text:span><text:span text:style-name="T111">ultimedia </text:span><text:span text:style-name="T158">L</text:span><text:span text:style-name="T111">ibrary)</text:span><text:span text:style-name="T110"> </text:span><text:span text:style-name="T111">est une librairie graphique permettant de créer des jeux vidéo en 2D ou encore des programmes interactifs en utilisant l’API graphique OpenGL.</text:span></text:p>
        </text:list-item>
      </text:list>
      <text:p text:style-name="P40"/>
      <text:p text:style-name="P213"><text:span text:style-name="T260">p</text:span><text:span text:style-name="T280">ython3.7</text:span></text:p>
      <text:list xml:id="list462136896" text:style-name="L48">
        <text:list-item>
          <text:p text:style-name="P306"><text:span text:style-name="T512">L</text:span><text:span text:style-name="T513">a version d</text:span><text:span text:style-name="T517">u langage</text:span><text:span text:style-name="T513"> Python la plus récente, </text:span><text:span text:style-name="T514">livrée</text:span><text:span text:style-name="T513"> </text:span><text:span text:style-name="T515">avec </text:span><text:span text:style-name="T516">son interpréteur</text:span><text:span text:style-name="T513">.</text:span></text:p>
        </text:list-item>
      </text:list>
      <text:p text:style-name="P231"/>
      <text:p text:style-name="P199"/>
      <text:p text:style-name="P220"><text:span text:style-name="T69">P –</text:span><text:span text:style-name="T97"> </text:span><text:span text:style-name="T575">Modélisation </text:span><text:span text:style-name="T578">3D</text:span></text:p>
      <text:p text:style-name="P210"><text:span text:style-name="T579">L</text:span><text:span text:style-name="T574">es </text:span><text:span text:style-name="T580">paquets </text:span><text:span text:style-name="T581">de cette catégorie contiennent </text:span><text:span text:style-name="T583">d</text:span><text:span text:style-name="T581">es logiciels </text:span><text:span text:style-name="T582">servant à la modélisation d’objets en 3D</text:span></text:p>
      <text:p text:style-name="P197"/>
      <text:p text:style-name="P87">blender</text:p>
      <text:list xml:id="list116103951" text:style-name="L49">
        <text:list-item>
          <text:p text:style-name="P307"><text:span text:style-name="T573">Blender 3D</text:span><text:span text:style-name="T435"> est un excellent logiciel de modélisation 3D et d’animation, vous permettant d’exporter vos créations </text:span><text:span text:style-name="T436">3D</text:span><text:span text:style-name="T435"> sous plusieurs formats de fichiers et sous de nombreuses options.</text:span></text:p>
        </text:list-item>
      </text:list>
      <text:p text:style-name="P206"/>
      <text:list xml:id="list2449543334399" text:continue-numbering="true" text:style-name="L49">
        <text:list-item>
          <text:p text:style-name="P252">En outre, de nombreuses extensions sont disponibles.</text:p>
        </text:list-item>
      </text:list>
      <text:p text:style-name="P232"/>
      <text:p text:style-name="P200"/>
      <text:p text:style-name="P43">Réseau</text:p>
      <text:p text:style-name="P191"><text:span text:style-name="T80">L</text:span><text:span text:style-name="T78">es paquets de cette catégorie </text:span><text:span text:style-name="T161">contiennent des logiciels</text:span><text:span text:style-name="T160"> utiles à l’étude du fonctionnement d’un réseau</text:span></text:p>
      <text:p text:style-name="P41"/>
      <text:p text:style-name="P88">wireshark</text:p>
      <text:list xml:id="list4162251013" text:style-name="L50">
        <text:list-item>
          <text:p text:style-name="P308"><text:span text:style-name="T115">Wi</text:span><text:span text:style-name="T116">r</text:span><text:span text:style-name="T115">e</text:span><text:span text:style-name="T116">shark</text:span><text:span text:style-name="T131"> est un analyseur de paquets. </text:span><text:span text:style-name="T132">Ce logiciel est</text:span><text:span text:style-name="T131"> libre et open-source.</text:span></text:p>
        </text:list-item>
      </text:list>
      <text:p text:style-name="P223"/>
      <text:p text:style-name="P162"/>
      <text:p text:style-name="P96">Vidéo</text:p>
      <text:p text:style-name="P192">Les paquets de cette catégorie <text:span text:style-name="T591">contiennent des logiciels utiles au bon fonctionnement du visionnage de vidéos</text:span></text:p>
      <text:p text:style-name="P193"/>
      <text:p text:style-name="P77">vlc</text:p>
      <text:list xml:id="list3845072009" text:style-name="L51">
        <text:list-item>
          <text:p text:style-name="P309"><text:span text:style-name="T565">V</text:span><text:span text:style-name="T566">LC</text:span><text:span text:style-name="T518"> est </text:span><text:span text:style-name="T519">le lecteur </text:span><text:span text:style-name="T520">audio et </text:span><text:span text:style-name="T521">vidéo </text:span><text:span text:style-name="T522">libre le plus populaire </text:span><text:span text:style-name="T523">au</text:span><text:span text:style-name="T524"> monde</text:span><text:span text:style-name="T522">. </text:span><text:span text:style-name="T525">Il permet la lecture de nombreux formats de </text:span><text:span text:style-name="T526">fichiers audio et vidéo </text:span><text:span text:style-name="T527">sur de très nombreuses plateformes</text:span><text:span text:style-name="T526">.</text:span></text:p>
        </text:list-item>
      </text:list>
      <text:p text:style-name="P224"/>
      <text:p text:style-name="P163"/>
      <text:p text:style-name="P44">Wine</text:p>
      <text:p text:style-name="P194"><text:span text:style-name="T79">L</text:span><text:span text:style-name="T78">es paquets de cette catégorie </text:span><text:span text:style-name="T162">installent les dépendances</text:span><text:span text:style-name="T78"> nécessaires au bon fonctionnement de la surcouche d’émulation de Wine</text:span></text:p>
      <text:p text:style-name="P89">wine-stable</text:p>
      <text:list xml:id="list1044485622" text:style-name="L52">
        <text:list-item>
          <text:p text:style-name="P310"><text:span text:style-name="T115">Wine</text:span><text:span text:style-name="T133"> </text:span><text:span text:style-name="T131">(acronyme récursif de « </text:span><text:span text:style-name="T157">W</text:span><text:span text:style-name="T131">ine </text:span><text:span text:style-name="T157">I</text:span><text:span text:style-name="T131">s </text:span><text:span text:style-name="T157">N</text:span><text:span text:style-name="T131">ot an </text:span><text:span text:style-name="T157">E</text:span><text:span text:style-name="T131">mulator ») est une surcouche libre et open-source permettant l’exécution de </text:span><text:span text:style-name="T134">nombreux</text:span><text:span text:style-name="T131"> programmes Windows sur des systèmes d’exploitation de type UNIX (GNU/Linux, Mac OS X, BSD) </text:span><text:span text:style-name="T135">en traduisant les appels système des programmes Windows en appels systèmes </text:span><text:span text:style-name="T136">POSIX</text:span><text:span text:style-name="T13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03T00:24:48.641289387</dc:date>
    <meta:editing-duration>P1DT9H1M45S</meta:editing-duration>
    <meta:editing-cycles>2043</meta:editing-cycles>
    <meta:document-statistic meta:table-count="0" meta:image-count="0" meta:object-count="0" meta:page-count="10" meta:paragraph-count="253" meta:word-count="3393" meta:character-count="20389" meta:non-whitespace-character-count="17341"/>
  </office:meta>
</office:document-meta>
</file>